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fill-color="#e6e6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3.8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813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222cm"/>
    </style:style>
    <style:style style:name="gr7" style:family="graphic" style:parent-style-name="standard">
      <style:graphic-properties draw:fill="solid" draw:fill-color="#e6e6ff" draw:textarea-horizontal-align="center" draw:textarea-vertical-align="middle"/>
    </style:style>
    <style:style style:name="gr8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9" style:family="graphic" style:parent-style-name="objectwithoutfill">
      <style:graphic-properties draw:marker-end="Symmetric_20_Arrow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2.8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831cm"/>
    </style:style>
    <style:style style:name="gr12" style:family="graphic" style:parent-style-name="standard">
      <style:graphic-properties draw:fill="solid" draw:fill-color="#e6e6ff" draw:textarea-horizontal-align="center" draw:textarea-vertical-align="middle"/>
    </style:style>
    <style:style style:name="gr13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fill-color="#e6e6ff"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svg:stroke-color="#0066cc" draw:marker-start="Symmetric_20_Arrow" draw:marker-start-width="0.3cm" draw:marker-end="Symmetric_20_Arrow" draw:marker-end-width="0.3cm" draw:textarea-horizontal-align="center" draw:textarea-vertical-align="middle"/>
    </style:style>
    <style:style style:name="gr17" style:family="graphic" style:parent-style-name="standard">
      <style:graphic-properties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7.985cm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svg:stroke-color="#0066cc" draw:marker-start="Symmetric_20_Arrow" draw:marker-end="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118cm"/>
    </style:style>
    <style:style style:name="gr23" style:family="graphic" style:parent-style-name="standard">
      <style:graphic-properties draw:stroke="dash" draw:stroke-dash="Ultrafine_20_Dashed" draw:marker-end="Line_20_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draw:fill="none" fo:min-height="1.2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9.031cm"/>
    </style:style>
    <style:style style:name="gr26" style:family="graphic" style:parent-style-name="standard">
      <style:graphic-properties draw:stroke="dash" draw:stroke-dash="Ultrafine_20_Dashed" draw:marker-end="Symmetric_20_Arrow" draw:marker-end-width="0.3cm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85cm" fo:min-width="11.496cm"/>
    </style:style>
    <style:style style:name="gr28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cm" fo:min-width="0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8.892cm"/>
    </style:style>
    <style:style style:name="gr30" style:family="graphic" style:parent-style-name="standard">
      <style:graphic-properties draw:fill="none" draw:textarea-horizontal-align="center" draw:textarea-vertical-align="middle"/>
    </style:style>
    <style:style style:name="gr3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2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33" style:family="graphic" style:parent-style-name="standard">
      <style:graphic-properties draw:marker-end="Symmetric_20_Arrow" draw:marker-end-width="0.3cm" draw:fill="none" draw:textarea-horizontal-align="center" draw:textarea-vertical-align="middle"/>
    </style:style>
    <style:style style:name="gr34" style:family="graphic" style:parent-style-name="standard">
      <style:graphic-properties svg:stroke-width="0cm" svg:stroke-color="#0066cc" draw:marker-start-width="0.2cm" draw:marker-end="Symmetric_20_Arrow" draw:marker-end-width="0.3cm" draw:fill="none" draw:fill-color="#ff0000" draw:textarea-horizontal-align="center" draw:textarea-vertical-align="middle" fo:padding-top="0.125cm" fo:padding-bottom="0.125cm" fo:padding-left="0.25cm" fo:padding-right="0.25cm"/>
    </style:style>
    <style:style style:name="gr35" style:family="graphic" style:parent-style-name="standard">
      <style:graphic-properties draw:stroke="dash" draw:stroke-dash="Ultrafine_20_Dashed" draw:fill="solid" draw:fill-color="#ccffff" draw:textarea-horizontal-align="center" draw:textarea-vertical-align="middle"/>
    </style:style>
    <style:style style:name="gr36" style:family="graphic" style:parent-style-name="standard">
      <style:graphic-properties draw:stroke="dash" draw:stroke-dash="Ultrafine_20_Dashed" draw:fill="solid" draw:fill-color="#ccffff" draw:textarea-horizontal-align="center" draw:textarea-vertical-align="middle"/>
    </style:style>
    <style:style style:name="gr37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3.38cm"/>
    </style:style>
    <style:style style:name="gr39" style:family="graphic" style:parent-style-name="standard">
      <style:graphic-properties draw:stroke="solid" draw:stroke-dash="Ultrafine_20_Dashed" draw:fill="solid" draw:fill-color="#83caff" draw:textarea-horizontal-align="center" draw:textarea-vertical-align="middle"/>
    </style:style>
    <style:style style:name="gr40" style:family="graphic" style:parent-style-name="standard">
      <style:graphic-properties draw:stroke="solid" draw:stroke-dash="Ultrafine_20_Dashed" draw:fill="solid" draw:fill-color="#83caff" draw:textarea-horizontal-align="center" draw:textarea-vertical-align="middle"/>
    </style:style>
    <style:style style:name="gr41" style:family="graphic" style:parent-style-name="standard">
      <style:graphic-properties svg:stroke-color="#0066cc" draw:marker-end="Symmetric_20_Arrow" draw:marker-end-width="0.3cm" draw:textarea-horizontal-align="center" draw:textarea-vertical-align="middle"/>
    </style:style>
    <style:style style:name="gr42" style:family="graphic" style:parent-style-name="standard">
      <style:graphic-properties draw:stroke="dash" draw:stroke-dash="Ultrafine_20_Dashed" svg:stroke-width="0cm" svg:stroke-color="#0066cc" draw:marker-start-width="0.2cm" draw:marker-end="Symmetric_20_Arrow" draw:marker-end-width="0.3cm" draw:fill="none" draw:fill-color="#ff0000" draw:textarea-horizontal-align="center" draw:textarea-vertical-align="middle" fo:padding-top="0.125cm" fo:padding-bottom="0.125cm" fo:padding-left="0.25cm" fo:padding-right="0.25cm"/>
    </style:style>
    <style:style style:name="gr4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4" style:family="graphic" style:parent-style-name="standard">
      <style:graphic-properties svg:stroke-color="#000000" draw:marker-end="Symmetric_20_Arrow" draw:fill="none" draw:textarea-horizontal-align="center" draw:textarea-vertical-align="middle"/>
    </style:style>
    <style:style style:name="gr45" style:family="graphic" style:parent-style-name="standard">
      <style:graphic-properties draw:stroke="solid" draw:stroke-dash="Ultrafine_20_Dashed" svg:stroke-width="0cm" svg:stroke-color="#0066cc" draw:marker-start-width="0.2cm" draw:marker-end="Symmetric_20_Arrow" draw:marker-end-width="0.3cm" draw:fill="none" draw:fill-color="#ff0000" draw:textarea-horizontal-align="center" draw:textarea-vertical-align="middle" fo:padding-top="0.125cm" fo:padding-bottom="0.125cm" fo:padding-left="0.25cm" fo:padding-right="0.25cm"/>
    </style:style>
    <style:style style:name="gr46" style:family="graphic" style:parent-style-name="standard">
      <style:graphic-properties draw:stroke="dash" draw:stroke-dash="Ultrafine_20_Dashed" draw:fill="none" draw:fill-color="#e6e6e6" draw:textarea-horizontal-align="center" draw:textarea-vertical-align="middle"/>
    </style:style>
    <style:style style:name="gr47" style:family="graphic" style:parent-style-name="standard">
      <style:graphic-properties draw:stroke="dash" draw:stroke-dash="Ultrafine_20_Dashed" draw:fill="none" draw:fill-color="#e6e6e6" draw:textarea-horizontal-align="center" draw:textarea-vertical-align="middle"/>
    </style:style>
    <style:style style:name="gr48" style:family="graphic" style:parent-style-name="standard">
      <style:graphic-properties draw:stroke="solid" draw:stroke-dash="Ultrafine_20_Dashed" draw:fill="solid" draw:fill-color="#00dcff" draw:textarea-horizontal-align="center" draw:textarea-vertical-align="middle"/>
    </style:style>
    <style:style style:name="gr49" style:family="graphic" style:parent-style-name="standard">
      <style:graphic-properties draw:stroke="solid" draw:stroke-dash="Ultrafine_20_Dashed" draw:fill="solid" draw:fill-color="#00dcff" draw:textarea-horizontal-align="center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5.01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0.551cm"/>
    </style:style>
    <style:style style:name="gr52" style:family="graphic" style:parent-style-name="standard">
      <style:graphic-properties svg:stroke-width="0.1cm" svg:stroke-color="#0066cc" draw:marker-start="Symmetric_20_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253cm"/>
    </style:style>
    <style:style style:name="gr54" style:family="graphic" style:parent-style-name="standard">
      <style:graphic-properties draw:stroke="dash" draw:stroke-dash="Ultrafine_20_Dashed" draw:marker-end="Arrow_20_concave" draw:marker-end-width="0.3cm" draw:textarea-horizontal-align="center" draw:textarea-vertical-align="middle"/>
    </style:style>
    <style:style style:name="gr55" style:family="graphic" style:parent-style-name="standard">
      <style:graphic-properties draw:stroke="dash" draw:stroke-dash="Ultrafine_20_Dashed" draw:fill="none" draw:fill-color="#e6e6ff" draw:textarea-horizontal-align="center" draw:textarea-vertical-align="middle"/>
    </style:style>
    <style:style style:name="gr56" style:family="graphic" style:parent-style-name="standard">
      <style:graphic-properties draw:stroke="dash" draw:stroke-dash="Ultrafine_20_Dashed" draw:fill="none" draw:fill-color="#e6e6ff" draw:textarea-horizontal-align="center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4.53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38cm"/>
    </style:style>
    <style:style style:name="gr59" style:family="graphic" style:parent-style-name="standard">
      <style:graphic-properties svg:stroke-color="#0066cc" draw:marker-end="Symmetric_20_Arrow" draw:marker-end-width="0.3cm" draw:fill="none" draw:textarea-horizontal-align="center" draw:textarea-vertical-align="middle"/>
    </style:style>
    <style:style style:name="gr60" style:family="graphic" style:parent-style-name="standard">
      <style:graphic-properties draw:fill="solid" draw:fill-color="#ccffff" draw:textarea-horizontal-align="center" draw:textarea-vertical-align="middle"/>
    </style:style>
    <style:style style:name="gr61" style:family="graphic" style:parent-style-name="standard">
      <style:graphic-properties draw:fill="solid" draw:fill-color="#ccffff" draw:textarea-horizontal-align="center" draw:textarea-vertical-align="middle"/>
    </style:style>
    <style:style style:name="gr62" style:family="graphic" style:parent-style-name="standard">
      <style:graphic-properties draw:stroke="dash" draw:stroke-dash="Ultrafine_20_Dashed" draw:fill="none" draw:fill-color="#ffffcc" draw:textarea-horizontal-align="center" draw:textarea-vertical-align="middle"/>
    </style:style>
    <style:style style:name="gr63" style:family="graphic" style:parent-style-name="standard">
      <style:graphic-properties draw:stroke="dash" draw:stroke-dash="Ultrafine_20_Dashed" draw:fill="none" draw:fill-color="#ffffcc" draw:textarea-horizontal-align="center" draw:textarea-vertical-align="middle"/>
    </style:style>
    <style:style style:name="gr64" style:family="graphic" style:parent-style-name="standard">
      <style:graphic-properties draw:fill="solid" draw:fill-color="#00dcff" draw:textarea-horizontal-align="center" draw:textarea-vertical-align="middle"/>
    </style:style>
    <style:style style:name="gr65" style:family="graphic" style:parent-style-name="standard">
      <style:graphic-properties draw:fill="solid" draw:fill-color="#00dcff" draw:textarea-horizontal-align="center" draw:textarea-vertical-align="middle"/>
    </style:style>
    <style:style style:name="gr66" style:family="graphic" style:parent-style-name="standard">
      <style:graphic-properties draw:marker-start="Dimension_20_Lines" draw:marker-end="Symmetric_20_Arrow" draw:marker-end-width="0.3cm" draw:textarea-horizontal-align="center" draw:textarea-vertical-align="middle"/>
    </style:style>
    <style:style style:name="gr67" style:family="graphic" style:parent-style-name="standard">
      <style:graphic-properties draw:marker-start="" draw:marker-end="Symmetric_20_Arrow" draw:marker-end-width="0.3cm" draw:textarea-horizontal-align="center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5.002cm"/>
    </style:style>
    <style:style style:name="gr69" style:family="graphic" style:parent-style-name="standard">
      <style:graphic-properties draw:fill="none" draw:textarea-vertical-align="middle" draw:auto-grow-height="false" fo:min-height="0.749cm" fo:min-width="0.49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14.199cm"/>
    </style:style>
    <style:style style:name="gr71" style:family="graphic" style:parent-style-name="standard">
      <style:graphic-properties draw:stroke="dash" draw:stroke-dash="Ultrafine_20_Dashed" svg:stroke-color="#0066cc" draw:marker-end="" draw:marker-end-width="0.3cm" draw:textarea-horizontal-align="center" draw:textarea-vertical-align="middle"/>
    </style:style>
    <style:style style:name="gr72" style:family="graphic" style:parent-style-name="standard">
      <style:graphic-properties draw:stroke="dash" draw:stroke-dash="Ultrafine_20_Dashed" svg:stroke-color="#0066cc" draw:marker-end="Symmetric_20_Arrow" draw:marker-end-width="0.3cm" draw:textarea-horizontal-align="center" draw:textarea-vertical-align="middle"/>
    </style:style>
    <style:style style:name="gr73" style:family="graphic" style:parent-style-name="standard">
      <style:graphic-properties draw:stroke="dash" draw:stroke-dash="Ultrafine_20_Dashed" svg:stroke-color="#0066cc" draw:textarea-horizontal-align="center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4.5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7.376cm"/>
    </style:style>
    <style:style style:name="gr76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 fo:min-height="0cm" fo:min-width="0cm" fo:wrap-option="no-wrap"/>
    </style:style>
    <style:style style:name="gr77" style:family="graphic" style:parent-style-name="standard">
      <style:graphic-properties draw:stroke="dash" draw:stroke-dash="Ultrafine_20_Dashed" draw:marker-end="Symmetric_20_Arrow" draw:marker-end-width="0.3cm" draw:fill="solid" draw:fill-color="#00dcff" draw:textarea-horizontal-align="center" draw:textarea-vertical-align="middle"/>
    </style:style>
    <style:style style:name="gr78" style:family="graphic" style:parent-style-name="standard">
      <style:graphic-properties draw:marker-end="Arrow" draw:marker-end-width="0.3cm" draw:textarea-horizontal-align="center" draw:textarea-vertical-align="middle"/>
    </style:style>
    <style:style style:name="gr79" style:family="graphic" style:parent-style-name="standard">
      <style:graphic-properties draw:marker-end="" draw:marker-end-width="0.3cm" draw:textarea-horizontal-align="center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588cm"/>
    </style:style>
    <style:style style:name="gr81" style:family="graphic" style:parent-style-name="standard">
      <style:graphic-properties svg:stroke-color="#0066cc" draw:fill="solid" draw:fill-color="#0066cc" draw:textarea-horizontal-align="center" draw:textarea-vertical-align="middle"/>
    </style:style>
    <style:style style:name="gr82" style:family="graphic" style:parent-style-name="standard">
      <style:graphic-properties draw:stroke="dash" draw:stroke-dash="Ultrafine_20_Dashed" draw:marker-start="Symmetric_20_Arrow" draw:marker-end="Symmetric_20_Arrow" draw:marker-end-width="0.3cm" draw:textarea-horizontal-align="center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4.3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3cm" fo:min-width="8.503cm"/>
    </style:style>
    <style:style style:name="gr85" style:family="graphic" style:parent-style-name="standard">
      <style:graphic-properties draw:stroke="dash" draw:stroke-dash="Ultrafine_20_Dashed" draw:marker-start="Dimension_20_Lines" draw:marker-end="Dimension_20_Lines" draw:textarea-horizontal-align="center" draw:textarea-vertical-align="middle"/>
    </style:style>
    <style:style style:name="gr86" style:family="graphic" style:parent-style-name="standard">
      <style:graphic-properties draw:stroke="dash" draw:stroke-dash="Ultrafine_20_Dashed" draw:marker-start="" draw:marker-end="Dimension_20_Lines" draw:textarea-horizontal-align="center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1.684cm"/>
    </style:style>
    <style:style style:name="gr88" style:family="graphic" style:parent-style-name="standard">
      <style:graphic-properties draw:stroke="dash" draw:stroke-dash="Ultrafine_20_Dashed" draw:fill="solid" draw:fill-color="#e6e6e6" draw:textarea-horizontal-align="center" draw:textarea-vertical-align="middle"/>
    </style:style>
    <style:style style:name="pr1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paragraph-properties fo:text-align="start"/>
      <style:text-properties fo:font-size="10pt" style:font-size-asian="10pt" style:font-size-complex="10pt"/>
    </style:style>
    <style:style style:name="P13" style:family="paragraph">
      <style:text-properties fo:color="#0066cc" fo:font-size="11pt" style:font-size-asian="11pt" style:font-size-complex="11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style:text-properties fo:color="#0066cc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text-align="start"/>
      <style:text-properties fo:font-size="9pt" style:font-size-asian="9pt" style:font-size-complex="9pt"/>
    </style:style>
    <style:style style:name="P20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0066cc" fo:font-size="11pt" style:font-size-asian="11pt" style:font-size-complex="11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rect draw:style-name="gr1" draw:text-style-name="P1" draw:layer="layout" svg:width="9.11cm" svg:height="1.4cm" svg:x="5.293cm" svg:y="10.7cm">
          <text:p/>
        </draw:rect>
        <draw:rect draw:style-name="gr2" draw:text-style-name="P1" draw:layer="layout" svg:width="8.474cm" svg:height="1cm" svg:x="5.526cm" svg:y="10.833cm">
          <text:p text:style-name="P1"><text:s text:c="14"/>.........</text:p>
        </draw:rect>
        <draw:rect draw:style-name="gr2" draw:text-style-name="P2" draw:layer="layout" svg:width="8.31cm" svg:height="0.9cm" svg:x="5.693cm" svg:y="9.2cm">
          <text:p text:style-name="P1"><text:span text:style-name="T1">....</text:span><text:span text:style-name="T1">　　　 <text:s/></text:span><text:span text:style-name="T1">....</text:span></text:p>
          <text:p text:style-name="P1"><text:span text:style-name="T1"/></text:p>
        </draw:rect>
        <draw:frame draw:style-name="gr3" draw:text-style-name="P4" draw:layer="layout" svg:width="4.384cm" svg:height="1.199cm" svg:x="0.7cm" svg:y="8.703cm">
          <draw:text-box>
            <text:p text:style-name="P3"><text:span text:style-name="T2">バッファディスクリプタ</text:span></text:p>
            <text:p text:style-name="P3"><text:span text:style-name="T2">(</text:span><text:span text:style-name="T2">管理</text:span><text:span text:style-name="T2">)</text:span><text:span text:style-name="T2">層</text:span></text:p>
          </draw:text-box>
        </draw:frame>
        <draw:frame draw:style-name="gr4" draw:text-style-name="P5" draw:layer="layout" svg:width="3.326cm" svg:height="0.873cm" svg:x="1.611cm" svg:y="10.967cm">
          <draw:text-box>
            <text:p><text:span text:style-name="T2">バッファプール層</text:span></text:p>
          </draw:text-box>
        </draw:frame>
        <draw:custom-shape draw:style-name="gr5" draw:text-style-name="P6" draw:layer="layout" svg:width="0.666cm" svg:height="0.8cm" svg:x="7.26cm" svg:y="12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5" draw:layer="layout" svg:width="3.722cm" svg:height="0.725cm" svg:x="1.438cm" svg:y="6.967cm">
          <draw:text-box>
            <text:p><text:span text:style-name="T2">バッファテーブル層</text:span></text:p>
          </draw:text-box>
        </draw:frame>
        <draw:rect draw:style-name="gr7" draw:text-style-name="P1" draw:layer="layout" svg:width="0.555cm" svg:height="0.666cm" svg:x="5.56cm" svg:y="10.967cm">
          <text:p/>
        </draw:rect>
        <draw:rect draw:style-name="gr7" draw:text-style-name="P1" xml:id="id1" draw:id="id1" draw:layer="layout" svg:width="0.557cm" svg:height="0.666cm" svg:x="6.171cm" svg:y="10.967cm">
          <text:p/>
        </draw:rect>
        <draw:rect draw:style-name="gr7" draw:text-style-name="P1" draw:layer="layout" svg:width="0.556cm" svg:height="0.666cm" svg:x="6.783cm" svg:y="10.967cm">
          <text:p/>
        </draw:rect>
        <draw:rect draw:style-name="gr7" draw:text-style-name="P1" xml:id="id2" draw:id="id2" draw:layer="layout" svg:width="0.555cm" svg:height="0.666cm" svg:x="7.395cm" svg:y="10.967cm">
          <text:p/>
        </draw:rect>
        <draw:rect draw:style-name="gr7" draw:text-style-name="P1" draw:layer="layout" svg:width="0.557cm" svg:height="0.666cm" svg:x="8.006cm" svg:y="10.967cm">
          <text:p/>
        </draw:rect>
        <draw:rect draw:style-name="gr7" draw:text-style-name="P1" draw:layer="layout" svg:width="0.556cm" svg:height="0.666cm" svg:x="8.618cm" svg:y="10.967cm">
          <text:p/>
        </draw:rect>
        <draw:rect draw:style-name="gr7" draw:text-style-name="P1" xml:id="id3" draw:id="id3" draw:layer="layout" svg:width="0.557cm" svg:height="0.666cm" svg:x="13.032cm" svg:y="10.967cm">
          <text:p/>
        </draw:rect>
        <draw:rect draw:style-name="gr7" draw:text-style-name="P1" draw:layer="layout" svg:width="0.556cm" svg:height="0.666cm" svg:x="12.444cm" svg:y="10.967cm">
          <text:p/>
        </draw:rect>
        <draw:connector draw:style-name="gr8" draw:text-style-name="P1" draw:layer="layout" draw:type="curve" svg:x1="6.326cm" svg:y1="9.867cm" svg:x2="6.449cm" svg:y2="10.967cm" draw:end-shape="id1" draw:end-glue-point="0" svg:d="M6326 9867c0 450 123-100 123 1100">
          <text:p/>
        </draw:connector>
        <draw:connector draw:style-name="gr8" draw:text-style-name="P1" draw:layer="layout" draw:type="curve" svg:x1="13.159cm" svg:y1="9.867cm" svg:x2="7.672cm" svg:y2="10.967cm" draw:end-shape="id2" draw:end-glue-point="0" svg:d="M13159 9867c0 450-5487-100-5487 1100">
          <text:p/>
        </draw:connector>
        <draw:connector draw:style-name="gr8" draw:text-style-name="P1" draw:layer="layout" draw:type="curve" svg:x1="13.626cm" svg:y1="9.867cm" svg:x2="13.31cm" svg:y2="10.967cm" draw:end-shape="id3" draw:end-glue-point="0" svg:d="M13626 9867c0 450-316-100-316 1100">
          <text:p/>
        </draw:connector>
        <draw:path draw:style-name="gr9" draw:text-style-name="P1" draw:layer="layout" svg:width="0.198cm" svg:height="1.574cm" svg:x="5.801cm" svg:y="9.724cm" svg:viewBox="0 0 199 1575" svg:d="M199 0c-6 302-147 590-199 888l79 286 40 287 39 114">
          <text:p/>
        </draw:path>
        <draw:path draw:style-name="gr9" draw:text-style-name="P1" draw:layer="layout" svg:width="1.689cm" svg:height="1.279cm" svg:x="6.714cm" svg:y="9.724cm" svg:viewBox="0 0 1690 1280" svg:d="M0 0c-7 275 150 487 317 582 168 96 344 166 521 163 170-4 330 56 490 116l158 70 157 186 47 163">
          <text:p/>
        </draw:path>
        <draw:path draw:style-name="gr9" draw:text-style-name="P1" draw:layer="layout" svg:width="0.307cm" svg:height="1.228cm" svg:x="9cm" svg:y="9.77cm" svg:viewBox="0 0 308 1229" svg:d="M308 0c-235 218-208 523-251 794l-28 242-29 193">
          <text:p/>
        </draw:path>
        <draw:path draw:style-name="gr9" draw:text-style-name="P1" draw:layer="layout" svg:width="3.586cm" svg:height="1.295cm" svg:x="8.913cm" svg:y="9.704cm" svg:viewBox="0 0 3587 1296" svg:d="M0 0c321 88 627 203 961 264 386 70 773 137 1153 239 363 99 751 193 1024 409l320 217 129 167">
          <text:p/>
        </draw:path>
        <draw:path draw:style-name="gr9" draw:text-style-name="P1" draw:layer="layout" svg:width="1.518cm" svg:height="1.275cm" svg:x="7cm" svg:y="9.724cm" svg:viewBox="0 0 1519 1276" svg:d="M1519 0c-71 315-448 370-706 520-253 148-614 230-704 521l-109 235">
          <text:p/>
        </draw:path>
        <draw:frame draw:style-name="gr10" draw:text-style-name="P7" draw:layer="layout" svg:width="3.314cm" svg:height="1.243cm" svg:x="10.3cm" svg:y="12cm">
          <draw:text-box>
            <text:p text:style-name="P1"><text:span text:style-name="T3">Dirty</text:span><text:span text:style-name="T3">ページ</text:span></text:p>
            <text:p text:style-name="P1"><text:span text:style-name="T3">(</text:span><text:span text:style-name="T3">同期</text:span><text:span text:style-name="T3">)</text:span><text:span text:style-name="T3">書き込み</text:span></text:p>
          </draw:text-box>
        </draw:frame>
        <draw:frame draw:style-name="gr11" draw:text-style-name="P8" draw:layer="layout" svg:width="2.331cm" svg:height="0.818cm" svg:x="4.969cm" svg:y="12.3cm">
          <draw:text-box>
            <text:p><text:span text:style-name="T4">入れ換え</text:span></text:p>
          </draw:text-box>
        </draw:frame>
        <draw:rect draw:style-name="gr12" draw:text-style-name="P1" draw:layer="layout" svg:width="0.333cm" svg:height="0.334cm" svg:x="5.76cm" svg:y="9.533cm">
          <text:p text:style-name="P1">*</text:p>
        </draw:rect>
        <draw:rect draw:style-name="gr12" draw:text-style-name="P1" draw:layer="layout" svg:width="0.333cm" svg:height="0.334cm" svg:x="6.16cm" svg:y="9.533cm">
          <text:p text:style-name="P1">*</text:p>
        </draw:rect>
        <draw:rect draw:style-name="gr12" draw:text-style-name="P1" draw:layer="layout" svg:width="0.333cm" svg:height="0.334cm" svg:x="6.56cm" svg:y="9.533cm">
          <text:p text:style-name="P1">*</text:p>
        </draw:rect>
        <draw:rect draw:style-name="gr12" draw:text-style-name="P1" draw:layer="layout" svg:width="0.333cm" svg:height="0.334cm" svg:x="8.46cm" svg:y="9.533cm">
          <text:p text:style-name="P1">*</text:p>
        </draw:rect>
        <draw:rect draw:style-name="gr12" draw:text-style-name="P1" draw:layer="layout" svg:width="0.333cm" svg:height="0.334cm" svg:x="8.96cm" svg:y="9.533cm">
          <text:p text:style-name="P1">*</text:p>
        </draw:rect>
        <draw:rect draw:style-name="gr12" draw:text-style-name="P1" draw:layer="layout" svg:width="0.333cm" svg:height="0.334cm" svg:x="9.36cm" svg:y="9.533cm">
          <text:p text:style-name="P1">*</text:p>
        </draw:rect>
        <draw:rect draw:style-name="gr12" draw:text-style-name="P1" draw:layer="layout" svg:width="0.333cm" svg:height="0.334cm" svg:x="12.96cm" svg:y="9.533cm">
          <text:p text:style-name="P1">*</text:p>
        </draw:rect>
        <draw:rect draw:style-name="gr12" draw:text-style-name="P1" draw:layer="layout" svg:width="0.333cm" svg:height="0.334cm" svg:x="13.46cm" svg:y="9.533cm">
          <text:p text:style-name="P1">*</text:p>
        </draw:rect>
        <draw:custom-shape draw:style-name="gr13" draw:text-style-name="P6" draw:layer="layout" svg:width="5.5cm" svg:height="2.746cm" svg:x="5.8cm" svg:y="13.154cm">
          <text:p text:style-name="P1"><text:span text:style-name="T4">HDD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4" draw:text-style-name="P1" draw:layer="layout" svg:width="0.9cm" svg:height="0.519cm" svg:x="8.9cm" svg:y="14cm">
          <text:p/>
        </draw:rect>
        <draw:rect draw:style-name="gr7" draw:text-style-name="P1" xml:id="id4" draw:id="id4" draw:layer="layout" svg:width="0.9cm" svg:height="0.519cm" svg:x="8.9cm" svg:y="14.508cm">
          <text:p/>
        </draw:rect>
        <draw:rect draw:style-name="gr14" draw:text-style-name="P1" draw:layer="layout" svg:width="0.9cm" svg:height="0.519cm" svg:x="8.9cm" svg:y="15.014cm">
          <text:p/>
        </draw:rect>
        <draw:custom-shape draw:style-name="gr15" draw:text-style-name="P9" draw:layer="layout" svg:width="7cm" svg:height="1cm" svg:x="12.5cm" svg:y="14.2cm">
          <text:p text:style-name="P9"><text:span text:style-name="T2"><text:s text:c="5"/></text:span><text:span text:style-name="T2">HDD</text:span><text:span text:style-name="T2">から読み込んだブロック＝ページ</text:span></text:p>
          <draw:enhanced-geometry svg:viewBox="0 0 21600 21600" draw:glue-points="10800 0 0 10800 10800 21600 21600 10800 ?f40 ?f41" draw:text-areas="0 0 21600 21600" draw:type="rectangular-callout" draw:modifiers="2674.93215254964 -55801.79820179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7" draw:text-style-name="P1" draw:layer="layout" svg:width="0.556cm" svg:height="0.666cm" svg:x="12.644cm" svg:y="14.368cm">
          <text:p/>
        </draw:rect>
        <draw:connector draw:style-name="gr16" draw:text-style-name="P1" draw:layer="layout" draw:type="curve" svg:x1="9.8cm" svg:y1="14.767cm" svg:x2="13.31cm" svg:y2="11.633cm" draw:start-shape="id4" draw:start-glue-point="1" draw:end-shape="id3" draw:end-glue-point="2" svg:d="M9800 14767c2340 0 3510-1044 3510-3134">
          <text:p/>
        </draw:connector>
        <draw:rect draw:style-name="gr17" draw:text-style-name="P10" draw:layer="layout" svg:width="8.4cm" svg:height="0.7cm" svg:x="5.7cm" svg:y="8.3cm">
          <text:p text:style-name="P1"><text:span text:style-name="T2">ページ置換アルゴリズム</text:span></text:p>
        </draw:rect>
        <draw:rect draw:style-name="gr1" draw:text-style-name="P1" draw:layer="layout" svg:width="9.107cm" svg:height="2.268cm" svg:x="5.294cm" svg:y="8cm">
          <text:p/>
        </draw:rect>
        <draw:line draw:style-name="gr8" draw:text-style-name="P1" draw:layer="layout" svg:x1="13.3cm" svg:y1="6.8cm" svg:x2="13.66cm" svg:y2="9.4cm">
          <text:p/>
        </draw:line>
        <draw:line draw:style-name="gr8" draw:text-style-name="P1" draw:layer="layout" svg:x1="12.8cm" svg:y1="6.8cm" svg:x2="13.1cm" svg:y2="9.4cm">
          <text:p/>
        </draw:line>
        <draw:frame draw:style-name="gr18" draw:text-style-name="P11" draw:layer="layout" svg:width="8.485cm" svg:height="0.89cm" svg:x="5.8cm" svg:y="5.11cm">
          <draw:text-box>
            <text:p><text:span text:style-name="T5">BufferTag (Table,Block_no)</text:span><text:span text:style-name="T5">を</text:span><text:span text:style-name="T5">Key</text:span><text:span text:style-name="T5">として検索</text:span></text:p>
          </draw:text-box>
        </draw:frame>
        <draw:custom-shape draw:style-name="gr19" draw:text-style-name="P1" draw:layer="layout" svg:width="1.224cm" svg:height="0.627cm" svg:x="8.877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7" draw:text-style-name="P2" draw:layer="layout" svg:width="8.5cm" svg:height="1cm" svg:x="5.4cm" svg:y="6.7cm">
          <text:p text:style-name="P1"><text:span text:style-name="T1">BufferTable</text:span></text:p>
          <text:p text:style-name="P1"><text:span text:style-name="T1">(HashTable)</text:span></text:p>
        </draw:rect>
        <draw:custom-shape draw:style-name="gr5" draw:text-style-name="P1" draw:layer="layout" svg:width="1.5cm" svg:height="0.8cm" svg:x="9cm" svg:y="1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0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office:forms form:automatic-focus="false" form:apply-design-mode="false"/>
        <draw:rect draw:style-name="gr2" draw:text-style-name="P1" xml:id="id5" draw:id="id5" draw:layer="layout" svg:width="10.607cm" svg:height="1.9cm" svg:x="2.693cm" svg:y="4.8cm">
          <text:p text:style-name="P1">....　　　 <text:s/>.....</text:p>
        </draw:rect>
        <draw:g>
          <draw:g>
            <draw:rect draw:style-name="gr7" draw:text-style-name="P1" draw:layer="layout" svg:width="0.333cm" svg:height="0.334cm" svg:x="3.06cm" svg:y="4.933cm">
              <text:p/>
            </draw:rect>
            <draw:rect draw:style-name="gr7" draw:text-style-name="P1" draw:layer="layout" svg:width="0.333cm" svg:height="0.333cm" svg:x="3.06cm" svg:y="5.267cm">
              <text:p/>
            </draw:rect>
            <draw:rect draw:style-name="gr7" draw:text-style-name="P1" draw:layer="layout" svg:width="0.333cm" svg:height="0.333cm" svg:x="3.06cm" svg:y="5.9cm">
              <text:p/>
            </draw:rect>
            <draw:rect draw:style-name="gr12" draw:text-style-name="P1" draw:layer="layout" svg:width="0.333cm" svg:height="0.334cm" svg:x="3.06cm" svg:y="6.233cm">
              <text:p text:style-name="P1">*</text:p>
            </draw:rect>
            <draw:rect draw:style-name="gr7" draw:text-style-name="P1" draw:layer="layout" svg:width="0.333cm" svg:height="0.333cm" svg:x="3.061cm" svg:y="5.568cm">
              <text:p/>
            </draw:rect>
          </draw:g>
          <draw:g>
            <draw:rect draw:style-name="gr7" draw:text-style-name="P1" draw:layer="layout" svg:width="0.333cm" svg:height="0.334cm" svg:x="3.46cm" svg:y="4.933cm">
              <text:p/>
            </draw:rect>
            <draw:rect draw:style-name="gr7" draw:text-style-name="P1" draw:layer="layout" svg:width="0.333cm" svg:height="0.333cm" svg:x="3.46cm" svg:y="5.267cm">
              <text:p/>
            </draw:rect>
            <draw:rect draw:style-name="gr7" draw:text-style-name="P1" draw:layer="layout" svg:width="0.333cm" svg:height="0.333cm" svg:x="3.46cm" svg:y="5.9cm">
              <text:p/>
            </draw:rect>
            <draw:rect draw:style-name="gr12" draw:text-style-name="P1" draw:layer="layout" svg:width="0.333cm" svg:height="0.334cm" svg:x="3.46cm" svg:y="6.233cm">
              <text:p text:style-name="P1">*</text:p>
            </draw:rect>
            <draw:rect draw:style-name="gr7" draw:text-style-name="P1" draw:layer="layout" svg:width="0.333cm" svg:height="0.333cm" svg:x="3.461cm" svg:y="5.568cm">
              <text:p/>
            </draw:rect>
          </draw:g>
          <draw:g>
            <draw:rect draw:style-name="gr7" draw:text-style-name="P1" draw:layer="layout" svg:width="0.333cm" svg:height="0.334cm" svg:x="3.86cm" svg:y="4.933cm">
              <text:p/>
            </draw:rect>
            <draw:rect draw:style-name="gr7" draw:text-style-name="P1" draw:layer="layout" svg:width="0.333cm" svg:height="0.333cm" svg:x="3.86cm" svg:y="5.267cm">
              <text:p/>
            </draw:rect>
            <draw:rect draw:style-name="gr7" draw:text-style-name="P1" draw:layer="layout" svg:width="0.333cm" svg:height="0.333cm" svg:x="3.86cm" svg:y="5.9cm">
              <text:p/>
            </draw:rect>
            <draw:rect draw:style-name="gr12" draw:text-style-name="P1" draw:layer="layout" svg:width="0.333cm" svg:height="0.334cm" svg:x="3.86cm" svg:y="6.233cm">
              <text:p text:style-name="P1">*</text:p>
            </draw:rect>
            <draw:rect draw:style-name="gr7" draw:text-style-name="P1" draw:layer="layout" svg:width="0.333cm" svg:height="0.333cm" svg:x="3.861cm" svg:y="5.568cm">
              <text:p/>
            </draw:rect>
          </draw:g>
          <draw:g>
            <draw:rect draw:style-name="gr7" draw:text-style-name="P1" draw:layer="layout" svg:width="0.333cm" svg:height="0.334cm" svg:x="5.26cm" svg:y="4.933cm">
              <text:p/>
            </draw:rect>
            <draw:rect draw:style-name="gr7" draw:text-style-name="P1" draw:layer="layout" svg:width="0.333cm" svg:height="0.333cm" svg:x="5.26cm" svg:y="5.267cm">
              <text:p/>
            </draw:rect>
            <draw:rect draw:style-name="gr7" draw:text-style-name="P1" draw:layer="layout" svg:width="0.333cm" svg:height="0.333cm" svg:x="5.26cm" svg:y="5.9cm">
              <text:p/>
            </draw:rect>
            <draw:rect draw:style-name="gr12" draw:text-style-name="P1" draw:layer="layout" svg:width="0.333cm" svg:height="0.334cm" svg:x="5.26cm" svg:y="6.233cm">
              <text:p text:style-name="P1">*</text:p>
            </draw:rect>
            <draw:rect draw:style-name="gr7" draw:text-style-name="P1" draw:layer="layout" svg:width="0.333cm" svg:height="0.333cm" svg:x="5.261cm" svg:y="5.568cm">
              <text:p/>
            </draw:rect>
          </draw:g>
          <draw:g>
            <draw:rect draw:style-name="gr7" draw:text-style-name="P1" draw:layer="layout" svg:width="0.333cm" svg:height="0.334cm" svg:x="5.76cm" svg:y="4.933cm">
              <text:p/>
            </draw:rect>
            <draw:rect draw:style-name="gr7" draw:text-style-name="P1" draw:layer="layout" svg:width="0.333cm" svg:height="0.333cm" svg:x="5.76cm" svg:y="5.267cm">
              <text:p/>
            </draw:rect>
            <draw:rect draw:style-name="gr7" draw:text-style-name="P1" draw:layer="layout" svg:width="0.333cm" svg:height="0.333cm" svg:x="5.76cm" svg:y="5.9cm">
              <text:p/>
            </draw:rect>
            <draw:rect draw:style-name="gr12" draw:text-style-name="P1" draw:layer="layout" svg:width="0.333cm" svg:height="0.334cm" svg:x="5.76cm" svg:y="6.233cm">
              <text:p text:style-name="P1">*</text:p>
            </draw:rect>
            <draw:rect draw:style-name="gr7" draw:text-style-name="P1" draw:layer="layout" svg:width="0.333cm" svg:height="0.333cm" svg:x="5.761cm" svg:y="5.568cm">
              <text:p/>
            </draw:rect>
          </draw:g>
          <draw:g>
            <draw:rect draw:style-name="gr7" draw:text-style-name="P1" draw:layer="layout" svg:width="0.333cm" svg:height="0.334cm" svg:x="6.16cm" svg:y="4.933cm">
              <text:p/>
            </draw:rect>
            <draw:rect draw:style-name="gr7" draw:text-style-name="P1" draw:layer="layout" svg:width="0.333cm" svg:height="0.333cm" svg:x="6.16cm" svg:y="5.267cm">
              <text:p/>
            </draw:rect>
            <draw:rect draw:style-name="gr7" draw:text-style-name="P1" draw:layer="layout" svg:width="0.333cm" svg:height="0.333cm" svg:x="6.16cm" svg:y="5.9cm">
              <text:p/>
            </draw:rect>
            <draw:rect draw:style-name="gr12" draw:text-style-name="P1" draw:layer="layout" svg:width="0.333cm" svg:height="0.334cm" svg:x="6.16cm" svg:y="6.233cm">
              <text:p text:style-name="P1">*</text:p>
            </draw:rect>
            <draw:rect draw:style-name="gr7" draw:text-style-name="P1" draw:layer="layout" svg:width="0.333cm" svg:height="0.333cm" svg:x="6.161cm" svg:y="5.568cm">
              <text:p/>
            </draw:rect>
          </draw:g>
          <draw:g>
            <draw:rect draw:style-name="gr7" draw:text-style-name="P1" draw:layer="layout" svg:width="0.333cm" svg:height="0.334cm" svg:x="11.86cm" svg:y="4.933cm">
              <text:p/>
            </draw:rect>
            <draw:rect draw:style-name="gr7" draw:text-style-name="P1" draw:layer="layout" svg:width="0.333cm" svg:height="0.333cm" svg:x="11.86cm" svg:y="5.267cm">
              <text:p/>
            </draw:rect>
            <draw:rect draw:style-name="gr7" draw:text-style-name="P1" draw:layer="layout" svg:width="0.333cm" svg:height="0.333cm" svg:x="11.86cm" svg:y="5.9cm">
              <text:p/>
            </draw:rect>
            <draw:rect draw:style-name="gr12" draw:text-style-name="P1" draw:layer="layout" svg:width="0.333cm" svg:height="0.334cm" svg:x="11.86cm" svg:y="6.233cm">
              <text:p text:style-name="P1">*</text:p>
            </draw:rect>
            <draw:rect draw:style-name="gr7" draw:text-style-name="P1" draw:layer="layout" svg:width="0.333cm" svg:height="0.333cm" svg:x="11.861cm" svg:y="5.568cm">
              <text:p/>
            </draw:rect>
          </draw:g>
          <draw:g>
            <draw:rect draw:style-name="gr7" draw:text-style-name="P1" draw:layer="layout" svg:width="0.333cm" svg:height="0.334cm" svg:x="12.36cm" svg:y="4.933cm">
              <text:p/>
            </draw:rect>
            <draw:rect draw:style-name="gr7" draw:text-style-name="P1" draw:layer="layout" svg:width="0.333cm" svg:height="0.333cm" svg:x="12.36cm" svg:y="5.267cm">
              <text:p/>
            </draw:rect>
            <draw:rect draw:style-name="gr7" draw:text-style-name="P1" draw:layer="layout" svg:width="0.333cm" svg:height="0.333cm" svg:x="12.36cm" svg:y="5.9cm">
              <text:p/>
            </draw:rect>
            <draw:rect draw:style-name="gr12" draw:text-style-name="P1" draw:layer="layout" svg:width="0.333cm" svg:height="0.334cm" svg:x="12.36cm" svg:y="6.233cm">
              <text:p text:style-name="P1">*</text:p>
            </draw:rect>
            <draw:rect draw:style-name="gr7" draw:text-style-name="P1" draw:layer="layout" svg:width="0.333cm" svg:height="0.333cm" svg:x="12.361cm" svg:y="5.568cm">
              <text:p/>
            </draw:rect>
          </draw:g>
        </draw:g>
        <draw:custom-shape draw:style-name="gr15" draw:text-style-name="P12" draw:layer="layout" svg:width="5.5cm" svg:height="1cm" svg:x="7.1cm" svg:y="2.7cm">
          <text:p text:style-name="P9"><text:span text:style-name="T2">末尾を先頭にリンクして</text:span></text:p>
          <text:p text:style-name="P9"><text:span text:style-name="T2">一方向のリングリストとして扱う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752.0814397382 28354.0459540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1" draw:text-style-name="P1" draw:layer="layout" svg:x1="4cm" svg:y1="6.9cm" svg:x2="4cm" svg:y2="8.3cm">
          <text:p/>
        </draw:line>
        <draw:frame draw:style-name="gr22" draw:text-style-name="P13" draw:layer="layout" svg:width="3.618cm" svg:height="0.772cm" svg:x="2.8cm" svg:y="8.257cm">
          <draw:text-box>
            <text:p><text:span text:style-name="T6">nextVictimBuffer</text:span></text:p>
          </draw:text-box>
        </draw:frame>
        <draw:line draw:style-name="gr23" draw:text-style-name="P1" draw:layer="layout" svg:x1="4.1cm" svg:y1="7.7cm" svg:x2="6.6cm" svg:y2="7.7cm">
          <text:p/>
        </draw:line>
        <draw:frame draw:style-name="gr24" draw:text-style-name="P12" draw:layer="layout" svg:width="5.873cm" svg:height="1.673cm" svg:x="6.627cm" svg:y="7cm">
          <draw:text-box>
            <text:p text:style-name="P9"><text:span text:style-name="T2">ページ置換候補＝</text:span><text:span text:style-name="T2">Victim</text:span><text:span text:style-name="T2">を</text:span></text:p>
            <text:p text:style-name="P9"><text:span text:style-name="T2">ひとつづつチェックしながら</text:span></text:p>
            <text:p text:style-name="P9"><text:span text:style-name="T2">一方向に移動する</text:span></text:p>
          </draw:text-box>
        </draw:frame>
        <draw:frame draw:style-name="gr25" draw:text-style-name="P14" draw:layer="layout" svg:width="19.531cm" svg:height="0.818cm" svg:x="0.831cm" svg:y="1.801cm">
          <draw:text-box>
            <text:p><text:span text:style-name="T1">(1)</text:span><text:span text:style-name="T1">バッファディスクリプタ管理層の物理構造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2)</text:span><text:span text:style-name="T1">バッファディスクリプタ</text:span></text:p>
          </draw:text-box>
        </draw:frame>
        <draw:connector draw:style-name="gr26" draw:text-style-name="P1" draw:layer="layout" draw:line-skew="0cm -3.201cm 28.694cm" svg:x1="13.3cm" svg:y1="5.75cm" svg:x2="2.693cm" svg:y2="5.75cm" draw:start-shape="id5" draw:start-glue-point="1" draw:end-shape="id5" draw:end-glue-point="3" svg:d="M13300 5750h501v-4652h17085v4652h-28193">
          <text:p/>
        </draw:connector>
        <draw:rect draw:style-name="gr12" draw:text-style-name="P1" draw:layer="layout" svg:width="0.48cm" svg:height="0.856cm" svg:x="15.591cm" svg:y="3.181cm">
          <text:p text:style-name="P1">x</text:p>
        </draw:rect>
        <draw:rect draw:style-name="gr12" draw:text-style-name="P1" draw:layer="layout" svg:width="0.48cm" svg:height="0.854cm" svg:x="15.591cm" svg:y="4.037cm">
          <text:p text:style-name="P1">2</text:p>
        </draw:rect>
        <draw:rect draw:style-name="gr7" draw:text-style-name="P1" draw:layer="layout" svg:width="0.48cm" svg:height="0.854cm" svg:x="15.591cm" svg:y="5.691cm">
          <text:p/>
        </draw:rect>
        <draw:rect draw:style-name="gr12" draw:text-style-name="P1" draw:layer="layout" svg:width="0.48cm" svg:height="0.856cm" svg:x="15.591cm" svg:y="6.545cm">
          <text:p text:style-name="P1">*</text:p>
        </draw:rect>
        <draw:rect draw:style-name="gr12" draw:text-style-name="P15" draw:layer="layout" svg:width="0.48cm" svg:height="0.854cm" svg:x="15.591cm" svg:y="4.891cm">
          <text:p text:style-name="P1"><text:span text:style-name="T7">x</text:span></text:p>
        </draw:rect>
        <draw:frame draw:style-name="gr27" draw:text-style-name="P5" draw:layer="layout" svg:width="11.996cm" svg:height="4.535cm" svg:x="16.004cm" svg:y="3.165cm">
          <draw:text-box>
            <text:p><text:span text:style-name="T2"><text:s/></text:span><text:span text:style-name="T2">refcount(Pin): <text:s text:c="6"/></text:span><text:span text:style-name="T2">アクセスされているか否か</text:span></text:p>
            <text:p><text:span text:style-name="T2"><text:tab/></text:span><text:span text:style-name="T2"><text:tab/></text:span><text:span text:style-name="T2"> <text:s text:c="7"/></text:span></text:p>
            <text:p><text:span text:style-name="T2"><text:s/></text:span><text:span text:style-name="T2">usage_count: </text:span><text:span text:style-name="T2">　　　　アクセスされた回数 </text:span></text:p>
            <text:p><text:span text:style-name="T2"/></text:p>
            <text:p><text:span text:style-name="T2"><text:s/></text:span><text:span text:style-name="T2">Dirty</text:span><text:span text:style-name="T2"><text:tab/></text:span><text:span text:style-name="T2">: <text:s text:c="5"/></text:span><text:span text:style-name="T2">　　　　更新されたか否か</text:span></text:p>
            <text:p><text:span text:style-name="T2"/></text:p>
            <text:p><text:span text:style-name="T2"><text:s/></text:span><text:span text:style-name="T2">Lock: <text:s text:c="7"/></text:span><text:span text:style-name="T2">　　　　バックエンドプロセス間の調停</text:span></text:p>
            <text:p><text:span text:style-name="T2"><text:tab/></text:span><text:span text:style-name="T2"><text:tab/></text:span><text:span text:style-name="T2"> <text:s text:c="2"/></text:span><text:span text:style-name="T2">　　　　　　　</text:span><text:span text:style-name="T2">context_lock, io_in_pregress</text:span></text:p>
            <text:p><text:span text:style-name="T2"><text:s/></text:span><text:span text:style-name="T2">buf_id: <text:s text:c="2"/></text:span><text:span text:style-name="T2">　　　　　　当該ページを保存するバッファプールの</text:span><text:span text:style-name="T2">Id</text:span></text:p>
          </draw:text-box>
        </draw:frame>
        <draw:custom-shape draw:style-name="gr28" draw:text-style-name="P1" draw:layer="layout" svg:width="12.5cm" svg:height="5.5cm" svg:x="15cm" svg:y="2.7cm">
          <text:p/>
          <draw:enhanced-geometry svg:viewBox="0 0 21600 21600" draw:glue-points="10800 0 0 10800 10800 21600 21600 10800 ?f40 ?f41" draw:text-areas="0 0 21600 21600" draw:type="rectangular-callout" draw:modifiers="-3780.56155507559 10087.32957644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0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office:forms form:automatic-focus="false" form:apply-design-mode="false"/>
        <draw:rect draw:style-name="gr12" draw:text-style-name="P2" draw:layer="layout" svg:width="0.333cm" svg:height="0.334cm" svg:x="15.16cm" svg:y="7.133cm">
          <text:p text:style-name="P1"><text:span text:style-name="T1">x</text:span></text:p>
        </draw:rect>
        <draw:rect draw:style-name="gr12" draw:text-style-name="P2" draw:layer="layout" svg:width="0.333cm" svg:height="0.333cm" svg:x="15.16cm" svg:y="7.467cm">
          <text:p text:style-name="P1"><text:span text:style-name="T1">2</text:span></text:p>
        </draw:rect>
        <draw:rect draw:style-name="gr7" draw:text-style-name="P1" draw:layer="layout" svg:width="0.333cm" svg:height="0.333cm" svg:x="15.16cm" svg:y="8.1cm">
          <text:p/>
        </draw:rect>
        <draw:rect draw:style-name="gr12" draw:text-style-name="P1" draw:layer="layout" svg:width="0.333cm" svg:height="0.334cm" svg:x="15.16cm" svg:y="8.433cm">
          <text:p text:style-name="P1">*</text:p>
        </draw:rect>
        <draw:rect draw:style-name="gr7" draw:text-style-name="P1" draw:layer="layout" svg:width="0.333cm" svg:height="0.333cm" svg:x="15.161cm" svg:y="7.768cm">
          <text:p/>
        </draw:rect>
        <draw:rect draw:style-name="gr7" draw:text-style-name="P2" draw:layer="layout" svg:width="0.333cm" svg:height="0.334cm" svg:x="10.46cm" svg:y="7.133cm">
          <text:p/>
        </draw:rect>
        <draw:rect draw:style-name="gr12" draw:text-style-name="P2" draw:layer="layout" svg:width="0.333cm" svg:height="0.333cm" svg:x="10.46cm" svg:y="7.467cm">
          <text:p text:style-name="P1"><text:span text:style-name="T1">2</text:span></text:p>
        </draw:rect>
        <draw:rect draw:style-name="gr7" draw:text-style-name="P1" draw:layer="layout" svg:width="0.333cm" svg:height="0.333cm" svg:x="10.46cm" svg:y="8.1cm">
          <text:p/>
        </draw:rect>
        <draw:rect draw:style-name="gr12" draw:text-style-name="P1" draw:layer="layout" svg:width="0.333cm" svg:height="0.334cm" svg:x="10.46cm" svg:y="8.433cm">
          <text:p text:style-name="P1">*</text:p>
        </draw:rect>
        <draw:rect draw:style-name="gr7" draw:text-style-name="P1" draw:layer="layout" svg:width="0.333cm" svg:height="0.333cm" svg:x="10.461cm" svg:y="7.768cm">
          <text:p/>
        </draw:rect>
        <draw:frame draw:style-name="gr29" draw:text-style-name="P14" draw:layer="layout" svg:width="9.392cm" svg:height="0.818cm" svg:x="1.231cm" svg:y="3.202cm">
          <draw:text-box>
            <text:p><text:span text:style-name="T1">バッファディスクリプタ管理層の論理的な扱い</text:span></text:p>
          </draw:text-box>
        </draw:frame>
        <draw:rect draw:style-name="gr30" draw:text-style-name="P10" draw:layer="layout" svg:width="10cm" svg:height="4.3cm" svg:x="9.7cm" svg:y="4.9cm">
          <text:p text:style-name="P1"><text:span text:style-name="T2">使用済　　　　　　　　　　　使用中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30" draw:text-style-name="P1" draw:layer="layout" svg:width="4.5cm" svg:height="4.3cm" svg:x="1.4cm" svg:y="4.9cm">
          <text:p text:style-name="P9"><text:span text:style-name="T2">Freelist(</text:span><text:span text:style-name="T2">未使用</text:span><text:span text:style-name="T2">)</text:span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</draw:rect>
        <draw:rect draw:style-name="gr7" draw:text-style-name="P2" draw:layer="layout" svg:width="0.333cm" svg:height="0.334cm" svg:x="1.76cm" svg:y="7.133cm">
          <text:p/>
        </draw:rect>
        <draw:rect draw:style-name="gr12" draw:text-style-name="P2" draw:layer="layout" svg:width="0.333cm" svg:height="0.333cm" svg:x="1.76cm" svg:y="7.467cm">
          <text:p text:style-name="P1"><text:span text:style-name="T1">0</text:span></text:p>
        </draw:rect>
        <draw:rect draw:style-name="gr7" draw:text-style-name="P1" draw:layer="layout" svg:width="0.333cm" svg:height="0.333cm" svg:x="1.76cm" svg:y="8.1cm">
          <text:p/>
        </draw:rect>
        <draw:rect draw:style-name="gr12" draw:text-style-name="P1" draw:layer="layout" svg:width="0.333cm" svg:height="0.334cm" svg:x="1.76cm" svg:y="8.433cm">
          <text:p text:style-name="P1">*</text:p>
        </draw:rect>
        <draw:rect draw:style-name="gr7" draw:text-style-name="P1" draw:layer="layout" svg:width="0.333cm" svg:height="0.333cm" svg:x="1.761cm" svg:y="7.768cm">
          <text:p/>
        </draw:rect>
        <draw:custom-shape draw:style-name="gr31" draw:text-style-name="P10" draw:layer="layout" svg:width="3.1cm" svg:height="1.8cm" svg:x="6.3cm" svg:y="5.2cm">
          <text:p text:style-name="P1"><text:span text:style-name="T2">アクセスしたとき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2" draw:layer="layout" svg:width="3cm" svg:height="2.5cm" svg:x="6.4cm" svg:y="7cm">
          <text:p text:style-name="P9"><text:span text:style-name="T2">Drop table</text:span><text:span text:style-name="T2">、</text:span></text:p>
          <text:p text:style-name="P9"><text:span text:style-name="T2">Drop Database</text:span></text:p>
          <text:p text:style-name="P9"><text:span text:style-name="T2">など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2" draw:text-style-name="P12" draw:layer="layout" svg:width="4.1cm" svg:height="3.3cm" svg:x="1.6cm" svg:y="5.9cm">
          <text:p text:style-name="P9"><text:span text:style-name="T2">未使用の</text:span></text:p>
          <text:p text:style-name="P9"><text:span text:style-name="T2">バッファディスクリプタ</text:span></text:p>
          <text:p text:style-name="P9"><text:span text:style-name="T2"/></text:p>
          <text:p text:style-name="P9"><text:span text:style-name="T2">　　</text:span><text:span text:style-name="T2">Pin</text:span><text:span text:style-name="T2">は立っていない</text:span></text:p>
          <text:p text:style-name="P9"><text:span text:style-name="T2">　　</text:span><text:span text:style-name="T2">usage_count == 0</text:span><text:span text:style-name="T2">　</text:span></text:p>
          <text:p text:style-name="P9"><text:span text:style-name="T2"/></text:p>
          <text:p text:style-name="P9"><text:span text:style-name="T2"/></text:p>
          <text:p text:style-name="P9"><text:span text:style-name="T2"/></text:p>
        </draw:rect>
        <draw:rect draw:style-name="gr32" draw:text-style-name="P12" draw:layer="layout" svg:width="4cm" svg:height="3.3cm" svg:x="10.2cm" svg:y="5.8cm">
          <text:p text:style-name="P9"><text:span text:style-name="T2">一度でも使用した</text:span></text:p>
          <text:p text:style-name="P9"><text:span text:style-name="T2">バッファディスクリプタ</text:span></text:p>
          <text:p text:style-name="P9"><text:span text:style-name="T2"/></text:p>
          <text:p text:style-name="P9"><text:span text:style-name="T2">　　</text:span><text:span text:style-name="T2">Pin</text:span><text:span text:style-name="T2">は立っていない</text:span></text:p>
          <text:p text:style-name="P9"><text:span text:style-name="T2">　　</text:span><text:span text:style-name="T2">0 &lt;= usage_count</text:span></text:p>
          <text:p text:style-name="P9"><text:span text:style-name="T2"/></text:p>
          <text:p text:style-name="P9"><text:span text:style-name="T2"/></text:p>
        </draw:rect>
        <draw:rect draw:style-name="gr32" draw:text-style-name="P12" draw:layer="layout" svg:width="4.7cm" svg:height="3.3cm" svg:x="14.6cm" svg:y="5.8cm">
          <text:p text:style-name="P9"><text:span text:style-name="T2">アクセスされている</text:span></text:p>
          <text:p text:style-name="P9"><text:span text:style-name="T2">バッファディスクリプタ</text:span></text:p>
          <text:p text:style-name="P9"><text:span text:style-name="T2"/></text:p>
          <text:p text:style-name="P9"><text:span text:style-name="T2">　　 <text:s/></text:span><text:span text:style-name="T2">Pin</text:span><text:span text:style-name="T2">が立っている　</text:span></text:p>
          <text:p text:style-name="P9"><text:span text:style-name="T2"><text:s text:c="2"/></text:span><text:span text:style-name="T2">　　</text:span><text:span text:style-name="T2">0 &lt; usage_count</text:span></text:p>
          <text:p text:style-name="P9"><text:span text:style-name="T2"/></text:p>
          <text:p text:style-name="P9"><text:span text:style-name="T2"/></text:p>
        </draw:rect>
        <presentation:notes draw:style-name="dp2">
          <draw:page-thumbnail draw:style-name="gr20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office:forms form:automatic-focus="false" form:apply-design-mode="false"/>
        <draw:rect draw:style-name="gr30" draw:text-style-name="P2" draw:layer="layout" svg:width="3.304cm" svg:height="2.522cm" svg:x="2.696cm" svg:y="5cm">
          <text:p text:style-name="P1"><text:span text:style-name="T1">FreeLi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1" draw:layer="layout" svg:width="2.446cm" svg:height="2.522cm" svg:x="9.5cm" svg:y="5cm">
          <text:p/>
        </draw:rect>
        <draw:line draw:style-name="gr33" draw:text-style-name="P1" draw:layer="layout" svg:x1="7.172cm" svg:y1="3.793cm" svg:x2="10.529cm" svg:y2="5.657cm">
          <text:p/>
        </draw:line>
        <draw:line draw:style-name="gr34" draw:text-style-name="P1" draw:layer="layout" svg:x1="9.037cm" svg:y1="3.793cm" svg:x2="11.275cm" svg:y2="5.657cm">
          <text:p/>
        </draw:line>
        <draw:custom-shape draw:style-name="gr15" draw:text-style-name="P12" draw:layer="layout" svg:width="8.684cm" svg:height="1.032cm" svg:x="5.417cm" svg:y="8.8cm">
          <text:p text:style-name="P9"><text:span text:style-name="T2">(2) Pin</text:span><text:span text:style-name="T2">を立て </text:span><text:span text:style-name="T2">(refcount++)</text:span><text:span text:style-name="T2">、</text:span><text:span text:style-name="T2">usage_count</text:span><text:span text:style-name="T2">に</text:span><text:span text:style-name="T2">+1</text:span><text:span text:style-name="T2">する。</text:span></text:p>
          <text:p text:style-name="P9"><text:span text:style-name="T2">(3) BufMappingLock</text:span><text:span text:style-name="T2">はすぐに解除。</text:span></text:p>
          <draw:enhanced-geometry svg:viewBox="0 0 21600 21600" draw:glue-points="10800 0 0 10800 10800 21600 21600 10800 ?f40 ?f41" draw:text-areas="0 0 21600 21600" draw:type="rectangular-callout" draw:modifiers="4984.0414507772 -17397.09583736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3" draw:text-style-name="P1" draw:layer="layout" svg:x1="8.542cm" svg:y1="3.868cm" svg:x2="11.153cm" svg:y2="5.732cm">
          <text:p/>
        </draw:line>
        <draw:rect draw:style-name="gr12" draw:text-style-name="P2" draw:layer="layout" svg:width="0.333cm" svg:height="0.334cm" svg:x="11.16cm" svg:y="5.733cm">
          <text:p text:style-name="P1"><text:span text:style-name="T1">x</text:span></text:p>
        </draw:rect>
        <draw:rect draw:style-name="gr12" draw:text-style-name="P2" draw:layer="layout" svg:width="0.333cm" svg:height="0.333cm" svg:x="11.16cm" svg:y="6.067cm">
          <text:p text:style-name="P1"><text:span text:style-name="T1">2</text:span></text:p>
        </draw:rect>
        <draw:rect draw:style-name="gr7" draw:text-style-name="P1" draw:layer="layout" svg:width="0.333cm" svg:height="0.333cm" svg:x="11.16cm" svg:y="6.7cm">
          <text:p/>
        </draw:rect>
        <draw:rect draw:style-name="gr12" draw:text-style-name="P1" draw:layer="layout" svg:width="0.333cm" svg:height="0.334cm" svg:x="11.16cm" svg:y="7.033cm">
          <text:p text:style-name="P1">*</text:p>
        </draw:rect>
        <draw:rect draw:style-name="gr7" draw:text-style-name="P1" draw:layer="layout" svg:width="0.333cm" svg:height="0.333cm" svg:x="11.161cm" svg:y="6.368cm">
          <text:p/>
        </draw:rect>
        <draw:rect draw:style-name="gr12" draw:text-style-name="P2" draw:layer="layout" svg:width="0.333cm" svg:height="0.334cm" svg:x="10.36cm" svg:y="5.733cm">
          <text:p text:style-name="P1"><text:span text:style-name="T1">x</text:span></text:p>
        </draw:rect>
        <draw:rect draw:style-name="gr12" draw:text-style-name="P2" draw:layer="layout" svg:width="0.333cm" svg:height="0.333cm" svg:x="10.36cm" svg:y="6.067cm">
          <text:p text:style-name="P1"><text:span text:style-name="T1">2</text:span></text:p>
        </draw:rect>
        <draw:rect draw:style-name="gr7" draw:text-style-name="P1" draw:layer="layout" svg:width="0.333cm" svg:height="0.333cm" svg:x="10.36cm" svg:y="6.7cm">
          <text:p/>
        </draw:rect>
        <draw:rect draw:style-name="gr12" draw:text-style-name="P1" draw:layer="layout" svg:width="0.333cm" svg:height="0.334cm" svg:x="10.36cm" svg:y="7.033cm">
          <text:p text:style-name="P1">*</text:p>
        </draw:rect>
        <draw:rect draw:style-name="gr7" draw:text-style-name="P1" draw:layer="layout" svg:width="0.333cm" svg:height="0.333cm" svg:x="10.361cm" svg:y="6.368cm">
          <text:p/>
        </draw:rect>
        <draw:rect draw:style-name="gr7" draw:text-style-name="P2" draw:layer="layout" svg:width="0.333cm" svg:height="0.334cm" svg:x="2.86cm" svg:y="5.733cm">
          <text:p/>
        </draw:rect>
        <draw:rect draw:style-name="gr12" draw:text-style-name="P2" draw:layer="layout" svg:width="0.333cm" svg:height="0.333cm" svg:x="2.86cm" svg:y="6.067cm">
          <text:p text:style-name="P1"><text:span text:style-name="T1">0</text:span></text:p>
        </draw:rect>
        <draw:rect draw:style-name="gr7" draw:text-style-name="P1" draw:layer="layout" svg:width="0.333cm" svg:height="0.333cm" svg:x="2.86cm" svg:y="6.7cm">
          <text:p/>
        </draw:rect>
        <draw:rect draw:style-name="gr12" draw:text-style-name="P1" draw:layer="layout" svg:width="0.333cm" svg:height="0.334cm" svg:x="2.86cm" svg:y="7.033cm">
          <text:p text:style-name="P1">*</text:p>
        </draw:rect>
        <draw:rect draw:style-name="gr7" draw:text-style-name="P1" draw:layer="layout" svg:width="0.333cm" svg:height="0.333cm" svg:x="2.861cm" svg:y="6.368cm">
          <text:p/>
        </draw:rect>
        <draw:rect draw:style-name="gr7" draw:text-style-name="P2" draw:layer="layout" svg:width="0.333cm" svg:height="0.334cm" svg:x="3.36cm" svg:y="5.733cm">
          <text:p/>
        </draw:rect>
        <draw:rect draw:style-name="gr12" draw:text-style-name="P2" draw:layer="layout" svg:width="0.333cm" svg:height="0.333cm" svg:x="3.36cm" svg:y="6.067cm">
          <text:p text:style-name="P1"><text:span text:style-name="T1">0</text:span></text:p>
        </draw:rect>
        <draw:rect draw:style-name="gr7" draw:text-style-name="P1" draw:layer="layout" svg:width="0.333cm" svg:height="0.333cm" svg:x="3.36cm" svg:y="6.7cm">
          <text:p/>
        </draw:rect>
        <draw:rect draw:style-name="gr12" draw:text-style-name="P1" draw:layer="layout" svg:width="0.333cm" svg:height="0.334cm" svg:x="3.36cm" svg:y="7.033cm">
          <text:p text:style-name="P1">*</text:p>
        </draw:rect>
        <draw:rect draw:style-name="gr7" draw:text-style-name="P1" draw:layer="layout" svg:width="0.333cm" svg:height="0.333cm" svg:x="3.361cm" svg:y="6.368cm">
          <text:p/>
        </draw:rect>
        <draw:rect draw:style-name="gr7" draw:text-style-name="P2" draw:layer="layout" svg:width="0.333cm" svg:height="0.334cm" svg:x="3.86cm" svg:y="5.733cm">
          <text:p/>
        </draw:rect>
        <draw:rect draw:style-name="gr12" draw:text-style-name="P2" draw:layer="layout" svg:width="0.333cm" svg:height="0.333cm" svg:x="3.86cm" svg:y="6.067cm">
          <text:p text:style-name="P1"><text:span text:style-name="T1">0</text:span></text:p>
        </draw:rect>
        <draw:rect draw:style-name="gr7" draw:text-style-name="P1" draw:layer="layout" svg:width="0.333cm" svg:height="0.333cm" svg:x="3.86cm" svg:y="6.7cm">
          <text:p/>
        </draw:rect>
        <draw:rect draw:style-name="gr12" draw:text-style-name="P1" draw:layer="layout" svg:width="0.333cm" svg:height="0.334cm" svg:x="3.86cm" svg:y="7.033cm">
          <text:p text:style-name="P1">*</text:p>
        </draw:rect>
        <draw:rect draw:style-name="gr7" draw:text-style-name="P1" draw:layer="layout" svg:width="0.333cm" svg:height="0.333cm" svg:x="3.861cm" svg:y="6.368cm">
          <text:p/>
        </draw:rect>
        <draw:rect draw:style-name="gr1" draw:text-style-name="P2" draw:layer="layout" svg:width="2.3cm" svg:height="2.522cm" svg:x="6.2cm" svg:y="5cm">
          <text:p/>
        </draw:rect>
        <draw:rect draw:style-name="gr35" draw:text-style-name="P2" draw:layer="layout" svg:width="0.333cm" svg:height="0.334cm" svg:x="6.36cm" svg:y="5.733cm">
          <text:p/>
        </draw:rect>
        <draw:rect draw:style-name="gr36" draw:text-style-name="P16" draw:layer="layout" svg:width="0.333cm" svg:height="0.333cm" svg:x="6.36cm" svg:y="6.067cm">
          <text:p text:style-name="P1"><text:span text:style-name="T8">2</text:span></text:p>
        </draw:rect>
        <draw:rect draw:style-name="gr35" draw:text-style-name="P1" draw:layer="layout" svg:width="0.333cm" svg:height="0.333cm" svg:x="6.36cm" svg:y="6.7cm">
          <text:p/>
        </draw:rect>
        <draw:rect draw:style-name="gr36" draw:text-style-name="P1" xml:id="id6" draw:id="id6" draw:layer="layout" svg:width="0.333cm" svg:height="0.334cm" svg:x="6.36cm" svg:y="7.033cm">
          <text:p text:style-name="P1">*</text:p>
        </draw:rect>
        <draw:rect draw:style-name="gr35" draw:text-style-name="P1" draw:layer="layout" svg:width="0.333cm" svg:height="0.333cm" svg:x="6.361cm" svg:y="6.368cm">
          <text:p/>
        </draw:rect>
        <draw:rect draw:style-name="gr7" draw:text-style-name="P2" draw:layer="layout" svg:width="0.333cm" svg:height="0.334cm" svg:x="6.96cm" svg:y="5.733cm">
          <text:p/>
        </draw:rect>
        <draw:rect draw:style-name="gr12" draw:text-style-name="P2" draw:layer="layout" svg:width="0.333cm" svg:height="0.333cm" svg:x="6.96cm" svg:y="6.067cm">
          <text:p text:style-name="P1"><text:span text:style-name="T1">2</text:span></text:p>
        </draw:rect>
        <draw:rect draw:style-name="gr7" draw:text-style-name="P1" draw:layer="layout" svg:width="0.333cm" svg:height="0.333cm" svg:x="6.96cm" svg:y="6.7cm">
          <text:p/>
        </draw:rect>
        <draw:rect draw:style-name="gr12" draw:text-style-name="P1" draw:layer="layout" svg:width="0.333cm" svg:height="0.334cm" svg:x="6.96cm" svg:y="7.033cm">
          <text:p text:style-name="P1">*</text:p>
        </draw:rect>
        <draw:rect draw:style-name="gr7" draw:text-style-name="P1" draw:layer="layout" svg:width="0.333cm" svg:height="0.333cm" svg:x="6.961cm" svg:y="6.368cm">
          <text:p/>
        </draw:rect>
        <draw:rect draw:style-name="gr17" draw:text-style-name="P2" draw:layer="layout" svg:width="9cm" svg:height="0.719cm" svg:x="2.8cm" svg:y="3.5cm">
          <text:p text:style-name="P1"><text:span text:style-name="T1">BufferTable</text:span></text:p>
        </draw:rect>
        <draw:rect draw:style-name="gr37" draw:text-style-name="P1" draw:layer="layout" svg:width="10.7cm" svg:height="5.4cm" svg:x="1.9cm" svg:y="2.5cm">
          <text:p/>
        </draw:rect>
        <draw:frame draw:style-name="gr38" draw:text-style-name="P6" draw:layer="layout" svg:width="3.88cm" svg:height="1.385cm" svg:x="9.721cm" svg:y="2.259cm">
          <draw:text-box>
            <text:p text:style-name="P1"><text:span text:style-name="T4">BufMappingLock</text:span></text:p>
            <text:p text:style-name="P1"><text:span text:style-name="T4">(</text:span><text:span text:style-name="T4">共有</text:span><text:span text:style-name="T4">)</text:span></text:p>
          </draw:text-box>
        </draw:frame>
        <draw:custom-shape draw:style-name="gr15" draw:text-style-name="P12" draw:layer="layout" svg:width="9.683cm" svg:height="1.5cm" svg:x="13.317cm" svg:y="6.5cm">
          <text:p text:style-name="P9"><text:span text:style-name="T2">ページへのアクセス：</text:span></text:p>
          <text:p text:style-name="P9"><text:span text:style-name="T2">　ページを読む場合は</text:span><text:span text:style-name="T2">content_lock</text:span><text:span text:style-name="T2">に共有ロックをかける。</text:span></text:p>
          <text:p text:style-name="P9"><text:span text:style-name="T2">　書き込む場合は排他ロックをかけ、</text:span><text:span text:style-name="T2">dirty</text:span><text:span text:style-name="T2">ビットを立てる。</text:span></text:p>
          <draw:enhanced-geometry svg:viewBox="0 0 21600 21600" draw:glue-points="10800 0 0 10800 10800 21600 21600 10800 ?f40 ?f41" draw:text-areas="0 0 21600 21600" draw:type="rectangular-callout" draw:modifiers="-4128.62453531599 1439.040639573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39" draw:text-style-name="P2" draw:layer="layout" svg:width="0.333cm" svg:height="0.334cm" svg:x="9.661cm" svg:y="5.734cm">
          <text:p text:style-name="P1"><text:span text:style-name="T1">x</text:span></text:p>
        </draw:rect>
        <draw:rect draw:style-name="gr39" draw:text-style-name="P2" draw:layer="layout" svg:width="0.333cm" svg:height="0.333cm" svg:x="9.661cm" svg:y="6.068cm">
          <text:p text:style-name="P1"><text:span text:style-name="T1">3</text:span></text:p>
        </draw:rect>
        <draw:rect draw:style-name="gr40" draw:text-style-name="P1" draw:layer="layout" svg:width="0.333cm" svg:height="0.333cm" svg:x="9.661cm" svg:y="6.701cm">
          <text:p/>
        </draw:rect>
        <draw:rect draw:style-name="gr39" draw:text-style-name="P1" xml:id="id7" draw:id="id7" draw:layer="layout" svg:width="0.333cm" svg:height="0.334cm" svg:x="9.661cm" svg:y="7.034cm">
          <text:p text:style-name="P1">*</text:p>
        </draw:rect>
        <draw:rect draw:style-name="gr40" draw:text-style-name="P1" draw:layer="layout" svg:width="0.333cm" svg:height="0.333cm" svg:x="9.662cm" svg:y="6.369cm">
          <text:p/>
        </draw:rect>
        <draw:connector draw:style-name="gr41" draw:text-style-name="P1" draw:layer="layout" draw:type="curve" svg:x1="6.526cm" svg:y1="7.367cm" svg:x2="9.827cm" svg:y2="7.368cm" draw:start-shape="id6" draw:start-glue-point="2" draw:end-shape="id7" draw:end-glue-point="2" svg:d="M6526 7367c0 753 3301 752 3301 1">
          <text:p/>
        </draw:connector>
        <draw:line draw:style-name="gr34" draw:text-style-name="P1" draw:layer="layout" svg:x1="7cm" svg:y1="4cm" svg:x2="9.575cm" svg:y2="5.857cm">
          <text:p/>
        </draw:line>
        <draw:line draw:style-name="gr42" draw:text-style-name="P1" draw:layer="layout" svg:x1="6.901cm" svg:y1="4.201cm" svg:x2="6.4cm" svg:y2="5.7cm">
          <text:p/>
        </draw:line>
        <draw:custom-shape draw:style-name="gr28" draw:text-style-name="P12" draw:layer="layout" svg:width="8.684cm" svg:height="1.032cm" svg:x="5.417cm" svg:y="8.8cm">
          <text:p/>
          <draw:enhanced-geometry svg:viewBox="0 0 21600 21600" draw:glue-points="10800 0 0 10800 10800 21600 21600 10800 ?f40 ?f41" draw:text-areas="0 0 21600 21600" draw:type="rectangular-callout" draw:modifiers="14589.0155440415 -31385.86640851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3" draw:text-style-name="P1" draw:layer="layout" svg:width="2cm" svg:height="0.11cm" svg:x="10.6cm" svg:y="8.7cm">
          <text:p/>
        </draw:rect>
        <draw:rect draw:style-name="gr43" draw:text-style-name="P1" draw:layer="layout" svg:width="2cm" svg:height="0.11cm" svg:x="7cm" svg:y="8.7cm">
          <text:p/>
        </draw:rect>
        <draw:custom-shape draw:style-name="gr15" draw:text-style-name="P12" draw:layer="layout" svg:width="8.082cm" svg:height="1.3cm" svg:x="13.918cm" svg:y="2cm">
          <text:p text:style-name="P9"><text:span text:style-name="T2">(1)BufMappingLock</text:span><text:span text:style-name="T2">で共有ロックをかけ、</text:span></text:p>
          <text:p text:style-name="P9"><text:span text:style-name="T2"><text:s text:c="3"/></text:span><text:span text:style-name="T2">該当するバッファディスクリプタを見つける </text:span></text:p>
          <draw:enhanced-geometry svg:viewBox="0 0 21600 21600" draw:glue-points="10800 0 0 10800 10800 21600 21600 10800 ?f40 ?f41" draw:text-areas="0 0 21600 21600" draw:type="rectangular-callout" draw:modifiers="-3105.18371891624 19972.9438893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0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office:forms form:automatic-focus="false" form:apply-design-mode="false"/>
        <draw:rect draw:style-name="gr37" draw:text-style-name="P1" draw:layer="layout" svg:width="10.3cm" svg:height="5cm" svg:x="13.6cm" svg:y="5.2cm">
          <text:p/>
        </draw:rect>
        <draw:rect draw:style-name="gr30" draw:text-style-name="P2" draw:layer="layout" svg:width="3.304cm" svg:height="2.522cm" svg:x="2.197cm" svg:y="7.5cm">
          <text:p text:style-name="P1"><text:span text:style-name="T1">FreeLi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1" draw:layer="layout" svg:width="2.446cm" svg:height="2.522cm" svg:x="9.001cm" svg:y="7.5cm">
          <text:p/>
        </draw:rect>
        <draw:line draw:style-name="gr33" draw:text-style-name="P1" draw:layer="layout" svg:x1="6.673cm" svg:y1="6.293cm" svg:x2="10.03cm" svg:y2="8.157cm">
          <text:p/>
        </draw:line>
        <draw:line draw:style-name="gr33" draw:text-style-name="P1" draw:layer="layout" svg:x1="8.043cm" svg:y1="6.368cm" svg:x2="10.654cm" svg:y2="8.232cm">
          <text:p/>
        </draw:line>
        <draw:rect draw:style-name="gr12" draw:text-style-name="P2" draw:layer="layout" svg:width="0.333cm" svg:height="0.334cm" svg:x="10.661cm" svg:y="8.233cm">
          <text:p text:style-name="P1"><text:span text:style-name="T1">x</text:span></text:p>
        </draw:rect>
        <draw:rect draw:style-name="gr12" draw:text-style-name="P2" draw:layer="layout" svg:width="0.333cm" svg:height="0.333cm" svg:x="10.661cm" svg:y="8.567cm">
          <text:p text:style-name="P1"><text:span text:style-name="T1">2</text:span></text:p>
        </draw:rect>
        <draw:rect draw:style-name="gr7" draw:text-style-name="P1" draw:layer="layout" svg:width="0.333cm" svg:height="0.333cm" svg:x="10.661cm" svg:y="9.2cm">
          <text:p/>
        </draw:rect>
        <draw:rect draw:style-name="gr12" draw:text-style-name="P1" draw:layer="layout" svg:width="0.333cm" svg:height="0.334cm" svg:x="10.661cm" svg:y="9.533cm">
          <text:p text:style-name="P1">*</text:p>
        </draw:rect>
        <draw:rect draw:style-name="gr7" draw:text-style-name="P1" draw:layer="layout" svg:width="0.333cm" svg:height="0.333cm" svg:x="10.662cm" svg:y="8.868cm">
          <text:p/>
        </draw:rect>
        <draw:rect draw:style-name="gr12" draw:text-style-name="P2" draw:layer="layout" svg:width="0.333cm" svg:height="0.334cm" svg:x="9.861cm" svg:y="8.233cm">
          <text:p text:style-name="P1"><text:span text:style-name="T1">x</text:span></text:p>
        </draw:rect>
        <draw:rect draw:style-name="gr12" draw:text-style-name="P2" draw:layer="layout" svg:width="0.333cm" svg:height="0.333cm" svg:x="9.861cm" svg:y="8.567cm">
          <text:p text:style-name="P1"><text:span text:style-name="T1">2</text:span></text:p>
        </draw:rect>
        <draw:rect draw:style-name="gr7" draw:text-style-name="P1" draw:layer="layout" svg:width="0.333cm" svg:height="0.333cm" svg:x="9.861cm" svg:y="9.2cm">
          <text:p/>
        </draw:rect>
        <draw:rect draw:style-name="gr12" draw:text-style-name="P1" draw:layer="layout" svg:width="0.333cm" svg:height="0.334cm" svg:x="9.861cm" svg:y="9.533cm">
          <text:p text:style-name="P1">*</text:p>
        </draw:rect>
        <draw:rect draw:style-name="gr7" draw:text-style-name="P1" draw:layer="layout" svg:width="0.333cm" svg:height="0.333cm" svg:x="9.862cm" svg:y="8.868cm">
          <text:p/>
        </draw:rect>
        <draw:rect draw:style-name="gr35" draw:text-style-name="P2" draw:layer="layout" svg:width="0.333cm" svg:height="0.334cm" svg:x="2.361cm" svg:y="8.233cm">
          <text:p/>
        </draw:rect>
        <draw:rect draw:style-name="gr36" draw:text-style-name="P2" draw:layer="layout" svg:width="0.333cm" svg:height="0.333cm" svg:x="2.361cm" svg:y="8.567cm">
          <text:p text:style-name="P1"><text:span text:style-name="T1">0</text:span></text:p>
        </draw:rect>
        <draw:rect draw:style-name="gr35" draw:text-style-name="P1" draw:layer="layout" svg:width="0.333cm" svg:height="0.333cm" svg:x="2.361cm" svg:y="9.2cm">
          <text:p/>
        </draw:rect>
        <draw:rect draw:style-name="gr36" draw:text-style-name="P1" xml:id="id8" draw:id="id8" draw:layer="layout" svg:width="0.333cm" svg:height="0.334cm" svg:x="2.361cm" svg:y="9.533cm">
          <text:p text:style-name="P1">*</text:p>
        </draw:rect>
        <draw:rect draw:style-name="gr35" draw:text-style-name="P1" draw:layer="layout" svg:width="0.333cm" svg:height="0.333cm" svg:x="2.362cm" svg:y="8.868cm">
          <text:p/>
        </draw:rect>
        <draw:rect draw:style-name="gr7" draw:text-style-name="P2" draw:layer="layout" svg:width="0.333cm" svg:height="0.334cm" svg:x="2.861cm" svg:y="8.233cm">
          <text:p/>
        </draw:rect>
        <draw:rect draw:style-name="gr12" draw:text-style-name="P2" draw:layer="layout" svg:width="0.333cm" svg:height="0.333cm" svg:x="2.861cm" svg:y="8.567cm">
          <text:p text:style-name="P1"><text:span text:style-name="T1">0</text:span></text:p>
        </draw:rect>
        <draw:rect draw:style-name="gr7" draw:text-style-name="P1" draw:layer="layout" svg:width="0.333cm" svg:height="0.333cm" svg:x="2.861cm" svg:y="9.2cm">
          <text:p/>
        </draw:rect>
        <draw:rect draw:style-name="gr12" draw:text-style-name="P1" draw:layer="layout" svg:width="0.333cm" svg:height="0.334cm" svg:x="2.861cm" svg:y="9.533cm">
          <text:p text:style-name="P1">*</text:p>
        </draw:rect>
        <draw:rect draw:style-name="gr7" draw:text-style-name="P1" draw:layer="layout" svg:width="0.333cm" svg:height="0.333cm" svg:x="2.862cm" svg:y="8.868cm">
          <text:p/>
        </draw:rect>
        <draw:custom-shape draw:style-name="gr5" draw:text-style-name="P1" draw:layer="layout" svg:width="1cm" svg:height="3.5cm" svg:x="12.2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0" draw:text-style-name="P2" draw:layer="layout" svg:width="3.304cm" svg:height="2.522cm" svg:x="14.097cm" svg:y="7.601cm">
          <text:p text:style-name="P1"><text:span text:style-name="T1">FreeLi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44" draw:text-style-name="P1" draw:layer="layout" svg:width="2.747cm" svg:height="2.522cm" svg:x="20.6cm" svg:y="7.601cm">
          <text:p/>
        </draw:rect>
        <draw:line draw:style-name="gr33" draw:text-style-name="P1" draw:layer="layout" svg:x1="18.573cm" svg:y1="6.394cm" svg:x2="21.93cm" svg:y2="8.258cm">
          <text:p/>
        </draw:line>
        <draw:line draw:style-name="gr45" draw:text-style-name="P1" draw:layer="layout" svg:x1="17.3cm" svg:y1="6.801cm" svg:x2="21cm" svg:y2="8.3cm">
          <text:p/>
        </draw:line>
        <draw:line draw:style-name="gr33" draw:text-style-name="P1" draw:layer="layout" svg:x1="19.943cm" svg:y1="6.469cm" svg:x2="22.554cm" svg:y2="8.333cm">
          <text:p/>
        </draw:line>
        <draw:rect draw:style-name="gr12" draw:text-style-name="P2" draw:layer="layout" svg:width="0.333cm" svg:height="0.334cm" svg:x="22.561cm" svg:y="8.334cm">
          <text:p text:style-name="P1"><text:span text:style-name="T1">x</text:span></text:p>
        </draw:rect>
        <draw:rect draw:style-name="gr12" draw:text-style-name="P2" draw:layer="layout" svg:width="0.333cm" svg:height="0.333cm" svg:x="22.561cm" svg:y="8.668cm">
          <text:p text:style-name="P1"><text:span text:style-name="T1">2</text:span></text:p>
        </draw:rect>
        <draw:rect draw:style-name="gr7" draw:text-style-name="P1" draw:layer="layout" svg:width="0.333cm" svg:height="0.333cm" svg:x="22.561cm" svg:y="9.301cm">
          <text:p/>
        </draw:rect>
        <draw:rect draw:style-name="gr12" draw:text-style-name="P1" draw:layer="layout" svg:width="0.333cm" svg:height="0.334cm" svg:x="22.561cm" svg:y="9.634cm">
          <text:p text:style-name="P1">*</text:p>
        </draw:rect>
        <draw:rect draw:style-name="gr7" draw:text-style-name="P1" draw:layer="layout" svg:width="0.333cm" svg:height="0.333cm" svg:x="22.562cm" svg:y="8.969cm">
          <text:p/>
        </draw:rect>
        <draw:rect draw:style-name="gr12" draw:text-style-name="P2" draw:layer="layout" svg:width="0.333cm" svg:height="0.334cm" svg:x="21.761cm" svg:y="8.334cm">
          <text:p text:style-name="P1"><text:span text:style-name="T1">x</text:span></text:p>
        </draw:rect>
        <draw:rect draw:style-name="gr12" draw:text-style-name="P2" draw:layer="layout" svg:width="0.333cm" svg:height="0.333cm" svg:x="21.761cm" svg:y="8.668cm">
          <text:p text:style-name="P1"><text:span text:style-name="T1">2</text:span></text:p>
        </draw:rect>
        <draw:rect draw:style-name="gr7" draw:text-style-name="P1" draw:layer="layout" svg:width="0.333cm" svg:height="0.333cm" svg:x="21.761cm" svg:y="9.301cm">
          <text:p/>
        </draw:rect>
        <draw:rect draw:style-name="gr12" draw:text-style-name="P1" draw:layer="layout" svg:width="0.333cm" svg:height="0.334cm" svg:x="21.761cm" svg:y="9.634cm">
          <text:p text:style-name="P1">*</text:p>
        </draw:rect>
        <draw:rect draw:style-name="gr7" draw:text-style-name="P1" draw:layer="layout" svg:width="0.333cm" svg:height="0.333cm" svg:x="21.762cm" svg:y="8.969cm">
          <text:p/>
        </draw:rect>
        <draw:rect draw:style-name="gr7" draw:text-style-name="P2" draw:layer="layout" svg:width="0.333cm" svg:height="0.334cm" svg:x="14.861cm" svg:y="8.334cm">
          <text:p/>
        </draw:rect>
        <draw:rect draw:style-name="gr12" draw:text-style-name="P2" draw:layer="layout" svg:width="0.333cm" svg:height="0.333cm" svg:x="14.861cm" svg:y="8.668cm">
          <text:p text:style-name="P1"><text:span text:style-name="T1">0</text:span></text:p>
        </draw:rect>
        <draw:rect draw:style-name="gr7" draw:text-style-name="P1" draw:layer="layout" svg:width="0.333cm" svg:height="0.333cm" svg:x="14.861cm" svg:y="9.301cm">
          <text:p/>
        </draw:rect>
        <draw:rect draw:style-name="gr12" draw:text-style-name="P1" draw:layer="layout" svg:width="0.333cm" svg:height="0.334cm" svg:x="14.861cm" svg:y="9.634cm">
          <text:p text:style-name="P1">*</text:p>
        </draw:rect>
        <draw:rect draw:style-name="gr7" draw:text-style-name="P1" draw:layer="layout" svg:width="0.333cm" svg:height="0.333cm" svg:x="14.862cm" svg:y="8.969cm">
          <text:p/>
        </draw:rect>
        <draw:rect draw:style-name="gr7" draw:text-style-name="P2" draw:layer="layout" svg:width="0.333cm" svg:height="0.334cm" svg:x="15.361cm" svg:y="8.334cm">
          <text:p/>
        </draw:rect>
        <draw:rect draw:style-name="gr12" draw:text-style-name="P2" draw:layer="layout" svg:width="0.333cm" svg:height="0.333cm" svg:x="15.361cm" svg:y="8.668cm">
          <text:p text:style-name="P1"><text:span text:style-name="T1">0</text:span></text:p>
        </draw:rect>
        <draw:rect draw:style-name="gr7" draw:text-style-name="P1" draw:layer="layout" svg:width="0.333cm" svg:height="0.333cm" svg:x="15.361cm" svg:y="9.301cm">
          <text:p/>
        </draw:rect>
        <draw:rect draw:style-name="gr12" draw:text-style-name="P1" draw:layer="layout" svg:width="0.333cm" svg:height="0.334cm" svg:x="15.361cm" svg:y="9.634cm">
          <text:p text:style-name="P1">*</text:p>
        </draw:rect>
        <draw:rect draw:style-name="gr7" draw:text-style-name="P1" draw:layer="layout" svg:width="0.333cm" svg:height="0.333cm" svg:x="15.362cm" svg:y="8.969cm">
          <text:p/>
        </draw:rect>
        <draw:rect draw:style-name="gr46" draw:text-style-name="P2" draw:layer="layout" svg:width="0.333cm" svg:height="0.334cm" svg:x="14.361cm" svg:y="8.334cm">
          <text:p/>
        </draw:rect>
        <draw:rect draw:style-name="gr47" draw:text-style-name="P2" draw:layer="layout" svg:width="0.333cm" svg:height="0.333cm" svg:x="14.361cm" svg:y="8.668cm">
          <text:p text:style-name="P1"><text:span text:style-name="T1">0</text:span></text:p>
        </draw:rect>
        <draw:rect draw:style-name="gr46" draw:text-style-name="P1" draw:layer="layout" svg:width="0.333cm" svg:height="0.333cm" svg:x="14.361cm" svg:y="9.301cm">
          <text:p/>
        </draw:rect>
        <draw:rect draw:style-name="gr47" draw:text-style-name="P1" draw:layer="layout" svg:width="0.333cm" svg:height="0.334cm" svg:x="14.361cm" svg:y="9.634cm">
          <text:p text:style-name="P1">*</text:p>
        </draw:rect>
        <draw:rect draw:style-name="gr46" draw:text-style-name="P1" draw:layer="layout" svg:width="0.333cm" svg:height="0.333cm" svg:x="14.362cm" svg:y="8.969cm">
          <text:p/>
        </draw:rect>
        <draw:rect draw:style-name="gr1" draw:text-style-name="P2" draw:layer="layout" svg:width="2.3cm" svg:height="2.522cm" svg:x="17.601cm" svg:y="7.601cm">
          <text:p/>
        </draw:rect>
        <draw:rect draw:style-name="gr7" draw:text-style-name="P2" draw:layer="layout" svg:width="0.333cm" svg:height="0.334cm" svg:x="18.361cm" svg:y="8.334cm">
          <text:p/>
        </draw:rect>
        <draw:rect draw:style-name="gr12" draw:text-style-name="P2" draw:layer="layout" svg:width="0.333cm" svg:height="0.333cm" svg:x="18.361cm" svg:y="8.668cm">
          <text:p text:style-name="P1"><text:span text:style-name="T1">2</text:span></text:p>
        </draw:rect>
        <draw:rect draw:style-name="gr7" draw:text-style-name="P1" draw:layer="layout" svg:width="0.333cm" svg:height="0.333cm" svg:x="18.361cm" svg:y="9.301cm">
          <text:p/>
        </draw:rect>
        <draw:rect draw:style-name="gr12" draw:text-style-name="P1" draw:layer="layout" svg:width="0.333cm" svg:height="0.334cm" svg:x="18.361cm" svg:y="9.634cm">
          <text:p text:style-name="P1">*</text:p>
        </draw:rect>
        <draw:rect draw:style-name="gr7" draw:text-style-name="P1" draw:layer="layout" svg:width="0.333cm" svg:height="0.333cm" svg:x="18.362cm" svg:y="8.969cm">
          <text:p/>
        </draw:rect>
        <draw:rect draw:style-name="gr48" draw:text-style-name="P2" draw:layer="layout" svg:width="0.333cm" svg:height="0.334cm" svg:x="21.061cm" svg:y="8.334cm">
          <text:p text:style-name="P1"><text:span text:style-name="T1">x</text:span></text:p>
        </draw:rect>
        <draw:rect draw:style-name="gr48" draw:text-style-name="P2" draw:layer="layout" svg:width="0.333cm" svg:height="0.333cm" svg:x="21.061cm" svg:y="8.668cm">
          <text:p text:style-name="P1"><text:span text:style-name="T1">1</text:span></text:p>
        </draw:rect>
        <draw:rect draw:style-name="gr49" draw:text-style-name="P1" draw:layer="layout" svg:width="0.333cm" svg:height="0.333cm" svg:x="21.061cm" svg:y="9.301cm">
          <text:p/>
        </draw:rect>
        <draw:rect draw:style-name="gr48" draw:text-style-name="P1" draw:layer="layout" svg:width="0.333cm" svg:height="0.334cm" svg:x="21.061cm" svg:y="9.634cm">
          <text:p text:style-name="P1">*</text:p>
        </draw:rect>
        <draw:rect draw:style-name="gr49" draw:text-style-name="P1" draw:layer="layout" svg:width="0.333cm" svg:height="0.333cm" svg:x="21.062cm" svg:y="8.969cm">
          <text:p/>
        </draw:rect>
        <draw:connector draw:style-name="gr41" draw:text-style-name="P1" draw:layer="layout" draw:type="curve" svg:x1="2.527cm" svg:y1="9.867cm" svg:x2="9.427cm" svg:y2="9.868cm" draw:start-shape="id8" draw:start-glue-point="2" draw:end-shape="id9" draw:end-glue-point="2" svg:d="M2527 9867c0 753 6900 752 6900 1">
          <text:p/>
        </draw:connector>
        <draw:rect draw:style-name="gr1" draw:text-style-name="P2" draw:layer="layout" svg:width="2.3cm" svg:height="2.522cm" svg:x="5.7cm" svg:y="7.5cm">
          <text:p/>
        </draw:rect>
        <draw:rect draw:style-name="gr7" draw:text-style-name="P2" draw:layer="layout" svg:width="0.333cm" svg:height="0.334cm" svg:x="5.86cm" svg:y="8.233cm">
          <text:p/>
        </draw:rect>
        <draw:rect draw:style-name="gr12" draw:text-style-name="P2" draw:layer="layout" svg:width="0.333cm" svg:height="0.333cm" svg:x="5.86cm" svg:y="8.567cm">
          <text:p text:style-name="P1"><text:span text:style-name="T1">2</text:span></text:p>
        </draw:rect>
        <draw:rect draw:style-name="gr7" draw:text-style-name="P1" draw:layer="layout" svg:width="0.333cm" svg:height="0.333cm" svg:x="5.86cm" svg:y="9.2cm">
          <text:p/>
        </draw:rect>
        <draw:rect draw:style-name="gr12" draw:text-style-name="P1" draw:layer="layout" svg:width="0.333cm" svg:height="0.334cm" svg:x="5.86cm" svg:y="9.533cm">
          <text:p text:style-name="P1">*</text:p>
        </draw:rect>
        <draw:rect draw:style-name="gr7" draw:text-style-name="P1" draw:layer="layout" svg:width="0.333cm" svg:height="0.333cm" svg:x="5.861cm" svg:y="8.868cm">
          <text:p/>
        </draw:rect>
        <draw:rect draw:style-name="gr7" draw:text-style-name="P2" draw:layer="layout" svg:width="0.333cm" svg:height="0.334cm" svg:x="6.46cm" svg:y="8.233cm">
          <text:p/>
        </draw:rect>
        <draw:rect draw:style-name="gr12" draw:text-style-name="P2" draw:layer="layout" svg:width="0.333cm" svg:height="0.333cm" svg:x="6.46cm" svg:y="8.567cm">
          <text:p text:style-name="P1"><text:span text:style-name="T1">2</text:span></text:p>
        </draw:rect>
        <draw:rect draw:style-name="gr7" draw:text-style-name="P1" draw:layer="layout" svg:width="0.333cm" svg:height="0.333cm" svg:x="6.46cm" svg:y="9.2cm">
          <text:p/>
        </draw:rect>
        <draw:rect draw:style-name="gr12" draw:text-style-name="P1" draw:layer="layout" svg:width="0.333cm" svg:height="0.334cm" svg:x="6.46cm" svg:y="9.533cm">
          <text:p text:style-name="P1">*</text:p>
        </draw:rect>
        <draw:rect draw:style-name="gr7" draw:text-style-name="P1" draw:layer="layout" svg:width="0.333cm" svg:height="0.333cm" svg:x="6.461cm" svg:y="8.868cm">
          <text:p/>
        </draw:rect>
        <draw:rect draw:style-name="gr7" draw:text-style-name="P2" draw:layer="layout" svg:width="0.333cm" svg:height="0.334cm" svg:x="3.361cm" svg:y="8.233cm">
          <text:p/>
        </draw:rect>
        <draw:rect draw:style-name="gr12" draw:text-style-name="P2" draw:layer="layout" svg:width="0.333cm" svg:height="0.333cm" svg:x="3.361cm" svg:y="8.567cm">
          <text:p text:style-name="P1"><text:span text:style-name="T1">0</text:span></text:p>
        </draw:rect>
        <draw:rect draw:style-name="gr7" draw:text-style-name="P1" draw:layer="layout" svg:width="0.333cm" svg:height="0.333cm" svg:x="3.361cm" svg:y="9.2cm">
          <text:p/>
        </draw:rect>
        <draw:rect draw:style-name="gr12" draw:text-style-name="P1" draw:layer="layout" svg:width="0.333cm" svg:height="0.334cm" svg:x="3.361cm" svg:y="9.533cm">
          <text:p text:style-name="P1">*</text:p>
        </draw:rect>
        <draw:rect draw:style-name="gr7" draw:text-style-name="P1" draw:layer="layout" svg:width="0.333cm" svg:height="0.333cm" svg:x="3.362cm" svg:y="8.868cm">
          <text:p/>
        </draw:rect>
        <draw:rect draw:style-name="gr7" draw:text-style-name="P2" draw:layer="layout" svg:width="0.333cm" svg:height="0.334cm" svg:x="17.861cm" svg:y="8.334cm">
          <text:p/>
        </draw:rect>
        <draw:rect draw:style-name="gr12" draw:text-style-name="P2" draw:layer="layout" svg:width="0.333cm" svg:height="0.333cm" svg:x="17.861cm" svg:y="8.668cm">
          <text:p text:style-name="P1"><text:span text:style-name="T1">2</text:span></text:p>
        </draw:rect>
        <draw:rect draw:style-name="gr7" draw:text-style-name="P1" draw:layer="layout" svg:width="0.333cm" svg:height="0.333cm" svg:x="17.861cm" svg:y="9.301cm">
          <text:p/>
        </draw:rect>
        <draw:rect draw:style-name="gr12" draw:text-style-name="P1" draw:layer="layout" svg:width="0.333cm" svg:height="0.334cm" svg:x="17.861cm" svg:y="9.634cm">
          <text:p text:style-name="P1">*</text:p>
        </draw:rect>
        <draw:rect draw:style-name="gr7" draw:text-style-name="P1" draw:layer="layout" svg:width="0.333cm" svg:height="0.333cm" svg:x="17.862cm" svg:y="8.969cm">
          <text:p/>
        </draw:rect>
        <draw:custom-shape draw:style-name="gr15" draw:text-style-name="P17" draw:layer="layout" svg:width="2.5cm" svg:height="0.5cm" svg:x="1.6cm" svg:y="11cm">
          <text:p text:style-name="P1"><text:span text:style-name="T5">victim</text:span><text:span text:style-name="T5">候補</text:span></text:p>
          <draw:enhanced-geometry svg:viewBox="0 0 21600 21600" draw:glue-points="10800 0 0 10800 10800 21600 21600 10800 ?f40 ?f41" draw:text-areas="0 0 21600 21600" draw:type="rectangular-callout" draw:modifiers="8774.73010795682 -46347.3053892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37" draw:text-style-name="P1" draw:layer="layout" svg:width="6.998cm" svg:height="3.2cm" svg:x="1.502cm" svg:y="6.9cm">
          <text:p/>
        </draw:rect>
        <draw:frame draw:style-name="gr50" draw:text-style-name="P6" draw:layer="layout" svg:width="5.518cm" svg:height="0.94cm" svg:x="1.423cm" svg:y="6.76cm">
          <draw:text-box>
            <text:p text:style-name="P1"><text:span text:style-name="T4">BufFreelistLock(</text:span><text:span text:style-name="T4">排他</text:span><text:span text:style-name="T4">)</text:span></text:p>
          </draw:text-box>
        </draw:frame>
        <draw:custom-shape draw:style-name="gr15" draw:text-style-name="P12" draw:layer="layout" svg:width="3cm" svg:height="1cm" svg:x="5cm" svg:y="11cm">
          <text:p text:style-name="P9"><text:span text:style-name="T2">(1)victim</text:span><text:span text:style-name="T2">選択</text:span></text:p>
          <draw:enhanced-geometry svg:viewBox="0 0 21600 21600" draw:glue-points="10800 0 0 10800 10800 21600 21600 10800 ?f40 ?f41" draw:text-areas="0 0 21600 21600" draw:type="rectangular-callout" draw:modifiers="8449.98333888704 -10724.47552447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1" draw:text-style-name="P14" draw:layer="layout" svg:width="11.051cm" svg:height="0.818cm" svg:x="0.732cm" svg:y="1.602cm">
          <draw:text-box>
            <text:p><text:span text:style-name="T1">Freelist</text:span><text:span text:style-name="T1">に未使用のバッファディスクリプタがある場合</text:span></text:p>
          </draw:text-box>
        </draw:frame>
        <draw:rect draw:style-name="gr48" draw:text-style-name="P2" draw:layer="layout" svg:width="0.333cm" svg:height="0.334cm" svg:x="9.261cm" svg:y="8.234cm">
          <text:p text:style-name="P1"><text:span text:style-name="T1">x</text:span></text:p>
        </draw:rect>
        <draw:rect draw:style-name="gr48" draw:text-style-name="P2" draw:layer="layout" svg:width="0.333cm" svg:height="0.333cm" svg:x="9.261cm" svg:y="8.568cm">
          <text:p text:style-name="P1"><text:span text:style-name="T1">1</text:span></text:p>
        </draw:rect>
        <draw:rect draw:style-name="gr49" draw:text-style-name="P1" draw:layer="layout" svg:width="0.333cm" svg:height="0.333cm" svg:x="9.261cm" svg:y="9.201cm">
          <text:p/>
        </draw:rect>
        <draw:rect draw:style-name="gr48" draw:text-style-name="P1" xml:id="id9" draw:id="id9" draw:layer="layout" svg:width="0.333cm" svg:height="0.334cm" svg:x="9.261cm" svg:y="9.534cm">
          <text:p text:style-name="P1">*</text:p>
        </draw:rect>
        <draw:rect draw:style-name="gr49" draw:text-style-name="P1" draw:layer="layout" svg:width="0.333cm" svg:height="0.333cm" svg:x="9.262cm" svg:y="8.869cm">
          <text:p/>
        </draw:rect>
        <draw:rect draw:style-name="gr17" draw:text-style-name="P2" draw:layer="layout" svg:width="9cm" svg:height="0.72cm" svg:x="2.3cm" svg:y="5.8cm">
          <text:p text:style-name="P1"><text:span text:style-name="T1">BufferTable</text:span></text:p>
        </draw:rect>
        <draw:rect draw:style-name="gr17" draw:text-style-name="P2" draw:layer="layout" svg:width="9cm" svg:height="0.72cm" svg:x="14.2cm" svg:y="6cm">
          <text:p text:style-name="P1"><text:span text:style-name="T1">BufferTable</text:span></text:p>
        </draw:rect>
        <draw:frame draw:style-name="gr38" draw:text-style-name="P6" draw:layer="layout" svg:width="3.88cm" svg:height="1.385cm" svg:x="21.721cm" svg:y="5.159cm">
          <draw:text-box>
            <text:p text:style-name="P1"><text:span text:style-name="T4">BufMappingLock</text:span></text:p>
            <text:p text:style-name="P1"><text:span text:style-name="T4">(</text:span><text:span text:style-name="T4">排他</text:span><text:span text:style-name="T4">)</text:span></text:p>
          </draw:text-box>
        </draw:frame>
        <draw:custom-shape draw:style-name="gr5" draw:text-style-name="P1" draw:layer="layout" svg:width="0.5cm" svg:height="1cm" svg:x="21cm" svg:y="10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2" draw:layer="layout" svg:width="4.5cm" svg:height="1.1cm" svg:x="16.1cm" svg:y="10.9cm">
          <text:p text:style-name="P9"><text:span text:style-name="T2">(3)HDD</text:span><text:span text:style-name="T2">からデータ読み込み</text:span></text:p>
          <draw:enhanced-geometry svg:viewBox="0 0 21600 21600" draw:glue-points="10800 0 0 10800 10800 21600 21600 10800 ?f40 ?f41" draw:text-areas="0 0 21600 21600" draw:type="rectangular-callout" draw:modifiers="24167.42946012 -17558.5831062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2" draw:layer="layout" svg:width="4cm" svg:height="0.9cm" svg:x="17.9cm" svg:y="4cm">
          <text:p text:style-name="P9"><text:span text:style-name="T2">(2)BufferTable</text:span><text:span text:style-name="T2">更新</text:span></text:p>
          <draw:enhanced-geometry svg:viewBox="0 0 21600 21600" draw:glue-points="10800 0 0 10800 10800 21600 21600 10800 ?f40 ?f41" draw:text-areas="0 0 21600 21600" draw:type="rectangular-callout" draw:modifiers="2693.92651837041 46268.59045504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0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office:forms form:automatic-focus="false" form:apply-design-mode="false"/>
        <draw:rect draw:style-name="gr1" draw:text-style-name="P1" draw:layer="layout" svg:width="2.446cm" svg:height="2.522cm" svg:x="8.301cm" svg:y="6.7cm">
          <text:p/>
        </draw:rect>
        <draw:line draw:style-name="gr33" draw:text-style-name="P1" draw:layer="layout" svg:x1="6.173cm" svg:y1="5.493cm" svg:x2="9.53cm" svg:y2="7.357cm">
          <text:p/>
        </draw:line>
        <draw:line draw:style-name="gr33" draw:text-style-name="P1" draw:layer="layout" svg:x1="7.543cm" svg:y1="5.568cm" svg:x2="10.154cm" svg:y2="7.432cm">
          <text:p/>
        </draw:line>
        <draw:rect draw:style-name="gr12" draw:text-style-name="P2" draw:layer="layout" svg:width="0.333cm" svg:height="0.334cm" svg:x="9.961cm" svg:y="7.433cm">
          <text:p text:style-name="P1"><text:span text:style-name="T1">x</text:span></text:p>
        </draw:rect>
        <draw:rect draw:style-name="gr12" draw:text-style-name="P2" draw:layer="layout" svg:width="0.333cm" svg:height="0.333cm" svg:x="9.961cm" svg:y="7.767cm">
          <text:p text:style-name="P1"><text:span text:style-name="T1">2</text:span></text:p>
        </draw:rect>
        <draw:rect draw:style-name="gr7" draw:text-style-name="P1" draw:layer="layout" svg:width="0.333cm" svg:height="0.333cm" svg:x="9.961cm" svg:y="8.4cm">
          <text:p/>
        </draw:rect>
        <draw:rect draw:style-name="gr12" draw:text-style-name="P1" draw:layer="layout" svg:width="0.333cm" svg:height="0.334cm" svg:x="9.961cm" svg:y="8.733cm">
          <text:p text:style-name="P1">*</text:p>
        </draw:rect>
        <draw:rect draw:style-name="gr7" draw:text-style-name="P1" draw:layer="layout" svg:width="0.333cm" svg:height="0.333cm" svg:x="9.962cm" svg:y="8.068cm">
          <text:p/>
        </draw:rect>
        <draw:rect draw:style-name="gr12" draw:text-style-name="P2" draw:layer="layout" svg:width="0.333cm" svg:height="0.334cm" svg:x="9.161cm" svg:y="7.433cm">
          <text:p text:style-name="P1"><text:span text:style-name="T1">x</text:span></text:p>
        </draw:rect>
        <draw:rect draw:style-name="gr12" draw:text-style-name="P2" draw:layer="layout" svg:width="0.333cm" svg:height="0.333cm" svg:x="9.161cm" svg:y="7.767cm">
          <text:p text:style-name="P1"><text:span text:style-name="T1">2</text:span></text:p>
        </draw:rect>
        <draw:rect draw:style-name="gr7" draw:text-style-name="P1" draw:layer="layout" svg:width="0.333cm" svg:height="0.333cm" svg:x="9.161cm" svg:y="8.4cm">
          <text:p/>
        </draw:rect>
        <draw:rect draw:style-name="gr12" draw:text-style-name="P1" draw:layer="layout" svg:width="0.333cm" svg:height="0.334cm" svg:x="9.161cm" svg:y="8.733cm">
          <text:p text:style-name="P1">*</text:p>
        </draw:rect>
        <draw:rect draw:style-name="gr7" draw:text-style-name="P1" draw:layer="layout" svg:width="0.333cm" svg:height="0.333cm" svg:x="9.162cm" svg:y="8.068cm">
          <text:p/>
        </draw:rect>
        <draw:rect draw:style-name="gr1" draw:text-style-name="P2" draw:layer="layout" svg:width="3.5cm" svg:height="2.522cm" svg:x="3.6cm" svg:y="6.7cm">
          <text:p/>
        </draw:rect>
        <draw:rect draw:style-name="gr7" draw:text-style-name="P2" draw:layer="layout" svg:width="0.333cm" svg:height="0.334cm" svg:x="3.86cm" svg:y="7.433cm">
          <text:p/>
        </draw:rect>
        <draw:rect draw:style-name="gr12" draw:text-style-name="P2" draw:layer="layout" svg:width="0.333cm" svg:height="0.333cm" svg:x="3.86cm" svg:y="7.767cm">
          <text:p text:style-name="P1"><text:span text:style-name="T1">2</text:span></text:p>
        </draw:rect>
        <draw:rect draw:style-name="gr7" draw:text-style-name="P1" draw:layer="layout" svg:width="0.333cm" svg:height="0.333cm" svg:x="3.86cm" svg:y="8.4cm">
          <text:p/>
        </draw:rect>
        <draw:rect draw:style-name="gr12" draw:text-style-name="P1" draw:layer="layout" svg:width="0.333cm" svg:height="0.334cm" svg:x="3.86cm" svg:y="8.733cm">
          <text:p text:style-name="P1">*</text:p>
        </draw:rect>
        <draw:rect draw:style-name="gr7" draw:text-style-name="P1" draw:layer="layout" svg:width="0.333cm" svg:height="0.333cm" svg:x="3.861cm" svg:y="8.068cm">
          <text:p/>
        </draw:rect>
        <draw:rect draw:style-name="gr35" draw:text-style-name="P2" draw:layer="layout" svg:width="0.333cm" svg:height="0.334cm" svg:x="4.46cm" svg:y="7.433cm">
          <text:p/>
        </draw:rect>
        <draw:rect draw:style-name="gr36" draw:text-style-name="P2" draw:layer="layout" svg:width="0.333cm" svg:height="0.333cm" svg:x="4.46cm" svg:y="7.767cm">
          <text:p text:style-name="P1"><text:span text:style-name="T1">0</text:span></text:p>
        </draw:rect>
        <draw:rect draw:style-name="gr35" draw:text-style-name="P1" draw:layer="layout" svg:width="0.333cm" svg:height="0.333cm" svg:x="4.46cm" svg:y="8.4cm">
          <text:p/>
        </draw:rect>
        <draw:rect draw:style-name="gr36" draw:text-style-name="P1" xml:id="id10" draw:id="id10" draw:layer="layout" svg:width="0.333cm" svg:height="0.334cm" svg:x="4.46cm" svg:y="8.733cm">
          <text:p text:style-name="P1">*</text:p>
        </draw:rect>
        <draw:rect draw:style-name="gr36" draw:text-style-name="P10" draw:layer="layout" svg:width="0.333cm" svg:height="0.333cm" svg:x="4.461cm" svg:y="8.068cm">
          <text:p text:style-name="P1"><text:span text:style-name="T2">x</text:span></text:p>
        </draw:rect>
        <draw:rect draw:style-name="gr7" draw:text-style-name="P2" draw:layer="layout" svg:width="0.333cm" svg:height="0.334cm" svg:x="4.96cm" svg:y="7.433cm">
          <text:p/>
        </draw:rect>
        <draw:rect draw:style-name="gr12" draw:text-style-name="P2" draw:layer="layout" svg:width="0.333cm" svg:height="0.333cm" svg:x="4.96cm" svg:y="7.767cm">
          <text:p text:style-name="P1"><text:span text:style-name="T1">2</text:span></text:p>
        </draw:rect>
        <draw:rect draw:style-name="gr7" draw:text-style-name="P1" draw:layer="layout" svg:width="0.333cm" svg:height="0.333cm" svg:x="4.96cm" svg:y="8.4cm">
          <text:p/>
        </draw:rect>
        <draw:rect draw:style-name="gr12" draw:text-style-name="P1" draw:layer="layout" svg:width="0.333cm" svg:height="0.334cm" svg:x="4.96cm" svg:y="8.733cm">
          <text:p text:style-name="P1">*</text:p>
        </draw:rect>
        <draw:rect draw:style-name="gr7" draw:text-style-name="P1" draw:layer="layout" svg:width="0.333cm" svg:height="0.333cm" svg:x="4.961cm" svg:y="8.068cm">
          <text:p/>
        </draw:rect>
        <draw:rect draw:style-name="gr7" draw:text-style-name="P2" draw:layer="layout" svg:width="0.333cm" svg:height="0.334cm" svg:x="5.56cm" svg:y="7.433cm">
          <text:p/>
        </draw:rect>
        <draw:rect draw:style-name="gr12" draw:text-style-name="P2" draw:layer="layout" svg:width="0.333cm" svg:height="0.333cm" svg:x="5.56cm" svg:y="7.767cm">
          <text:p text:style-name="P1"><text:span text:style-name="T1">4</text:span></text:p>
        </draw:rect>
        <draw:rect draw:style-name="gr7" draw:text-style-name="P1" draw:layer="layout" svg:width="0.333cm" svg:height="0.333cm" svg:x="5.56cm" svg:y="8.4cm">
          <text:p/>
        </draw:rect>
        <draw:rect draw:style-name="gr12" draw:text-style-name="P1" draw:layer="layout" svg:width="0.333cm" svg:height="0.334cm" svg:x="5.56cm" svg:y="8.733cm">
          <text:p text:style-name="P1">*</text:p>
        </draw:rect>
        <draw:rect draw:style-name="gr7" draw:text-style-name="P1" draw:layer="layout" svg:width="0.333cm" svg:height="0.333cm" svg:x="5.561cm" svg:y="8.068cm">
          <text:p/>
        </draw:rect>
        <draw:line draw:style-name="gr52" draw:text-style-name="P1" draw:layer="layout" svg:x1="4.7cm" svg:y1="9.201cm" svg:x2="4.7cm" svg:y2="10.601cm">
          <text:p/>
        </draw:line>
        <draw:frame draw:style-name="gr53" draw:text-style-name="P18" draw:layer="layout" svg:width="3.753cm" svg:height="0.725cm" svg:x="3cm" svg:y="10.458cm">
          <draw:text-box>
            <text:p><text:span text:style-name="T9">nextVictimBuffer</text:span></text:p>
          </draw:text-box>
        </draw:frame>
        <draw:line draw:style-name="gr54" draw:text-style-name="P1" draw:layer="layout" svg:x1="4.8cm" svg:y1="10.101cm" svg:x2="6.2cm" svg:y2="10.101cm">
          <text:p/>
        </draw:line>
        <draw:rect draw:style-name="gr30" draw:text-style-name="P2" draw:layer="layout" svg:width="1.801cm" svg:height="2.522cm" svg:x="1.4cm" svg:y="6.7cm">
          <text:p text:style-name="P1"><text:span text:style-name="T1">FreeLi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custom-shape draw:style-name="gr15" draw:text-style-name="P12" draw:layer="layout" svg:width="5.3cm" svg:height="0.6cm" svg:x="1.2cm" svg:y="11.4cm">
          <text:p text:style-name="P9"><text:span text:style-name="T2">(1)Clocksweep</text:span><text:span text:style-name="T2">で</text:span><text:span text:style-name="T2">victim</text:span><text:span text:style-name="T2">を探す</text:span></text:p>
          <draw:enhanced-geometry svg:viewBox="0 0 21600 21600" draw:glue-points="10800 0 0 10800 10800 21600 21600 10800 ?f40 ?f41" draw:text-areas="0 0 21600 21600" draw:type="rectangular-callout" draw:modifiers="11592.5297113752 -9667.886855241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cm" svg:height="3.5cm" svg:x="11.6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7" draw:text-style-name="P1" draw:layer="layout" svg:width="10.3cm" svg:height="4.7cm" svg:x="13.301cm" svg:y="4.5cm">
          <text:p/>
        </draw:rect>
        <draw:rect draw:style-name="gr44" draw:text-style-name="P1" draw:layer="layout" svg:width="2.747cm" svg:height="2.522cm" svg:x="20.301cm" svg:y="6.601cm">
          <text:p/>
        </draw:rect>
        <draw:line draw:style-name="gr33" draw:text-style-name="P1" draw:layer="layout" svg:x1="18.274cm" svg:y1="5.394cm" svg:x2="21.631cm" svg:y2="7.258cm">
          <text:p/>
        </draw:line>
        <draw:line draw:style-name="gr45" draw:text-style-name="P1" draw:layer="layout" svg:x1="17.001cm" svg:y1="5.801cm" svg:x2="20.701cm" svg:y2="7.3cm">
          <text:p/>
        </draw:line>
        <draw:line draw:style-name="gr33" draw:text-style-name="P1" draw:layer="layout" svg:x1="19.644cm" svg:y1="5.469cm" svg:x2="22.255cm" svg:y2="7.333cm">
          <text:p/>
        </draw:line>
        <draw:rect draw:style-name="gr12" draw:text-style-name="P2" draw:layer="layout" svg:width="0.333cm" svg:height="0.334cm" svg:x="22.262cm" svg:y="7.334cm">
          <text:p text:style-name="P1"><text:span text:style-name="T1">x</text:span></text:p>
        </draw:rect>
        <draw:rect draw:style-name="gr12" draw:text-style-name="P2" draw:layer="layout" svg:width="0.333cm" svg:height="0.333cm" svg:x="22.262cm" svg:y="7.668cm">
          <text:p text:style-name="P1"><text:span text:style-name="T1">2</text:span></text:p>
        </draw:rect>
        <draw:rect draw:style-name="gr7" draw:text-style-name="P1" draw:layer="layout" svg:width="0.333cm" svg:height="0.333cm" svg:x="22.262cm" svg:y="8.301cm">
          <text:p/>
        </draw:rect>
        <draw:rect draw:style-name="gr12" draw:text-style-name="P1" draw:layer="layout" svg:width="0.333cm" svg:height="0.334cm" svg:x="22.262cm" svg:y="8.634cm">
          <text:p text:style-name="P1">*</text:p>
        </draw:rect>
        <draw:rect draw:style-name="gr7" draw:text-style-name="P1" draw:layer="layout" svg:width="0.333cm" svg:height="0.333cm" svg:x="22.263cm" svg:y="7.969cm">
          <text:p/>
        </draw:rect>
        <draw:rect draw:style-name="gr12" draw:text-style-name="P2" draw:layer="layout" svg:width="0.333cm" svg:height="0.334cm" svg:x="21.462cm" svg:y="7.334cm">
          <text:p text:style-name="P1"><text:span text:style-name="T1">x</text:span></text:p>
        </draw:rect>
        <draw:rect draw:style-name="gr12" draw:text-style-name="P2" draw:layer="layout" svg:width="0.333cm" svg:height="0.333cm" svg:x="21.462cm" svg:y="7.668cm">
          <text:p text:style-name="P1"><text:span text:style-name="T1">2</text:span></text:p>
        </draw:rect>
        <draw:rect draw:style-name="gr7" draw:text-style-name="P1" draw:layer="layout" svg:width="0.333cm" svg:height="0.333cm" svg:x="21.462cm" svg:y="8.301cm">
          <text:p/>
        </draw:rect>
        <draw:rect draw:style-name="gr12" draw:text-style-name="P1" draw:layer="layout" svg:width="0.333cm" svg:height="0.334cm" svg:x="21.462cm" svg:y="8.634cm">
          <text:p text:style-name="P1">*</text:p>
        </draw:rect>
        <draw:rect draw:style-name="gr7" draw:text-style-name="P1" draw:layer="layout" svg:width="0.333cm" svg:height="0.333cm" svg:x="21.463cm" svg:y="7.969cm">
          <text:p/>
        </draw:rect>
        <draw:rect draw:style-name="gr48" draw:text-style-name="P2" draw:layer="layout" svg:width="0.333cm" svg:height="0.334cm" svg:x="20.762cm" svg:y="7.334cm">
          <text:p text:style-name="P1"><text:span text:style-name="T1">x</text:span></text:p>
        </draw:rect>
        <draw:rect draw:style-name="gr48" draw:text-style-name="P2" draw:layer="layout" svg:width="0.333cm" svg:height="0.333cm" svg:x="20.762cm" svg:y="7.668cm">
          <text:p text:style-name="P1"><text:span text:style-name="T1">1</text:span></text:p>
        </draw:rect>
        <draw:rect draw:style-name="gr49" draw:text-style-name="P1" draw:layer="layout" svg:width="0.333cm" svg:height="0.333cm" svg:x="20.762cm" svg:y="8.301cm">
          <text:p/>
        </draw:rect>
        <draw:rect draw:style-name="gr48" draw:text-style-name="P1" draw:layer="layout" svg:width="0.333cm" svg:height="0.334cm" svg:x="20.762cm" svg:y="8.634cm">
          <text:p text:style-name="P1">*</text:p>
        </draw:rect>
        <draw:rect draw:style-name="gr49" draw:text-style-name="P1" draw:layer="layout" svg:width="0.333cm" svg:height="0.333cm" svg:x="20.763cm" svg:y="7.969cm">
          <text:p/>
        </draw:rect>
        <draw:rect draw:style-name="gr1" draw:text-style-name="P2" draw:layer="layout" svg:width="3.5cm" svg:height="2.522cm" svg:x="15.9cm" svg:y="6.6cm">
          <text:p/>
        </draw:rect>
        <draw:rect draw:style-name="gr7" draw:text-style-name="P2" draw:layer="layout" svg:width="0.333cm" svg:height="0.334cm" svg:x="16.16cm" svg:y="7.333cm">
          <text:p/>
        </draw:rect>
        <draw:rect draw:style-name="gr12" draw:text-style-name="P2" draw:layer="layout" svg:width="0.333cm" svg:height="0.333cm" svg:x="16.16cm" svg:y="7.667cm">
          <text:p text:style-name="P1"><text:span text:style-name="T1">2</text:span></text:p>
        </draw:rect>
        <draw:rect draw:style-name="gr7" draw:text-style-name="P1" draw:layer="layout" svg:width="0.333cm" svg:height="0.333cm" svg:x="16.16cm" svg:y="8.3cm">
          <text:p/>
        </draw:rect>
        <draw:rect draw:style-name="gr12" draw:text-style-name="P1" draw:layer="layout" svg:width="0.333cm" svg:height="0.334cm" svg:x="16.16cm" svg:y="8.633cm">
          <text:p text:style-name="P1">*</text:p>
        </draw:rect>
        <draw:rect draw:style-name="gr7" draw:text-style-name="P1" draw:layer="layout" svg:width="0.333cm" svg:height="0.333cm" svg:x="16.161cm" svg:y="7.968cm">
          <text:p/>
        </draw:rect>
        <draw:rect draw:style-name="gr55" draw:text-style-name="P2" draw:layer="layout" svg:width="0.333cm" svg:height="0.334cm" svg:x="16.76cm" svg:y="7.333cm">
          <text:p/>
        </draw:rect>
        <draw:rect draw:style-name="gr56" draw:text-style-name="P2" draw:layer="layout" svg:width="0.333cm" svg:height="0.333cm" svg:x="16.76cm" svg:y="7.667cm">
          <text:p text:style-name="P1"><text:span text:style-name="T1">0</text:span></text:p>
        </draw:rect>
        <draw:rect draw:style-name="gr55" draw:text-style-name="P10" draw:layer="layout" svg:width="0.333cm" svg:height="0.333cm" svg:x="16.76cm" svg:y="8.3cm">
          <text:p/>
        </draw:rect>
        <draw:rect draw:style-name="gr56" draw:text-style-name="P1" draw:layer="layout" svg:width="0.333cm" svg:height="0.334cm" svg:x="16.76cm" svg:y="8.633cm">
          <text:p text:style-name="P1">*</text:p>
        </draw:rect>
        <draw:rect draw:style-name="gr56" draw:text-style-name="P10" draw:layer="layout" svg:width="0.333cm" svg:height="0.333cm" svg:x="16.761cm" svg:y="7.968cm">
          <text:p text:style-name="P1"><text:span text:style-name="T2">x</text:span></text:p>
        </draw:rect>
        <draw:rect draw:style-name="gr7" draw:text-style-name="P2" draw:layer="layout" svg:width="0.333cm" svg:height="0.334cm" svg:x="17.26cm" svg:y="7.333cm">
          <text:p/>
        </draw:rect>
        <draw:rect draw:style-name="gr12" draw:text-style-name="P2" draw:layer="layout" svg:width="0.333cm" svg:height="0.333cm" svg:x="17.26cm" svg:y="7.667cm">
          <text:p text:style-name="P1"><text:span text:style-name="T1">1</text:span></text:p>
        </draw:rect>
        <draw:rect draw:style-name="gr7" draw:text-style-name="P1" draw:layer="layout" svg:width="0.333cm" svg:height="0.333cm" svg:x="17.26cm" svg:y="8.3cm">
          <text:p/>
        </draw:rect>
        <draw:rect draw:style-name="gr12" draw:text-style-name="P1" draw:layer="layout" svg:width="0.333cm" svg:height="0.334cm" svg:x="17.26cm" svg:y="8.633cm">
          <text:p text:style-name="P1">*</text:p>
        </draw:rect>
        <draw:rect draw:style-name="gr7" draw:text-style-name="P1" draw:layer="layout" svg:width="0.333cm" svg:height="0.333cm" svg:x="17.261cm" svg:y="7.968cm">
          <text:p/>
        </draw:rect>
        <draw:rect draw:style-name="gr7" draw:text-style-name="P2" draw:layer="layout" svg:width="0.333cm" svg:height="0.334cm" svg:x="17.86cm" svg:y="7.333cm">
          <text:p/>
        </draw:rect>
        <draw:rect draw:style-name="gr12" draw:text-style-name="P2" draw:layer="layout" svg:width="0.333cm" svg:height="0.333cm" svg:x="17.86cm" svg:y="7.667cm">
          <text:p text:style-name="P1"><text:span text:style-name="T1">4</text:span></text:p>
        </draw:rect>
        <draw:rect draw:style-name="gr7" draw:text-style-name="P1" draw:layer="layout" svg:width="0.333cm" svg:height="0.333cm" svg:x="17.86cm" svg:y="8.3cm">
          <text:p/>
        </draw:rect>
        <draw:rect draw:style-name="gr12" draw:text-style-name="P1" draw:layer="layout" svg:width="0.333cm" svg:height="0.334cm" svg:x="17.86cm" svg:y="8.633cm">
          <text:p text:style-name="P1">*</text:p>
        </draw:rect>
        <draw:rect draw:style-name="gr7" draw:text-style-name="P1" draw:layer="layout" svg:width="0.333cm" svg:height="0.333cm" svg:x="17.861cm" svg:y="7.968cm">
          <text:p/>
        </draw:rect>
        <draw:rect draw:style-name="gr30" draw:text-style-name="P2" draw:layer="layout" svg:width="1.801cm" svg:height="2.522cm" svg:x="13.7cm" svg:y="6.6cm">
          <text:p text:style-name="P1"><text:span text:style-name="T1">FreeLi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37" draw:text-style-name="P1" draw:layer="layout" svg:width="6.198cm" svg:height="3.299cm" svg:x="1.302cm" svg:y="6.201cm">
          <text:p/>
        </draw:rect>
        <draw:frame draw:style-name="gr57" draw:text-style-name="P14" draw:layer="layout" svg:width="15.036cm" svg:height="0.818cm" svg:x="0.732cm" svg:y="1.403cm">
          <draw:text-box>
            <text:p><text:span text:style-name="T1">(2)Freelist</text:span><text:span text:style-name="T1">が空で、使用済みバッファディスクリプタから</text:span><text:span text:style-name="T1">victim</text:span><text:span text:style-name="T1">を探す場合</text:span></text:p>
          </draw:text-box>
        </draw:frame>
        <draw:frame draw:style-name="gr50" draw:text-style-name="P6" draw:layer="layout" svg:width="5.518cm" svg:height="0.94cm" svg:x="1.423cm" svg:y="6.06cm">
          <draw:text-box>
            <text:p text:style-name="P1"><text:span text:style-name="T4">BufFreelistLock(</text:span><text:span text:style-name="T4">排他</text:span><text:span text:style-name="T4">)</text:span></text:p>
          </draw:text-box>
        </draw:frame>
        <draw:rect draw:style-name="gr48" draw:text-style-name="P2" draw:layer="layout" svg:width="0.333cm" svg:height="0.334cm" svg:x="8.562cm" svg:y="7.334cm">
          <text:p text:style-name="P1"><text:span text:style-name="T1">x</text:span></text:p>
        </draw:rect>
        <draw:rect draw:style-name="gr48" draw:text-style-name="P2" draw:layer="layout" svg:width="0.333cm" svg:height="0.333cm" svg:x="8.562cm" svg:y="7.668cm">
          <text:p text:style-name="P1"><text:span text:style-name="T1">1</text:span></text:p>
        </draw:rect>
        <draw:rect draw:style-name="gr49" draw:text-style-name="P1" draw:layer="layout" svg:width="0.333cm" svg:height="0.333cm" svg:x="8.562cm" svg:y="8.301cm">
          <text:p/>
        </draw:rect>
        <draw:rect draw:style-name="gr48" draw:text-style-name="P1" xml:id="id11" draw:id="id11" draw:layer="layout" svg:width="0.333cm" svg:height="0.334cm" svg:x="8.562cm" svg:y="8.634cm">
          <text:p text:style-name="P1">*</text:p>
        </draw:rect>
        <draw:rect draw:style-name="gr49" draw:text-style-name="P1" draw:layer="layout" svg:width="0.333cm" svg:height="0.333cm" svg:x="8.563cm" svg:y="7.969cm">
          <text:p/>
        </draw:rect>
        <draw:custom-shape draw:style-name="gr15" draw:text-style-name="P12" draw:layer="layout" svg:width="2.5cm" svg:height="0.9cm" svg:x="8cm" svg:y="10.1cm">
          <text:p text:style-name="P9"><text:span text:style-name="T2">(2)victim</text:span><text:span text:style-name="T2">選択</text:span></text:p>
          <draw:enhanced-geometry svg:viewBox="0 0 21600 21600" draw:glue-points="10800 0 0 10800 10800 21600 21600 10800 ?f40 ?f41" draw:text-areas="0 0 21600 21600" draw:type="rectangular-callout" draw:modifiers="-4214.63414634146 -12466.14872364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7" draw:text-style-name="P2" draw:layer="layout" svg:width="9cm" svg:height="0.72cm" svg:x="14cm" svg:y="5cm">
          <text:p text:style-name="P1"><text:span text:style-name="T1">BufferTable</text:span></text:p>
        </draw:rect>
        <draw:frame draw:style-name="gr58" draw:text-style-name="P6" draw:layer="layout" svg:width="3.88cm" svg:height="1.385cm" svg:x="21.722cm" svg:y="4.159cm">
          <draw:text-box>
            <text:p text:style-name="P1"><text:span text:style-name="T4">BufMappingLock</text:span></text:p>
            <text:p text:style-name="P1"><text:span text:style-name="T4">(</text:span><text:span text:style-name="T4">排他</text:span><text:span text:style-name="T4">)</text:span></text:p>
          </draw:text-box>
        </draw:frame>
        <draw:connector draw:style-name="gr41" draw:text-style-name="P1" draw:layer="layout" draw:type="curve" svg:x1="4.626cm" svg:y1="9.067cm" svg:x2="8.728cm" svg:y2="8.968cm" draw:start-shape="id10" draw:start-glue-point="2" draw:end-shape="id11" draw:end-glue-point="2" svg:d="M4626 9067c0 751 4102 801 4102-99">
          <text:p/>
        </draw:connector>
        <draw:rect draw:style-name="gr17" draw:text-style-name="P2" draw:layer="layout" svg:width="9cm" svg:height="0.72cm" svg:x="1.6cm" svg:y="5cm">
          <text:p text:style-name="P1"><text:span text:style-name="T1">BufferTable</text:span></text:p>
        </draw:rect>
        <draw:custom-shape draw:style-name="gr5" draw:text-style-name="P1" draw:layer="layout" svg:width="0.5cm" svg:height="1.5cm" svg:x="20.7cm" svg:y="9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2" draw:layer="layout" svg:width="4.8cm" svg:height="1.1cm" svg:x="21.6cm" svg:y="9.8cm">
          <text:p text:style-name="P9"><text:span text:style-name="T2">(5)HDD</text:span><text:span text:style-name="T2">からデータ読み込み</text:span></text:p>
          <draw:enhanced-geometry svg:viewBox="0 0 21600 21600" draw:glue-points="10800 0 0 10800 10800 21600 21600 10800 ?f40 ?f41" draw:text-areas="0 0 21600 21600" draw:type="rectangular-callout" draw:modifiers="-1948.0941470527 -13870.2997275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2" draw:layer="layout" svg:width="5.2cm" svg:height="1.2cm" svg:x="15.1cm" svg:y="10.8cm">
          <text:p text:style-name="P9"><text:span text:style-name="T2">(3)(</text:span><text:span text:style-name="T2">もしも</text:span><text:span text:style-name="T2">victim</text:span><text:span text:style-name="T2">が</text:span><text:span text:style-name="T2">dirty</text:span><text:span text:style-name="T2">ならば</text:span><text:span text:style-name="T2">)</text:span></text:p>
          <text:p text:style-name="P9"><text:span text:style-name="T2"><text:s text:c="4"/></text:span><text:span text:style-name="T2">HDD</text:span><text:span text:style-name="T2">書き込み</text:span></text:p>
          <draw:enhanced-geometry svg:viewBox="0 0 21600 21600" draw:glue-points="10800 0 0 10800 10800 21600 21600 10800 ?f40 ?f41" draw:text-areas="0 0 21600 21600" draw:type="rectangular-callout" draw:modifiers="22953.8934820227 -30232.80599500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2" draw:layer="layout" svg:width="4cm" svg:height="0.9cm" svg:x="17.9cm" svg:y="3.1cm">
          <text:p text:style-name="P9"><text:span text:style-name="T2">(4)BufferTable</text:span><text:span text:style-name="T2">更新</text:span></text:p>
          <draw:enhanced-geometry svg:viewBox="0 0 21600 21600" draw:glue-points="10800 0 0 10800 10800 21600 21600 10800 ?f40 ?f41" draw:text-areas="0 0 21600 21600" draw:type="rectangular-callout" draw:modifiers="2693.92651837041 46268.59045504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2" draw:text-style-name="P1" draw:layer="layout" svg:x1="17.601cm" svg:y1="9.202cm" svg:x2="17.601cm" svg:y2="10.602cm">
          <text:p/>
        </draw:line>
        <draw:frame draw:style-name="gr53" draw:text-style-name="P18" draw:layer="layout" svg:width="3.753cm" svg:height="0.725cm" svg:x="13.501cm" svg:y="10.159cm">
          <draw:text-box>
            <text:p><text:span text:style-name="T9">nextVictimBuffer</text:span></text:p>
          </draw:text-box>
        </draw:frame>
        <presentation:notes draw:style-name="dp2">
          <draw:page-thumbnail draw:style-name="gr20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>
        <office:forms form:automatic-focus="false" form:apply-design-mode="false"/>
        <draw:rect draw:style-name="gr30" draw:text-style-name="P2" draw:layer="layout" svg:width="3.304cm" svg:height="2.522cm" svg:x="2.696cm" svg:y="3.6cm">
          <text:p text:style-name="P1"><text:span text:style-name="T1">FreeLi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1" draw:layer="layout" svg:width="2.446cm" svg:height="2.522cm" svg:x="9.5cm" svg:y="3.6cm">
          <text:p/>
        </draw:rect>
        <draw:line draw:style-name="gr59" draw:text-style-name="P1" draw:layer="layout" svg:x1="7.172cm" svg:y1="2.393cm" svg:x2="10.529cm" svg:y2="4.257cm">
          <text:p/>
        </draw:line>
        <draw:custom-shape draw:style-name="gr15" draw:text-style-name="P12" draw:layer="layout" svg:width="9cm" svg:height="1.3cm" svg:x="15.5cm" svg:y="7.2cm">
          <text:p text:style-name="P9"><text:span text:style-name="T2">Pin</text:span><text:span text:style-name="T2">を降ろす</text:span><text:span text:style-name="T2">(refcount--)</text:span><text:span text:style-name="T2">。</text:span><text:span text:style-name="T2">usage_count</text:span><text:span text:style-name="T2">は変更しない。</text:span></text:p>
          <text:p text:style-name="P9"><text:span text:style-name="T2">refcount</text:span><text:span text:style-name="T2">が</text:span><text:span text:style-name="T2">0</text:span><text:span text:style-name="T2">になれば使用済みとなる。</text:span></text:p>
          <draw:enhanced-geometry svg:viewBox="0 0 21600 21600" draw:glue-points="10800 0 0 10800 10800 21600 21600 10800 ?f40 ?f41" draw:text-areas="0 0 21600 21600" draw:type="rectangular-callout" draw:modifiers="12284.2350849906 -9961.568024596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3" draw:text-style-name="P1" draw:layer="layout" svg:x1="8.542cm" svg:y1="2.468cm" svg:x2="11.153cm" svg:y2="4.332cm">
          <text:p/>
        </draw:line>
        <draw:rect draw:style-name="gr12" draw:text-style-name="P2" draw:layer="layout" svg:width="0.333cm" svg:height="0.334cm" svg:x="11.16cm" svg:y="4.333cm">
          <text:p text:style-name="P1"><text:span text:style-name="T1">x</text:span></text:p>
        </draw:rect>
        <draw:rect draw:style-name="gr12" draw:text-style-name="P2" draw:layer="layout" svg:width="0.333cm" svg:height="0.333cm" svg:x="11.16cm" svg:y="4.667cm">
          <text:p text:style-name="P1"><text:span text:style-name="T1">2</text:span></text:p>
        </draw:rect>
        <draw:rect draw:style-name="gr7" draw:text-style-name="P1" draw:layer="layout" svg:width="0.333cm" svg:height="0.333cm" svg:x="11.16cm" svg:y="5.3cm">
          <text:p/>
        </draw:rect>
        <draw:rect draw:style-name="gr12" draw:text-style-name="P1" draw:layer="layout" svg:width="0.333cm" svg:height="0.334cm" svg:x="11.16cm" svg:y="5.633cm">
          <text:p text:style-name="P1">*</text:p>
        </draw:rect>
        <draw:rect draw:style-name="gr7" draw:text-style-name="P1" draw:layer="layout" svg:width="0.333cm" svg:height="0.333cm" svg:x="11.161cm" svg:y="4.968cm">
          <text:p/>
        </draw:rect>
        <draw:rect draw:style-name="gr60" draw:text-style-name="P2" draw:layer="layout" svg:width="0.333cm" svg:height="0.334cm" svg:x="10.36cm" svg:y="4.333cm">
          <text:p text:style-name="P1"><text:span text:style-name="T1">x</text:span></text:p>
        </draw:rect>
        <draw:rect draw:style-name="gr60" draw:text-style-name="P2" draw:layer="layout" svg:width="0.333cm" svg:height="0.333cm" svg:x="10.36cm" svg:y="4.667cm">
          <text:p text:style-name="P1"><text:span text:style-name="T1">2</text:span></text:p>
        </draw:rect>
        <draw:rect draw:style-name="gr61" draw:text-style-name="P1" draw:layer="layout" svg:width="0.333cm" svg:height="0.333cm" svg:x="10.36cm" svg:y="5.3cm">
          <text:p/>
        </draw:rect>
        <draw:rect draw:style-name="gr60" draw:text-style-name="P1" draw:layer="layout" svg:width="0.333cm" svg:height="0.334cm" svg:x="10.36cm" svg:y="5.633cm">
          <text:p text:style-name="P1">*</text:p>
        </draw:rect>
        <draw:rect draw:style-name="gr61" draw:text-style-name="P1" draw:layer="layout" svg:width="0.333cm" svg:height="0.333cm" svg:x="10.361cm" svg:y="4.968cm">
          <text:p/>
        </draw:rect>
        <draw:rect draw:style-name="gr7" draw:text-style-name="P2" draw:layer="layout" svg:width="0.333cm" svg:height="0.334cm" svg:x="2.86cm" svg:y="4.333cm">
          <text:p/>
        </draw:rect>
        <draw:rect draw:style-name="gr12" draw:text-style-name="P2" draw:layer="layout" svg:width="0.333cm" svg:height="0.333cm" svg:x="2.86cm" svg:y="4.667cm">
          <text:p text:style-name="P1"><text:span text:style-name="T1">0</text:span></text:p>
        </draw:rect>
        <draw:rect draw:style-name="gr7" draw:text-style-name="P1" draw:layer="layout" svg:width="0.333cm" svg:height="0.333cm" svg:x="2.86cm" svg:y="5.3cm">
          <text:p/>
        </draw:rect>
        <draw:rect draw:style-name="gr12" draw:text-style-name="P1" draw:layer="layout" svg:width="0.333cm" svg:height="0.334cm" svg:x="2.86cm" svg:y="5.633cm">
          <text:p text:style-name="P1">*</text:p>
        </draw:rect>
        <draw:rect draw:style-name="gr7" draw:text-style-name="P1" draw:layer="layout" svg:width="0.333cm" svg:height="0.333cm" svg:x="2.861cm" svg:y="4.968cm">
          <text:p/>
        </draw:rect>
        <draw:rect draw:style-name="gr7" draw:text-style-name="P2" draw:layer="layout" svg:width="0.333cm" svg:height="0.334cm" svg:x="3.36cm" svg:y="4.333cm">
          <text:p/>
        </draw:rect>
        <draw:rect draw:style-name="gr12" draw:text-style-name="P2" draw:layer="layout" svg:width="0.333cm" svg:height="0.333cm" svg:x="3.36cm" svg:y="4.667cm">
          <text:p text:style-name="P1"><text:span text:style-name="T1">0</text:span></text:p>
        </draw:rect>
        <draw:rect draw:style-name="gr7" draw:text-style-name="P1" draw:layer="layout" svg:width="0.333cm" svg:height="0.333cm" svg:x="3.36cm" svg:y="5.3cm">
          <text:p/>
        </draw:rect>
        <draw:rect draw:style-name="gr12" draw:text-style-name="P1" draw:layer="layout" svg:width="0.333cm" svg:height="0.334cm" svg:x="3.36cm" svg:y="5.633cm">
          <text:p text:style-name="P1">*</text:p>
        </draw:rect>
        <draw:rect draw:style-name="gr7" draw:text-style-name="P1" draw:layer="layout" svg:width="0.333cm" svg:height="0.333cm" svg:x="3.361cm" svg:y="4.968cm">
          <text:p/>
        </draw:rect>
        <draw:rect draw:style-name="gr7" draw:text-style-name="P2" draw:layer="layout" svg:width="0.333cm" svg:height="0.334cm" svg:x="3.86cm" svg:y="4.333cm">
          <text:p/>
        </draw:rect>
        <draw:rect draw:style-name="gr12" draw:text-style-name="P2" draw:layer="layout" svg:width="0.333cm" svg:height="0.333cm" svg:x="3.86cm" svg:y="4.667cm">
          <text:p text:style-name="P1"><text:span text:style-name="T1">0</text:span></text:p>
        </draw:rect>
        <draw:rect draw:style-name="gr7" draw:text-style-name="P1" draw:layer="layout" svg:width="0.333cm" svg:height="0.333cm" svg:x="3.86cm" svg:y="5.3cm">
          <text:p/>
        </draw:rect>
        <draw:rect draw:style-name="gr12" draw:text-style-name="P1" draw:layer="layout" svg:width="0.333cm" svg:height="0.334cm" svg:x="3.86cm" svg:y="5.633cm">
          <text:p text:style-name="P1">*</text:p>
        </draw:rect>
        <draw:rect draw:style-name="gr7" draw:text-style-name="P1" draw:layer="layout" svg:width="0.333cm" svg:height="0.333cm" svg:x="3.861cm" svg:y="4.968cm">
          <text:p/>
        </draw:rect>
        <draw:rect draw:style-name="gr1" draw:text-style-name="P2" draw:layer="layout" svg:width="2.3cm" svg:height="2.522cm" svg:x="6.2cm" svg:y="3.6cm">
          <text:p/>
        </draw:rect>
        <draw:rect draw:style-name="gr7" draw:text-style-name="P2" draw:layer="layout" svg:width="0.333cm" svg:height="0.334cm" svg:x="6.36cm" svg:y="4.333cm">
          <text:p/>
        </draw:rect>
        <draw:rect draw:style-name="gr12" draw:text-style-name="P2" draw:layer="layout" svg:width="0.333cm" svg:height="0.333cm" svg:x="6.36cm" svg:y="4.667cm">
          <text:p text:style-name="P1"><text:span text:style-name="T1">2</text:span></text:p>
        </draw:rect>
        <draw:rect draw:style-name="gr7" draw:text-style-name="P1" draw:layer="layout" svg:width="0.333cm" svg:height="0.333cm" svg:x="6.36cm" svg:y="5.3cm">
          <text:p/>
        </draw:rect>
        <draw:rect draw:style-name="gr12" draw:text-style-name="P1" draw:layer="layout" svg:width="0.333cm" svg:height="0.334cm" svg:x="6.36cm" svg:y="5.633cm">
          <text:p text:style-name="P1">*</text:p>
        </draw:rect>
        <draw:rect draw:style-name="gr7" draw:text-style-name="P1" draw:layer="layout" svg:width="0.333cm" svg:height="0.333cm" svg:x="6.361cm" svg:y="4.968cm">
          <text:p/>
        </draw:rect>
        <draw:rect draw:style-name="gr7" draw:text-style-name="P2" draw:layer="layout" svg:width="0.333cm" svg:height="0.334cm" svg:x="6.96cm" svg:y="4.333cm">
          <text:p/>
        </draw:rect>
        <draw:rect draw:style-name="gr12" draw:text-style-name="P2" draw:layer="layout" svg:width="0.333cm" svg:height="0.333cm" svg:x="6.96cm" svg:y="4.667cm">
          <text:p text:style-name="P1"><text:span text:style-name="T1">2</text:span></text:p>
        </draw:rect>
        <draw:rect draw:style-name="gr7" draw:text-style-name="P1" draw:layer="layout" svg:width="0.333cm" svg:height="0.333cm" svg:x="6.96cm" svg:y="5.3cm">
          <text:p/>
        </draw:rect>
        <draw:rect draw:style-name="gr12" draw:text-style-name="P1" draw:layer="layout" svg:width="0.333cm" svg:height="0.334cm" svg:x="6.96cm" svg:y="5.633cm">
          <text:p text:style-name="P1">*</text:p>
        </draw:rect>
        <draw:rect draw:style-name="gr7" draw:text-style-name="P1" draw:layer="layout" svg:width="0.333cm" svg:height="0.333cm" svg:x="6.961cm" svg:y="4.968cm">
          <text:p/>
        </draw:rect>
        <draw:custom-shape draw:style-name="gr5" draw:text-style-name="P1" draw:layer="layout" svg:width="1cm" svg:height="3.5cm" svg:x="12.6cm" svg:y="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0" draw:text-style-name="P2" draw:layer="layout" svg:width="3.304cm" svg:height="2.522cm" svg:x="14.396cm" svg:y="3.6cm">
          <text:p text:style-name="P1"><text:span text:style-name="T1">FreeLi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1" draw:layer="layout" svg:width="2.446cm" svg:height="2.522cm" svg:x="21.2cm" svg:y="3.6cm">
          <text:p/>
        </draw:rect>
        <draw:line draw:style-name="gr33" draw:text-style-name="P1" draw:layer="layout" svg:x1="20.242cm" svg:y1="2.468cm" svg:x2="22.853cm" svg:y2="4.332cm">
          <text:p/>
        </draw:line>
        <draw:rect draw:style-name="gr12" draw:text-style-name="P2" draw:layer="layout" svg:width="0.333cm" svg:height="0.334cm" svg:x="22.86cm" svg:y="4.333cm">
          <text:p text:style-name="P1"><text:span text:style-name="T1">x</text:span></text:p>
        </draw:rect>
        <draw:rect draw:style-name="gr12" draw:text-style-name="P2" draw:layer="layout" svg:width="0.333cm" svg:height="0.333cm" svg:x="22.86cm" svg:y="4.667cm">
          <text:p text:style-name="P1"><text:span text:style-name="T1">2</text:span></text:p>
        </draw:rect>
        <draw:rect draw:style-name="gr7" draw:text-style-name="P1" draw:layer="layout" svg:width="0.333cm" svg:height="0.333cm" svg:x="22.86cm" svg:y="5.3cm">
          <text:p/>
        </draw:rect>
        <draw:rect draw:style-name="gr12" draw:text-style-name="P1" draw:layer="layout" svg:width="0.333cm" svg:height="0.334cm" svg:x="22.86cm" svg:y="5.633cm">
          <text:p text:style-name="P1">*</text:p>
        </draw:rect>
        <draw:rect draw:style-name="gr7" draw:text-style-name="P1" draw:layer="layout" svg:width="0.333cm" svg:height="0.333cm" svg:x="22.861cm" svg:y="4.968cm">
          <text:p/>
        </draw:rect>
        <draw:rect draw:style-name="gr62" draw:text-style-name="P2" draw:layer="layout" svg:width="0.333cm" svg:height="0.334cm" svg:x="22.06cm" svg:y="4.333cm">
          <text:p text:style-name="P1"><text:span text:style-name="T1">x</text:span></text:p>
        </draw:rect>
        <draw:rect draw:style-name="gr62" draw:text-style-name="P2" draw:layer="layout" svg:width="0.333cm" svg:height="0.333cm" svg:x="22.06cm" svg:y="4.667cm">
          <text:p text:style-name="P1"><text:span text:style-name="T1">2</text:span></text:p>
        </draw:rect>
        <draw:rect draw:style-name="gr63" draw:text-style-name="P1" draw:layer="layout" svg:width="0.333cm" svg:height="0.333cm" svg:x="22.06cm" svg:y="5.3cm">
          <text:p/>
        </draw:rect>
        <draw:rect draw:style-name="gr62" draw:text-style-name="P1" xml:id="id12" draw:id="id12" draw:layer="layout" svg:width="0.333cm" svg:height="0.334cm" svg:x="22.06cm" svg:y="5.633cm">
          <text:p text:style-name="P1">*</text:p>
        </draw:rect>
        <draw:rect draw:style-name="gr63" draw:text-style-name="P1" draw:layer="layout" svg:width="0.333cm" svg:height="0.333cm" svg:x="22.061cm" svg:y="4.968cm">
          <text:p/>
        </draw:rect>
        <draw:rect draw:style-name="gr7" draw:text-style-name="P2" draw:layer="layout" svg:width="0.333cm" svg:height="0.334cm" svg:x="14.56cm" svg:y="4.333cm">
          <text:p/>
        </draw:rect>
        <draw:rect draw:style-name="gr12" draw:text-style-name="P2" draw:layer="layout" svg:width="0.333cm" svg:height="0.333cm" svg:x="14.56cm" svg:y="4.667cm">
          <text:p text:style-name="P1"><text:span text:style-name="T1">0</text:span></text:p>
        </draw:rect>
        <draw:rect draw:style-name="gr7" draw:text-style-name="P1" draw:layer="layout" svg:width="0.333cm" svg:height="0.333cm" svg:x="14.56cm" svg:y="5.3cm">
          <text:p/>
        </draw:rect>
        <draw:rect draw:style-name="gr12" draw:text-style-name="P1" draw:layer="layout" svg:width="0.333cm" svg:height="0.334cm" svg:x="14.56cm" svg:y="5.633cm">
          <text:p text:style-name="P1">*</text:p>
        </draw:rect>
        <draw:rect draw:style-name="gr7" draw:text-style-name="P1" draw:layer="layout" svg:width="0.333cm" svg:height="0.333cm" svg:x="14.561cm" svg:y="4.968cm">
          <text:p/>
        </draw:rect>
        <draw:rect draw:style-name="gr7" draw:text-style-name="P2" draw:layer="layout" svg:width="0.333cm" svg:height="0.334cm" svg:x="15.06cm" svg:y="4.333cm">
          <text:p/>
        </draw:rect>
        <draw:rect draw:style-name="gr12" draw:text-style-name="P2" draw:layer="layout" svg:width="0.333cm" svg:height="0.333cm" svg:x="15.06cm" svg:y="4.667cm">
          <text:p text:style-name="P1"><text:span text:style-name="T1">0</text:span></text:p>
        </draw:rect>
        <draw:rect draw:style-name="gr7" draw:text-style-name="P1" draw:layer="layout" svg:width="0.333cm" svg:height="0.333cm" svg:x="15.06cm" svg:y="5.3cm">
          <text:p/>
        </draw:rect>
        <draw:rect draw:style-name="gr12" draw:text-style-name="P1" draw:layer="layout" svg:width="0.333cm" svg:height="0.334cm" svg:x="15.06cm" svg:y="5.633cm">
          <text:p text:style-name="P1">*</text:p>
        </draw:rect>
        <draw:rect draw:style-name="gr7" draw:text-style-name="P1" draw:layer="layout" svg:width="0.333cm" svg:height="0.333cm" svg:x="15.061cm" svg:y="4.968cm">
          <text:p/>
        </draw:rect>
        <draw:rect draw:style-name="gr7" draw:text-style-name="P2" draw:layer="layout" svg:width="0.333cm" svg:height="0.334cm" svg:x="15.56cm" svg:y="4.333cm">
          <text:p/>
        </draw:rect>
        <draw:rect draw:style-name="gr12" draw:text-style-name="P2" draw:layer="layout" svg:width="0.333cm" svg:height="0.333cm" svg:x="15.56cm" svg:y="4.667cm">
          <text:p text:style-name="P1"><text:span text:style-name="T1">0</text:span></text:p>
        </draw:rect>
        <draw:rect draw:style-name="gr7" draw:text-style-name="P1" draw:layer="layout" svg:width="0.333cm" svg:height="0.333cm" svg:x="15.56cm" svg:y="5.3cm">
          <text:p/>
        </draw:rect>
        <draw:rect draw:style-name="gr12" draw:text-style-name="P1" draw:layer="layout" svg:width="0.333cm" svg:height="0.334cm" svg:x="15.56cm" svg:y="5.633cm">
          <text:p text:style-name="P1">*</text:p>
        </draw:rect>
        <draw:rect draw:style-name="gr7" draw:text-style-name="P1" draw:layer="layout" svg:width="0.333cm" svg:height="0.333cm" svg:x="15.561cm" svg:y="4.968cm">
          <text:p/>
        </draw:rect>
        <draw:rect draw:style-name="gr1" draw:text-style-name="P2" draw:layer="layout" svg:width="2.3cm" svg:height="2.522cm" svg:x="17.9cm" svg:y="3.6cm">
          <text:p/>
        </draw:rect>
        <draw:rect draw:style-name="gr7" draw:text-style-name="P2" draw:layer="layout" svg:width="0.333cm" svg:height="0.334cm" svg:x="18.06cm" svg:y="4.333cm">
          <text:p/>
        </draw:rect>
        <draw:rect draw:style-name="gr12" draw:text-style-name="P2" draw:layer="layout" svg:width="0.333cm" svg:height="0.333cm" svg:x="18.06cm" svg:y="4.667cm">
          <text:p text:style-name="P1"><text:span text:style-name="T1">2</text:span></text:p>
        </draw:rect>
        <draw:rect draw:style-name="gr7" draw:text-style-name="P1" draw:layer="layout" svg:width="0.333cm" svg:height="0.333cm" svg:x="18.06cm" svg:y="5.3cm">
          <text:p/>
        </draw:rect>
        <draw:rect draw:style-name="gr12" draw:text-style-name="P1" draw:layer="layout" svg:width="0.333cm" svg:height="0.334cm" svg:x="18.06cm" svg:y="5.633cm">
          <text:p text:style-name="P1">*</text:p>
        </draw:rect>
        <draw:rect draw:style-name="gr7" draw:text-style-name="P1" draw:layer="layout" svg:width="0.333cm" svg:height="0.333cm" svg:x="18.061cm" svg:y="4.968cm">
          <text:p/>
        </draw:rect>
        <draw:rect draw:style-name="gr7" draw:text-style-name="P2" draw:layer="layout" svg:width="0.333cm" svg:height="0.334cm" svg:x="18.66cm" svg:y="4.333cm">
          <text:p/>
        </draw:rect>
        <draw:rect draw:style-name="gr12" draw:text-style-name="P2" draw:layer="layout" svg:width="0.333cm" svg:height="0.333cm" svg:x="18.66cm" svg:y="4.667cm">
          <text:p text:style-name="P1"><text:span text:style-name="T1">2</text:span></text:p>
        </draw:rect>
        <draw:rect draw:style-name="gr7" draw:text-style-name="P1" draw:layer="layout" svg:width="0.333cm" svg:height="0.333cm" svg:x="18.66cm" svg:y="5.3cm">
          <text:p/>
        </draw:rect>
        <draw:rect draw:style-name="gr12" draw:text-style-name="P1" draw:layer="layout" svg:width="0.333cm" svg:height="0.334cm" svg:x="18.66cm" svg:y="5.633cm">
          <text:p text:style-name="P1">*</text:p>
        </draw:rect>
        <draw:rect draw:style-name="gr7" draw:text-style-name="P1" draw:layer="layout" svg:width="0.333cm" svg:height="0.333cm" svg:x="18.661cm" svg:y="4.968cm">
          <text:p/>
        </draw:rect>
        <draw:rect draw:style-name="gr64" draw:text-style-name="P2" draw:layer="layout" svg:width="0.333cm" svg:height="0.334cm" svg:x="19.26cm" svg:y="4.333cm">
          <text:p/>
        </draw:rect>
        <draw:rect draw:style-name="gr65" draw:text-style-name="P2" draw:layer="layout" svg:width="0.333cm" svg:height="0.333cm" svg:x="19.26cm" svg:y="4.667cm">
          <text:p text:style-name="P1"><text:span text:style-name="T1">2</text:span></text:p>
        </draw:rect>
        <draw:rect draw:style-name="gr64" draw:text-style-name="P1" draw:layer="layout" svg:width="0.333cm" svg:height="0.333cm" svg:x="19.26cm" svg:y="5.3cm">
          <text:p/>
        </draw:rect>
        <draw:rect draw:style-name="gr65" draw:text-style-name="P1" xml:id="id13" draw:id="id13" draw:layer="layout" svg:width="0.333cm" svg:height="0.334cm" svg:x="19.26cm" svg:y="5.633cm">
          <text:p text:style-name="P1">*</text:p>
        </draw:rect>
        <draw:rect draw:style-name="gr64" draw:text-style-name="P1" draw:layer="layout" svg:width="0.333cm" svg:height="0.333cm" svg:x="19.261cm" svg:y="4.968cm">
          <text:p/>
        </draw:rect>
        <draw:connector draw:style-name="gr41" draw:text-style-name="P1" draw:layer="layout" draw:type="curve" svg:x1="22.226cm" svg:y1="5.967cm" svg:x2="19.426cm" svg:y2="5.967cm" draw:start-shape="id12" draw:start-glue-point="2" draw:end-shape="id13" draw:end-glue-point="2" svg:d="M22226 5967c0 751-2800 751-2800 0">
          <text:p/>
        </draw:connector>
        <draw:rect draw:style-name="gr17" draw:text-style-name="P2" draw:layer="layout" svg:width="9cm" svg:height="0.72cm" svg:x="2.8cm" svg:y="2.3cm">
          <text:p text:style-name="P1"><text:span text:style-name="T1">BufferTable</text:span></text:p>
        </draw:rect>
        <draw:rect draw:style-name="gr17" draw:text-style-name="P2" draw:layer="layout" svg:width="9cm" svg:height="0.72cm" svg:x="14.5cm" svg:y="2.3cm">
          <text:p text:style-name="P1"><text:span text:style-name="T1">BufferTable</text:span></text:p>
        </draw:rect>
        <presentation:notes draw:style-name="dp2">
          <draw:page-thumbnail draw:style-name="gr20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>
        <office:forms form:automatic-focus="false" form:apply-design-mode="false"/>
        <draw:rect draw:style-name="gr32" draw:text-style-name="P17" draw:layer="layout" svg:width="4.5cm" svg:height="3cm" svg:x="5.8cm" svg:y="6.5cm">
          <text:p text:style-name="P1"><text:span text:style-name="T5">各</text:span><text:span text:style-name="T5">postgres</text:span><text:span text:style-name="T5">プロセスが</text:span></text:p>
          <text:p text:style-name="P1"><text:span text:style-name="T5">ローカルに確保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</draw:rect>
        <draw:rect draw:style-name="gr2" draw:text-style-name="P1" draw:layer="layout" svg:width="10.607cm" svg:height="1.9cm" svg:x="9.618cm" svg:y="10.2cm">
          <text:p text:style-name="P1">....　　　 <text:s/>.....</text:p>
        </draw:rect>
        <draw:g>
          <draw:g>
            <draw:rect draw:style-name="gr7" draw:text-style-name="P1" draw:layer="layout" svg:width="0.333cm" svg:height="0.334cm" svg:x="10.185cm" svg:y="10.333cm">
              <text:p/>
            </draw:rect>
            <draw:rect draw:style-name="gr7" draw:text-style-name="P1" draw:layer="layout" svg:width="0.333cm" svg:height="0.333cm" svg:x="10.185cm" svg:y="10.667cm">
              <text:p/>
            </draw:rect>
            <draw:rect draw:style-name="gr7" draw:text-style-name="P1" draw:layer="layout" svg:width="0.333cm" svg:height="0.333cm" svg:x="10.185cm" svg:y="11.3cm">
              <text:p/>
            </draw:rect>
            <draw:rect draw:style-name="gr12" draw:text-style-name="P1" draw:layer="layout" svg:width="0.333cm" svg:height="0.334cm" svg:x="10.185cm" svg:y="11.633cm">
              <text:p text:style-name="P1">*</text:p>
            </draw:rect>
            <draw:rect draw:style-name="gr7" draw:text-style-name="P1" draw:layer="layout" svg:width="0.333cm" svg:height="0.333cm" svg:x="10.186cm" svg:y="10.968cm">
              <text:p/>
            </draw:rect>
          </draw:g>
          <draw:g>
            <draw:rect draw:style-name="gr7" draw:text-style-name="P1" draw:layer="layout" svg:width="0.333cm" svg:height="0.334cm" svg:x="10.585cm" svg:y="10.333cm">
              <text:p/>
            </draw:rect>
            <draw:rect draw:style-name="gr7" draw:text-style-name="P1" draw:layer="layout" svg:width="0.333cm" svg:height="0.333cm" svg:x="10.585cm" svg:y="10.667cm">
              <text:p/>
            </draw:rect>
            <draw:rect draw:style-name="gr7" draw:text-style-name="P1" draw:layer="layout" svg:width="0.333cm" svg:height="0.333cm" svg:x="10.585cm" svg:y="11.3cm">
              <text:p/>
            </draw:rect>
            <draw:rect draw:style-name="gr12" draw:text-style-name="P1" draw:layer="layout" svg:width="0.333cm" svg:height="0.334cm" svg:x="10.585cm" svg:y="11.633cm">
              <text:p text:style-name="P1">*</text:p>
            </draw:rect>
            <draw:rect draw:style-name="gr7" draw:text-style-name="P1" draw:layer="layout" svg:width="0.333cm" svg:height="0.333cm" svg:x="10.586cm" svg:y="10.968cm">
              <text:p/>
            </draw:rect>
          </draw:g>
          <draw:g>
            <draw:rect draw:style-name="gr7" draw:text-style-name="P1" draw:layer="layout" svg:width="0.333cm" svg:height="0.334cm" svg:x="10.985cm" svg:y="10.333cm">
              <text:p/>
            </draw:rect>
            <draw:rect draw:style-name="gr7" draw:text-style-name="P1" draw:layer="layout" svg:width="0.333cm" svg:height="0.333cm" svg:x="10.985cm" svg:y="10.667cm">
              <text:p/>
            </draw:rect>
            <draw:rect draw:style-name="gr7" draw:text-style-name="P1" draw:layer="layout" svg:width="0.333cm" svg:height="0.333cm" svg:x="10.985cm" svg:y="11.3cm">
              <text:p/>
            </draw:rect>
            <draw:rect draw:style-name="gr12" draw:text-style-name="P1" draw:layer="layout" svg:width="0.333cm" svg:height="0.334cm" svg:x="10.985cm" svg:y="11.633cm">
              <text:p text:style-name="P1">*</text:p>
            </draw:rect>
            <draw:rect draw:style-name="gr7" draw:text-style-name="P1" draw:layer="layout" svg:width="0.333cm" svg:height="0.333cm" svg:x="10.986cm" svg:y="10.968cm">
              <text:p/>
            </draw:rect>
          </draw:g>
          <draw:g>
            <draw:rect draw:style-name="gr7" draw:text-style-name="P1" draw:layer="layout" svg:width="0.333cm" svg:height="0.334cm" svg:x="12.385cm" svg:y="10.333cm">
              <text:p/>
            </draw:rect>
            <draw:rect draw:style-name="gr7" draw:text-style-name="P1" draw:layer="layout" svg:width="0.333cm" svg:height="0.333cm" svg:x="12.385cm" svg:y="10.667cm">
              <text:p/>
            </draw:rect>
            <draw:rect draw:style-name="gr7" draw:text-style-name="P1" draw:layer="layout" svg:width="0.333cm" svg:height="0.333cm" svg:x="12.385cm" svg:y="11.3cm">
              <text:p/>
            </draw:rect>
            <draw:rect draw:style-name="gr12" draw:text-style-name="P1" draw:layer="layout" svg:width="0.333cm" svg:height="0.334cm" svg:x="12.385cm" svg:y="11.633cm">
              <text:p text:style-name="P1">*</text:p>
            </draw:rect>
            <draw:rect draw:style-name="gr7" draw:text-style-name="P1" draw:layer="layout" svg:width="0.333cm" svg:height="0.333cm" svg:x="12.386cm" svg:y="10.968cm">
              <text:p/>
            </draw:rect>
          </draw:g>
          <draw:g>
            <draw:rect draw:style-name="gr7" draw:text-style-name="P1" draw:layer="layout" svg:width="0.333cm" svg:height="0.334cm" svg:x="12.885cm" svg:y="10.333cm">
              <text:p/>
            </draw:rect>
            <draw:rect draw:style-name="gr7" draw:text-style-name="P1" draw:layer="layout" svg:width="0.333cm" svg:height="0.333cm" svg:x="12.885cm" svg:y="10.667cm">
              <text:p/>
            </draw:rect>
            <draw:rect draw:style-name="gr7" draw:text-style-name="P1" draw:layer="layout" svg:width="0.333cm" svg:height="0.333cm" svg:x="12.885cm" svg:y="11.3cm">
              <text:p/>
            </draw:rect>
            <draw:rect draw:style-name="gr12" draw:text-style-name="P1" draw:layer="layout" svg:width="0.333cm" svg:height="0.334cm" svg:x="12.885cm" svg:y="11.633cm">
              <text:p text:style-name="P1">*</text:p>
            </draw:rect>
            <draw:rect draw:style-name="gr7" draw:text-style-name="P1" draw:layer="layout" svg:width="0.333cm" svg:height="0.333cm" svg:x="12.886cm" svg:y="10.968cm">
              <text:p/>
            </draw:rect>
          </draw:g>
          <draw:g>
            <draw:rect draw:style-name="gr7" draw:text-style-name="P1" draw:layer="layout" svg:width="0.333cm" svg:height="0.334cm" svg:x="13.285cm" svg:y="10.333cm">
              <text:p/>
            </draw:rect>
            <draw:rect draw:style-name="gr7" draw:text-style-name="P1" draw:layer="layout" svg:width="0.333cm" svg:height="0.333cm" svg:x="13.285cm" svg:y="10.667cm">
              <text:p/>
            </draw:rect>
            <draw:rect draw:style-name="gr7" draw:text-style-name="P1" draw:layer="layout" svg:width="0.333cm" svg:height="0.333cm" svg:x="13.285cm" svg:y="11.3cm">
              <text:p/>
            </draw:rect>
            <draw:rect draw:style-name="gr12" draw:text-style-name="P1" draw:layer="layout" svg:width="0.333cm" svg:height="0.334cm" svg:x="13.285cm" svg:y="11.633cm">
              <text:p text:style-name="P1">*</text:p>
            </draw:rect>
            <draw:rect draw:style-name="gr7" draw:text-style-name="P1" draw:layer="layout" svg:width="0.333cm" svg:height="0.333cm" svg:x="13.286cm" svg:y="10.968cm">
              <text:p/>
            </draw:rect>
          </draw:g>
          <draw:g>
            <draw:rect draw:style-name="gr7" draw:text-style-name="P1" draw:layer="layout" svg:width="0.333cm" svg:height="0.334cm" svg:x="18.985cm" svg:y="10.333cm">
              <text:p/>
            </draw:rect>
            <draw:rect draw:style-name="gr7" draw:text-style-name="P1" draw:layer="layout" svg:width="0.333cm" svg:height="0.333cm" svg:x="18.985cm" svg:y="10.667cm">
              <text:p/>
            </draw:rect>
            <draw:rect draw:style-name="gr7" draw:text-style-name="P1" draw:layer="layout" svg:width="0.333cm" svg:height="0.333cm" svg:x="18.985cm" svg:y="11.3cm">
              <text:p/>
            </draw:rect>
            <draw:rect draw:style-name="gr12" draw:text-style-name="P1" draw:layer="layout" svg:width="0.333cm" svg:height="0.334cm" svg:x="18.985cm" svg:y="11.633cm">
              <text:p text:style-name="P1">*</text:p>
            </draw:rect>
            <draw:rect draw:style-name="gr7" draw:text-style-name="P1" draw:layer="layout" svg:width="0.333cm" svg:height="0.333cm" svg:x="18.986cm" svg:y="10.968cm">
              <text:p/>
            </draw:rect>
          </draw:g>
          <draw:g>
            <draw:rect draw:style-name="gr7" draw:text-style-name="P1" draw:layer="layout" svg:width="0.333cm" svg:height="0.334cm" svg:x="19.485cm" svg:y="10.333cm">
              <text:p/>
            </draw:rect>
            <draw:rect draw:style-name="gr7" draw:text-style-name="P1" draw:layer="layout" svg:width="0.333cm" svg:height="0.333cm" svg:x="19.485cm" svg:y="10.667cm">
              <text:p/>
            </draw:rect>
            <draw:rect draw:style-name="gr7" draw:text-style-name="P1" draw:layer="layout" svg:width="0.333cm" svg:height="0.333cm" svg:x="19.485cm" svg:y="11.3cm">
              <text:p/>
            </draw:rect>
            <draw:rect draw:style-name="gr12" draw:text-style-name="P1" draw:layer="layout" svg:width="0.333cm" svg:height="0.334cm" svg:x="19.485cm" svg:y="11.633cm">
              <text:p text:style-name="P1">*</text:p>
            </draw:rect>
            <draw:rect draw:style-name="gr7" draw:text-style-name="P1" draw:layer="layout" svg:width="0.333cm" svg:height="0.333cm" svg:x="19.486cm" svg:y="10.968cm">
              <text:p/>
            </draw:rect>
          </draw:g>
        </draw:g>
        <draw:rect draw:style-name="gr2" draw:text-style-name="P1" draw:layer="layout" svg:width="3.781cm" svg:height="1.9cm" svg:x="6.219cm" svg:y="7.5cm">
          <text:p text:style-name="P1"><text:s text:c="3"/>....</text:p>
        </draw:rect>
        <draw:g>
          <draw:rect draw:style-name="gr7" draw:text-style-name="P1" draw:layer="layout" svg:width="0.333cm" svg:height="0.334cm" svg:x="6.486cm" svg:y="7.633cm">
            <text:p/>
          </draw:rect>
          <draw:rect draw:style-name="gr7" draw:text-style-name="P1" draw:layer="layout" svg:width="0.333cm" svg:height="0.333cm" svg:x="6.486cm" svg:y="7.967cm">
            <text:p/>
          </draw:rect>
          <draw:rect draw:style-name="gr7" draw:text-style-name="P1" draw:layer="layout" svg:width="0.333cm" svg:height="0.333cm" svg:x="6.486cm" svg:y="8.6cm">
            <text:p/>
          </draw:rect>
          <draw:rect draw:style-name="gr12" draw:text-style-name="P1" draw:layer="layout" svg:width="0.333cm" svg:height="0.334cm" svg:x="6.486cm" svg:y="8.933cm">
            <text:p text:style-name="P1">*</text:p>
          </draw:rect>
          <draw:rect draw:style-name="gr7" draw:text-style-name="P1" draw:layer="layout" svg:width="0.333cm" svg:height="0.333cm" svg:x="6.487cm" svg:y="8.268cm">
            <text:p/>
          </draw:rect>
        </draw:g>
        <draw:g>
          <draw:rect draw:style-name="gr7" draw:text-style-name="P1" draw:layer="layout" svg:width="0.333cm" svg:height="0.334cm" svg:x="6.886cm" svg:y="7.633cm">
            <text:p/>
          </draw:rect>
          <draw:rect draw:style-name="gr7" draw:text-style-name="P1" draw:layer="layout" svg:width="0.333cm" svg:height="0.333cm" svg:x="6.886cm" svg:y="7.967cm">
            <text:p/>
          </draw:rect>
          <draw:rect draw:style-name="gr7" draw:text-style-name="P1" draw:layer="layout" svg:width="0.333cm" svg:height="0.333cm" svg:x="6.886cm" svg:y="8.6cm">
            <text:p/>
          </draw:rect>
          <draw:rect draw:style-name="gr12" draw:text-style-name="P1" draw:layer="layout" svg:width="0.333cm" svg:height="0.334cm" svg:x="6.886cm" svg:y="8.933cm">
            <text:p text:style-name="P1">*</text:p>
          </draw:rect>
          <draw:rect draw:style-name="gr7" draw:text-style-name="P1" draw:layer="layout" svg:width="0.333cm" svg:height="0.333cm" svg:x="6.887cm" svg:y="8.268cm">
            <text:p/>
          </draw:rect>
        </draw:g>
        <draw:g>
          <draw:rect draw:style-name="gr7" draw:text-style-name="P1" draw:layer="layout" svg:width="0.333cm" svg:height="0.334cm" svg:x="7.286cm" svg:y="7.633cm">
            <text:p/>
          </draw:rect>
          <draw:rect draw:style-name="gr7" draw:text-style-name="P1" draw:layer="layout" svg:width="0.333cm" svg:height="0.333cm" svg:x="7.286cm" svg:y="7.967cm">
            <text:p/>
          </draw:rect>
          <draw:rect draw:style-name="gr7" draw:text-style-name="P1" draw:layer="layout" svg:width="0.333cm" svg:height="0.333cm" svg:x="7.286cm" svg:y="8.6cm">
            <text:p/>
          </draw:rect>
          <draw:rect draw:style-name="gr12" draw:text-style-name="P1" draw:layer="layout" svg:width="0.333cm" svg:height="0.334cm" svg:x="7.286cm" svg:y="8.933cm">
            <text:p text:style-name="P1">*</text:p>
          </draw:rect>
          <draw:rect draw:style-name="gr7" draw:text-style-name="P1" draw:layer="layout" svg:width="0.333cm" svg:height="0.333cm" svg:x="7.287cm" svg:y="8.268cm">
            <text:p/>
          </draw:rect>
        </draw:g>
        <draw:g>
          <draw:rect draw:style-name="gr7" draw:text-style-name="P1" draw:layer="layout" svg:width="0.333cm" svg:height="0.334cm" svg:x="8.986cm" svg:y="7.633cm">
            <text:p/>
          </draw:rect>
          <draw:rect draw:style-name="gr7" draw:text-style-name="P1" draw:layer="layout" svg:width="0.333cm" svg:height="0.333cm" svg:x="8.986cm" svg:y="7.967cm">
            <text:p/>
          </draw:rect>
          <draw:rect draw:style-name="gr7" draw:text-style-name="P1" draw:layer="layout" svg:width="0.333cm" svg:height="0.333cm" svg:x="8.986cm" svg:y="8.6cm">
            <text:p/>
          </draw:rect>
          <draw:rect draw:style-name="gr12" draw:text-style-name="P1" draw:layer="layout" svg:width="0.333cm" svg:height="0.334cm" svg:x="8.986cm" svg:y="8.933cm">
            <text:p text:style-name="P1">*</text:p>
          </draw:rect>
          <draw:rect draw:style-name="gr7" draw:text-style-name="P1" draw:layer="layout" svg:width="0.333cm" svg:height="0.333cm" svg:x="8.987cm" svg:y="8.268cm">
            <text:p/>
          </draw:rect>
        </draw:g>
        <draw:g>
          <draw:rect draw:style-name="gr7" draw:text-style-name="P1" draw:layer="layout" svg:width="0.333cm" svg:height="0.334cm" svg:x="9.386cm" svg:y="7.633cm">
            <text:p/>
          </draw:rect>
          <draw:rect draw:style-name="gr7" draw:text-style-name="P1" draw:layer="layout" svg:width="0.333cm" svg:height="0.333cm" svg:x="9.386cm" svg:y="7.967cm">
            <text:p/>
          </draw:rect>
          <draw:rect draw:style-name="gr7" draw:text-style-name="P1" draw:layer="layout" svg:width="0.333cm" svg:height="0.333cm" svg:x="9.386cm" svg:y="8.6cm">
            <text:p/>
          </draw:rect>
          <draw:rect draw:style-name="gr12" draw:text-style-name="P1" draw:layer="layout" svg:width="0.333cm" svg:height="0.334cm" svg:x="9.386cm" svg:y="8.933cm">
            <text:p text:style-name="P1">*</text:p>
          </draw:rect>
          <draw:rect draw:style-name="gr7" draw:text-style-name="P1" draw:layer="layout" svg:width="0.333cm" svg:height="0.333cm" svg:x="9.387cm" svg:y="8.268cm">
            <text:p/>
          </draw:rect>
        </draw:g>
        <draw:g>
          <draw:line draw:style-name="gr66" draw:text-style-name="P1" draw:layer="layout" svg:x1="10cm" svg:y1="6cm" svg:x2="20cm" svg:y2="6cm">
            <text:p/>
          </draw:line>
          <draw:line draw:style-name="gr67" draw:text-style-name="P1" draw:layer="layout" svg:x1="10cm" svg:y1="6cm" svg:x2="6cm" svg:y2="6cm">
            <text:p/>
          </draw:line>
        </draw:g>
        <draw:rect draw:style-name="gr32" draw:text-style-name="P17" draw:layer="layout" svg:width="11cm" svg:height="3cm" svg:x="9.5cm" svg:y="9.5cm">
          <text:p text:style-name="P1"><text:span text:style-name="T5">共有メモリ上に確保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</draw:rect>
        <draw:frame draw:style-name="gr68" draw:text-style-name="P5" draw:layer="layout" svg:width="15.502cm" svg:height="0.725cm" svg:x="4.8cm" svg:y="5.17cm">
          <draw:text-box>
            <text:p><text:span text:style-name="T2"><text:s text:c="15"/></text:span><text:span text:style-name="T2">-3 <text:s text:c="2"/>-2 <text:s/>-1 <text:s/>0 +1 +2 +3 <text:s/>.......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/draw:text-box>
        </draw:frame>
        <draw:custom-shape draw:style-name="gr69" draw:text-style-name="P1" draw:layer="layout" svg:width="0.5cm" svg:height="9.503cm" draw:transform="rotate (-1.58126830230775) translate (19.505cm 4.63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9" draw:text-style-name="P1" draw:layer="layout" svg:width="0.5cm" svg:height="4.505cm" draw:transform="rotate (-1.58126830230775) translate (9.705cm 4.63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0" draw:text-style-name="P5" draw:layer="layout" svg:width="16.5cm" svg:height="1.199cm" svg:x="4cm" svg:y="3.47cm">
          <draw:text-box>
            <text:p><text:span text:style-name="T2">ローカルバッファは</text:span><text:span text:style-name="T2"><text:tab/></text:span><text:span text:style-name="T2"><text:tab/></text:span><text:span text:style-name="T2"><text:tab/></text:span><text:span text:style-name="T2"><text:tab/></text:span><text:span text:style-name="T2">共有バッファはディスクリプタ</text:span><text:span text:style-name="T2">buf_id</text:span><text:span text:style-name="T2">が正</text:span><text:span text:style-name="T2">(</text:span><text:span text:style-name="T2">プラス</text:span><text:span text:style-name="T2">)</text:span></text:p>
            <text:p><text:span text:style-name="T2">ディスクリプタの</text:span><text:span text:style-name="T2">buf_id</text:span><text:span text:style-name="T2">が負</text:span><text:span text:style-name="T2">(</text:span><text:span text:style-name="T2">マイナス</text:span><text:span text:style-name="T2">)</text:span></text:p>
          </draw:text-box>
        </draw:frame>
        <presentation:notes draw:style-name="dp2">
          <draw:page-thumbnail draw:style-name="gr20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>
        <office:forms form:automatic-focus="false" form:apply-design-mode="false"/>
        <draw:rect draw:style-name="gr2" draw:text-style-name="P1" draw:layer="layout" svg:width="10.607cm" svg:height="1.9cm" svg:x="2.619cm" svg:y="6.33cm">
          <text:p text:style-name="P1">....　　　 <text:s/>.....</text:p>
        </draw:rect>
        <draw:g>
          <draw:g>
            <draw:rect draw:style-name="gr7" draw:text-style-name="P1" draw:layer="layout" svg:width="0.333cm" svg:height="0.334cm" svg:x="3.186cm" svg:y="6.463cm">
              <text:p/>
            </draw:rect>
            <draw:rect draw:style-name="gr7" draw:text-style-name="P1" draw:layer="layout" svg:width="0.333cm" svg:height="0.333cm" svg:x="3.186cm" svg:y="6.797cm">
              <text:p/>
            </draw:rect>
            <draw:rect draw:style-name="gr7" draw:text-style-name="P1" draw:layer="layout" svg:width="0.333cm" svg:height="0.333cm" svg:x="3.186cm" svg:y="7.43cm">
              <text:p/>
            </draw:rect>
            <draw:rect draw:style-name="gr12" draw:text-style-name="P1" draw:layer="layout" svg:width="0.333cm" svg:height="0.334cm" svg:x="3.186cm" svg:y="7.763cm">
              <text:p text:style-name="P1">*</text:p>
            </draw:rect>
            <draw:rect draw:style-name="gr7" draw:text-style-name="P1" draw:layer="layout" svg:width="0.333cm" svg:height="0.333cm" svg:x="3.187cm" svg:y="7.098cm">
              <text:p/>
            </draw:rect>
          </draw:g>
          <draw:g>
            <draw:rect draw:style-name="gr7" draw:text-style-name="P1" draw:layer="layout" svg:width="0.333cm" svg:height="0.334cm" svg:x="3.586cm" svg:y="6.463cm">
              <text:p/>
            </draw:rect>
            <draw:rect draw:style-name="gr7" draw:text-style-name="P1" draw:layer="layout" svg:width="0.333cm" svg:height="0.333cm" svg:x="3.586cm" svg:y="6.797cm">
              <text:p/>
            </draw:rect>
            <draw:rect draw:style-name="gr7" draw:text-style-name="P1" draw:layer="layout" svg:width="0.333cm" svg:height="0.333cm" svg:x="3.586cm" svg:y="7.43cm">
              <text:p/>
            </draw:rect>
            <draw:rect draw:style-name="gr12" draw:text-style-name="P1" draw:layer="layout" svg:width="0.333cm" svg:height="0.334cm" svg:x="3.586cm" svg:y="7.763cm">
              <text:p text:style-name="P1">*</text:p>
            </draw:rect>
            <draw:rect draw:style-name="gr7" draw:text-style-name="P1" draw:layer="layout" svg:width="0.333cm" svg:height="0.333cm" svg:x="3.587cm" svg:y="7.098cm">
              <text:p/>
            </draw:rect>
          </draw:g>
          <draw:g>
            <draw:rect draw:style-name="gr7" draw:text-style-name="P1" draw:layer="layout" svg:width="0.333cm" svg:height="0.334cm" svg:x="3.986cm" svg:y="6.463cm">
              <text:p/>
            </draw:rect>
            <draw:rect draw:style-name="gr7" draw:text-style-name="P1" draw:layer="layout" svg:width="0.333cm" svg:height="0.333cm" svg:x="3.986cm" svg:y="6.797cm">
              <text:p/>
            </draw:rect>
            <draw:rect draw:style-name="gr7" draw:text-style-name="P1" draw:layer="layout" svg:width="0.333cm" svg:height="0.333cm" svg:x="3.986cm" svg:y="7.43cm">
              <text:p/>
            </draw:rect>
            <draw:rect draw:style-name="gr12" draw:text-style-name="P1" draw:layer="layout" svg:width="0.333cm" svg:height="0.334cm" svg:x="3.986cm" svg:y="7.763cm">
              <text:p text:style-name="P1">*</text:p>
            </draw:rect>
            <draw:rect draw:style-name="gr7" draw:text-style-name="P1" draw:layer="layout" svg:width="0.333cm" svg:height="0.333cm" svg:x="3.987cm" svg:y="7.098cm">
              <text:p/>
            </draw:rect>
          </draw:g>
          <draw:g>
            <draw:rect draw:style-name="gr7" draw:text-style-name="P1" draw:layer="layout" svg:width="0.333cm" svg:height="0.334cm" svg:x="5.386cm" svg:y="6.463cm">
              <text:p/>
            </draw:rect>
            <draw:rect draw:style-name="gr7" draw:text-style-name="P1" draw:layer="layout" svg:width="0.333cm" svg:height="0.333cm" svg:x="5.386cm" svg:y="6.797cm">
              <text:p/>
            </draw:rect>
            <draw:rect draw:style-name="gr7" draw:text-style-name="P1" draw:layer="layout" svg:width="0.333cm" svg:height="0.333cm" svg:x="5.386cm" svg:y="7.43cm">
              <text:p/>
            </draw:rect>
            <draw:rect draw:style-name="gr12" draw:text-style-name="P1" draw:layer="layout" svg:width="0.333cm" svg:height="0.334cm" svg:x="5.386cm" svg:y="7.763cm">
              <text:p text:style-name="P1">*</text:p>
            </draw:rect>
            <draw:rect draw:style-name="gr7" draw:text-style-name="P1" draw:layer="layout" svg:width="0.333cm" svg:height="0.333cm" svg:x="5.387cm" svg:y="7.098cm">
              <text:p/>
            </draw:rect>
          </draw:g>
          <draw:g>
            <draw:rect draw:style-name="gr7" draw:text-style-name="P1" draw:layer="layout" svg:width="0.333cm" svg:height="0.334cm" svg:x="5.886cm" svg:y="6.463cm">
              <text:p/>
            </draw:rect>
            <draw:rect draw:style-name="gr7" draw:text-style-name="P1" draw:layer="layout" svg:width="0.333cm" svg:height="0.333cm" svg:x="5.886cm" svg:y="6.797cm">
              <text:p/>
            </draw:rect>
            <draw:rect draw:style-name="gr7" draw:text-style-name="P1" draw:layer="layout" svg:width="0.333cm" svg:height="0.333cm" svg:x="5.886cm" svg:y="7.43cm">
              <text:p/>
            </draw:rect>
            <draw:rect draw:style-name="gr12" draw:text-style-name="P1" draw:layer="layout" svg:width="0.333cm" svg:height="0.334cm" svg:x="5.886cm" svg:y="7.763cm">
              <text:p text:style-name="P1">*</text:p>
            </draw:rect>
            <draw:rect draw:style-name="gr7" draw:text-style-name="P1" draw:layer="layout" svg:width="0.333cm" svg:height="0.333cm" svg:x="5.887cm" svg:y="7.098cm">
              <text:p/>
            </draw:rect>
          </draw:g>
          <draw:g>
            <draw:rect draw:style-name="gr7" draw:text-style-name="P1" draw:layer="layout" svg:width="0.333cm" svg:height="0.334cm" svg:x="6.286cm" svg:y="6.463cm">
              <text:p/>
            </draw:rect>
            <draw:rect draw:style-name="gr7" draw:text-style-name="P1" draw:layer="layout" svg:width="0.333cm" svg:height="0.333cm" svg:x="6.286cm" svg:y="6.797cm">
              <text:p/>
            </draw:rect>
            <draw:rect draw:style-name="gr7" draw:text-style-name="P1" draw:layer="layout" svg:width="0.333cm" svg:height="0.333cm" svg:x="6.286cm" svg:y="7.43cm">
              <text:p/>
            </draw:rect>
            <draw:rect draw:style-name="gr12" draw:text-style-name="P1" draw:layer="layout" svg:width="0.333cm" svg:height="0.334cm" svg:x="6.286cm" svg:y="7.763cm">
              <text:p text:style-name="P1">*</text:p>
            </draw:rect>
            <draw:rect draw:style-name="gr7" draw:text-style-name="P1" draw:layer="layout" svg:width="0.333cm" svg:height="0.333cm" svg:x="6.287cm" svg:y="7.098cm">
              <text:p/>
            </draw:rect>
          </draw:g>
          <draw:g>
            <draw:rect draw:style-name="gr7" draw:text-style-name="P1" draw:layer="layout" svg:width="0.333cm" svg:height="0.334cm" svg:x="11.986cm" svg:y="6.463cm">
              <text:p/>
            </draw:rect>
            <draw:rect draw:style-name="gr7" draw:text-style-name="P1" draw:layer="layout" svg:width="0.333cm" svg:height="0.333cm" svg:x="11.986cm" svg:y="6.797cm">
              <text:p/>
            </draw:rect>
            <draw:rect draw:style-name="gr7" draw:text-style-name="P1" draw:layer="layout" svg:width="0.333cm" svg:height="0.333cm" svg:x="11.986cm" svg:y="7.43cm">
              <text:p/>
            </draw:rect>
            <draw:rect draw:style-name="gr12" draw:text-style-name="P1" draw:layer="layout" svg:width="0.333cm" svg:height="0.334cm" svg:x="11.986cm" svg:y="7.763cm">
              <text:p text:style-name="P1">*</text:p>
            </draw:rect>
            <draw:rect draw:style-name="gr7" draw:text-style-name="P1" draw:layer="layout" svg:width="0.333cm" svg:height="0.333cm" svg:x="11.987cm" svg:y="7.098cm">
              <text:p/>
            </draw:rect>
          </draw:g>
          <draw:g>
            <draw:rect draw:style-name="gr7" draw:text-style-name="P1" draw:layer="layout" svg:width="0.333cm" svg:height="0.334cm" svg:x="12.486cm" svg:y="6.463cm">
              <text:p/>
            </draw:rect>
            <draw:rect draw:style-name="gr7" draw:text-style-name="P1" draw:layer="layout" svg:width="0.333cm" svg:height="0.333cm" svg:x="12.486cm" svg:y="6.797cm">
              <text:p/>
            </draw:rect>
            <draw:rect draw:style-name="gr7" draw:text-style-name="P1" draw:layer="layout" svg:width="0.333cm" svg:height="0.333cm" svg:x="12.486cm" svg:y="7.43cm">
              <text:p/>
            </draw:rect>
            <draw:rect draw:style-name="gr12" draw:text-style-name="P1" draw:layer="layout" svg:width="0.333cm" svg:height="0.334cm" svg:x="12.486cm" svg:y="7.763cm">
              <text:p text:style-name="P1">*</text:p>
            </draw:rect>
            <draw:rect draw:style-name="gr7" draw:text-style-name="P1" draw:layer="layout" svg:width="0.333cm" svg:height="0.333cm" svg:x="12.487cm" svg:y="7.098cm">
              <text:p/>
            </draw:rect>
          </draw:g>
        </draw:g>
        <draw:rect draw:style-name="gr2" draw:text-style-name="P1" xml:id="id16" draw:id="id16" draw:layer="layout" svg:width="2.78cm" svg:height="1.9cm" svg:x="14.42cm" svg:y="6.33cm">
          <text:p text:style-name="P1"><text:s text:c="2"/>....</text:p>
        </draw:rect>
        <draw:g>
          <draw:rect draw:style-name="gr7" draw:text-style-name="P1" draw:layer="layout" svg:width="0.333cm" svg:height="0.334cm" svg:x="14.687cm" svg:y="6.463cm">
            <text:p/>
          </draw:rect>
          <draw:rect draw:style-name="gr7" draw:text-style-name="P1" draw:layer="layout" svg:width="0.333cm" svg:height="0.333cm" svg:x="14.687cm" svg:y="6.797cm">
            <text:p/>
          </draw:rect>
          <draw:rect draw:style-name="gr7" draw:text-style-name="P1" draw:layer="layout" svg:width="0.333cm" svg:height="0.333cm" svg:x="14.687cm" svg:y="7.43cm">
            <text:p/>
          </draw:rect>
          <draw:rect draw:style-name="gr12" draw:text-style-name="P1" draw:layer="layout" svg:width="0.333cm" svg:height="0.334cm" svg:x="14.687cm" svg:y="7.763cm">
            <text:p text:style-name="P1">*</text:p>
          </draw:rect>
          <draw:rect draw:style-name="gr7" draw:text-style-name="P1" draw:layer="layout" svg:width="0.333cm" svg:height="0.333cm" svg:x="14.688cm" svg:y="7.098cm">
            <text:p/>
          </draw:rect>
        </draw:g>
        <draw:g>
          <draw:rect draw:style-name="gr7" draw:text-style-name="P1" draw:layer="layout" svg:width="0.333cm" svg:height="0.334cm" svg:x="15.087cm" svg:y="6.463cm">
            <text:p/>
          </draw:rect>
          <draw:rect draw:style-name="gr7" draw:text-style-name="P1" draw:layer="layout" svg:width="0.333cm" svg:height="0.333cm" svg:x="15.087cm" svg:y="6.797cm">
            <text:p/>
          </draw:rect>
          <draw:rect draw:style-name="gr7" draw:text-style-name="P1" draw:layer="layout" svg:width="0.333cm" svg:height="0.333cm" svg:x="15.087cm" svg:y="7.43cm">
            <text:p/>
          </draw:rect>
          <draw:rect draw:style-name="gr12" draw:text-style-name="P1" draw:layer="layout" svg:width="0.333cm" svg:height="0.334cm" svg:x="15.087cm" svg:y="7.763cm">
            <text:p text:style-name="P1">*</text:p>
          </draw:rect>
          <draw:rect draw:style-name="gr7" draw:text-style-name="P1" draw:layer="layout" svg:width="0.333cm" svg:height="0.333cm" svg:x="15.088cm" svg:y="7.098cm">
            <text:p/>
          </draw:rect>
        </draw:g>
        <draw:g>
          <draw:rect draw:style-name="gr7" draw:text-style-name="P1" draw:layer="layout" svg:width="0.333cm" svg:height="0.334cm" svg:x="16.587cm" svg:y="6.463cm">
            <text:p/>
          </draw:rect>
          <draw:rect draw:style-name="gr7" draw:text-style-name="P1" draw:layer="layout" svg:width="0.333cm" svg:height="0.333cm" svg:x="16.587cm" svg:y="6.797cm">
            <text:p/>
          </draw:rect>
          <draw:rect draw:style-name="gr7" draw:text-style-name="P1" draw:layer="layout" svg:width="0.333cm" svg:height="0.333cm" svg:x="16.587cm" svg:y="7.43cm">
            <text:p/>
          </draw:rect>
          <draw:rect draw:style-name="gr12" draw:text-style-name="P1" draw:layer="layout" svg:width="0.333cm" svg:height="0.334cm" svg:x="16.587cm" svg:y="7.763cm">
            <text:p text:style-name="P1">*</text:p>
          </draw:rect>
          <draw:rect draw:style-name="gr7" draw:text-style-name="P1" draw:layer="layout" svg:width="0.333cm" svg:height="0.333cm" svg:x="16.588cm" svg:y="7.098cm">
            <text:p/>
          </draw:rect>
        </draw:g>
        <draw:rect draw:style-name="gr2" draw:text-style-name="P1" xml:id="id17" draw:id="id17" draw:layer="layout" svg:width="2.78cm" svg:height="1.9cm" svg:x="18.921cm" svg:y="6.33cm">
          <text:p text:style-name="P1"><text:s text:c="2"/>....</text:p>
        </draw:rect>
        <draw:g>
          <draw:rect draw:style-name="gr7" draw:text-style-name="P1" draw:layer="layout" svg:width="0.333cm" svg:height="0.334cm" svg:x="19.188cm" svg:y="6.463cm">
            <text:p/>
          </draw:rect>
          <draw:rect draw:style-name="gr7" draw:text-style-name="P1" draw:layer="layout" svg:width="0.333cm" svg:height="0.333cm" svg:x="19.188cm" svg:y="6.797cm">
            <text:p/>
          </draw:rect>
          <draw:rect draw:style-name="gr7" draw:text-style-name="P1" draw:layer="layout" svg:width="0.333cm" svg:height="0.333cm" svg:x="19.188cm" svg:y="7.43cm">
            <text:p/>
          </draw:rect>
          <draw:rect draw:style-name="gr12" draw:text-style-name="P1" draw:layer="layout" svg:width="0.333cm" svg:height="0.334cm" svg:x="19.188cm" svg:y="7.763cm">
            <text:p text:style-name="P1">*</text:p>
          </draw:rect>
          <draw:rect draw:style-name="gr7" draw:text-style-name="P1" draw:layer="layout" svg:width="0.333cm" svg:height="0.333cm" svg:x="19.189cm" svg:y="7.098cm">
            <text:p/>
          </draw:rect>
        </draw:g>
        <draw:g>
          <draw:rect draw:style-name="gr7" draw:text-style-name="P1" draw:layer="layout" svg:width="0.333cm" svg:height="0.334cm" svg:x="19.588cm" svg:y="6.463cm">
            <text:p/>
          </draw:rect>
          <draw:rect draw:style-name="gr7" draw:text-style-name="P1" draw:layer="layout" svg:width="0.333cm" svg:height="0.333cm" svg:x="19.588cm" svg:y="6.797cm">
            <text:p/>
          </draw:rect>
          <draw:rect draw:style-name="gr7" draw:text-style-name="P1" draw:layer="layout" svg:width="0.333cm" svg:height="0.333cm" svg:x="19.588cm" svg:y="7.43cm">
            <text:p/>
          </draw:rect>
          <draw:rect draw:style-name="gr12" draw:text-style-name="P1" draw:layer="layout" svg:width="0.333cm" svg:height="0.334cm" svg:x="19.588cm" svg:y="7.763cm">
            <text:p text:style-name="P1">*</text:p>
          </draw:rect>
          <draw:rect draw:style-name="gr7" draw:text-style-name="P1" draw:layer="layout" svg:width="0.333cm" svg:height="0.333cm" svg:x="19.589cm" svg:y="7.098cm">
            <text:p/>
          </draw:rect>
        </draw:g>
        <draw:g>
          <draw:rect draw:style-name="gr7" draw:text-style-name="P1" draw:layer="layout" svg:width="0.333cm" svg:height="0.334cm" svg:x="21.088cm" svg:y="6.463cm">
            <text:p/>
          </draw:rect>
          <draw:rect draw:style-name="gr7" draw:text-style-name="P1" draw:layer="layout" svg:width="0.333cm" svg:height="0.333cm" svg:x="21.088cm" svg:y="6.797cm">
            <text:p/>
          </draw:rect>
          <draw:rect draw:style-name="gr7" draw:text-style-name="P1" draw:layer="layout" svg:width="0.333cm" svg:height="0.333cm" svg:x="21.088cm" svg:y="7.43cm">
            <text:p/>
          </draw:rect>
          <draw:rect draw:style-name="gr12" draw:text-style-name="P1" draw:layer="layout" svg:width="0.333cm" svg:height="0.334cm" svg:x="21.088cm" svg:y="7.763cm">
            <text:p text:style-name="P1">*</text:p>
          </draw:rect>
          <draw:rect draw:style-name="gr7" draw:text-style-name="P1" draw:layer="layout" svg:width="0.333cm" svg:height="0.333cm" svg:x="21.089cm" svg:y="7.098cm">
            <text:p/>
          </draw:rect>
        </draw:g>
        <draw:rect draw:style-name="gr32" draw:text-style-name="P17" draw:layer="layout" svg:width="19.999cm" svg:height="3.4cm" svg:x="2.501cm" svg:y="5.6cm">
          <text:p text:style-name="P1"><text:span text:style-name="T5">共有メモリ上に確保　　　　　　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</draw:rect>
        <draw:rect draw:style-name="gr1" draw:text-style-name="P15" draw:layer="layout" svg:width="1.499cm" svg:height="0.266cm" svg:x="4.401cm" svg:y="11.276cm">
          <text:p/>
        </draw:rect>
        <draw:rect draw:style-name="gr1" draw:text-style-name="P15" draw:layer="layout" svg:width="1.499cm" svg:height="0.265cm" svg:x="4.401cm" svg:y="11.542cm">
          <text:p/>
        </draw:rect>
        <draw:rect draw:style-name="gr1" draw:text-style-name="P15" draw:layer="layout" svg:width="1.499cm" svg:height="0.266cm" svg:x="4.401cm" svg:y="11.807cm">
          <text:p/>
        </draw:rect>
        <draw:rect draw:style-name="gr1" draw:text-style-name="P15" draw:layer="layout" svg:width="1.499cm" svg:height="0.265cm" svg:x="4.401cm" svg:y="12.787cm">
          <text:p/>
        </draw:rect>
        <draw:rect draw:style-name="gr7" draw:text-style-name="P15" draw:layer="layout" svg:width="1.499cm" svg:height="0.267cm" svg:x="4.401cm" svg:y="13.052cm">
          <text:p/>
        </draw:rect>
        <draw:rect draw:style-name="gr7" draw:text-style-name="P15" draw:layer="layout" svg:width="1.499cm" svg:height="0.265cm" svg:x="4.401cm" svg:y="13.319cm">
          <text:p/>
        </draw:rect>
        <draw:rect draw:style-name="gr7" draw:text-style-name="P15" draw:layer="layout" svg:width="1.499cm" svg:height="0.265cm" svg:x="4.401cm" svg:y="13.584cm">
          <text:p/>
        </draw:rect>
        <draw:rect draw:style-name="gr14" draw:text-style-name="P15" draw:layer="layout" svg:width="1.499cm" svg:height="0.267cm" svg:x="4.401cm" svg:y="13.849cm">
          <text:p/>
        </draw:rect>
        <draw:rect draw:style-name="gr14" draw:text-style-name="P15" draw:layer="layout" svg:width="1.499cm" svg:height="0.265cm" svg:x="4.401cm" svg:y="14.116cm">
          <text:p/>
        </draw:rect>
        <draw:rect draw:style-name="gr14" draw:text-style-name="P15" draw:layer="layout" svg:width="1.499cm" svg:height="0.266cm" svg:x="4.401cm" svg:y="14.381cm">
          <text:p/>
        </draw:rect>
        <draw:rect draw:style-name="gr14" draw:text-style-name="P15" draw:layer="layout" svg:width="1.499cm" svg:height="0.266cm" svg:x="4.401cm" svg:y="14.647cm">
          <text:p/>
        </draw:rect>
        <draw:line draw:style-name="gr8" draw:text-style-name="P1" draw:layer="layout" svg:x1="3.1cm" svg:y1="11.476cm" svg:x2="3.1cm" svg:y2="14.206cm">
          <text:p/>
        </draw:line>
        <draw:custom-shape draw:style-name="gr15" draw:text-style-name="P12" draw:layer="layout" svg:width="5.2cm" svg:height="1.188cm" svg:x="7.3cm" svg:y="26.573cm">
          <text:p text:style-name="P9"><text:span text:style-name="T2">トランザクション</text:span><text:span text:style-name="T2">A</text:span><text:span text:style-name="T2">で読み込み、</text:span></text:p>
          <text:p text:style-name="P9"><text:span text:style-name="T2">一度削除された後、</text:span></text:p>
          <text:p text:style-name="P9"><text:span text:style-name="T2">トランザクション</text:span><text:span text:style-name="T2">B</text:span><text:span text:style-name="T2">で</text:span></text:p>
          <text:p text:style-name="P9"><text:span text:style-name="T2">二度読み込まれたブロック</text:span></text:p>
          <draw:enhanced-geometry svg:viewBox="0 0 21600 21600" draw:glue-points="10800 0 0 10800 10800 21600 21600 10800 ?f40 ?f41" draw:text-areas="0 0 21600 21600" draw:type="rectangular-callout" draw:modifiers="-3650.52874447222 -2961.143818334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32" draw:text-style-name="P16" draw:layer="layout" svg:width="1.499cm" svg:height="5.199cm" svg:x="4.4cm" svg:y="11.277cm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.</text:span></text:p>
          <text:p text:style-name="P1"><text:span text:style-name="T8">.</text:span></text:p>
          <text:p text:style-name="P1"><text:span text:style-name="T8"/></text:p>
          <text:p text:style-name="P1"><text:span text:style-name="T8">.</text:span></text:p>
          <text:p text:style-name="P1"><text:span text:style-name="T8">.</text:span></text:p>
          <text:p text:style-name="P1"><text:span text:style-name="T8">.</text:span></text:p>
          <text:p text:style-name="P1"><text:span text:style-name="T8">.</text:span></text:p>
        </draw:rect>
        <draw:custom-shape draw:style-name="gr15" draw:text-style-name="P12" draw:layer="layout" svg:width="7.5cm" svg:height="1.5cm" svg:x="15cm" svg:y="3cm">
          <text:p text:style-name="P9"><text:span text:style-name="T2">巨大なテーブルをスキャンする場合など、</text:span></text:p>
          <text:p text:style-name="P9"><text:span text:style-name="T2">必要に応じ</text:span><text:span text:style-name="T2">256[byte]</text:span><text:span text:style-name="T2">のリングバッファを用意。</text:span></text:p>
          <text:p text:style-name="P9"><text:span text:style-name="T2">スキャンを終えると、リングバッファを削除。</text:span></text:p>
          <draw:enhanced-geometry svg:viewBox="0 0 21600 21600" draw:glue-points="10800 0 0 10800 10800 21600 21600 10800 ?f40 ?f41" draw:text-areas="0 0 21600 21600" draw:type="rectangular-callout" draw:modifiers="8054.28609518731 26967.6215856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1" draw:layer="layout" svg:width="0.5cm" svg:height="8.499cm" draw:transform="rotate (-1.57411245237457) translate (22cm 5.11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1" draw:text-style-name="P15" draw:layer="layout" svg:width="1.499cm" svg:height="0.266cm" svg:x="14.401cm" svg:y="11.276cm">
          <text:p/>
        </draw:rect>
        <draw:rect draw:style-name="gr1" draw:text-style-name="P15" draw:layer="layout" svg:width="1.499cm" svg:height="0.265cm" svg:x="14.401cm" svg:y="11.542cm">
          <text:p/>
        </draw:rect>
        <draw:rect draw:style-name="gr1" draw:text-style-name="P15" draw:layer="layout" svg:width="1.499cm" svg:height="0.266cm" svg:x="14.401cm" svg:y="11.807cm">
          <text:p/>
        </draw:rect>
        <draw:rect draw:style-name="gr1" draw:text-style-name="P15" draw:layer="layout" svg:width="1.499cm" svg:height="0.265cm" svg:x="14.401cm" svg:y="12.787cm">
          <text:p/>
        </draw:rect>
        <draw:rect draw:style-name="gr14" draw:text-style-name="P15" draw:layer="layout" svg:width="1.499cm" svg:height="0.267cm" svg:x="14.401cm" svg:y="13.052cm">
          <text:p/>
        </draw:rect>
        <draw:rect draw:style-name="gr7" draw:text-style-name="P15" draw:layer="layout" svg:width="1.499cm" svg:height="0.265cm" svg:x="14.401cm" svg:y="13.319cm">
          <text:p/>
        </draw:rect>
        <draw:rect draw:style-name="gr7" draw:text-style-name="P15" draw:layer="layout" svg:width="1.499cm" svg:height="0.265cm" svg:x="14.401cm" svg:y="13.584cm">
          <text:p/>
        </draw:rect>
        <draw:rect draw:style-name="gr7" draw:text-style-name="P15" draw:layer="layout" svg:width="1.499cm" svg:height="0.267cm" svg:x="14.401cm" svg:y="13.849cm">
          <text:p/>
        </draw:rect>
        <draw:rect draw:style-name="gr14" draw:text-style-name="P15" draw:layer="layout" svg:width="1.499cm" svg:height="0.265cm" svg:x="14.401cm" svg:y="14.116cm">
          <text:p/>
        </draw:rect>
        <draw:rect draw:style-name="gr14" draw:text-style-name="P15" draw:layer="layout" svg:width="1.499cm" svg:height="0.266cm" svg:x="14.401cm" svg:y="14.381cm">
          <text:p/>
        </draw:rect>
        <draw:rect draw:style-name="gr14" draw:text-style-name="P15" draw:layer="layout" svg:width="1.499cm" svg:height="0.266cm" svg:x="14.401cm" svg:y="14.647cm">
          <text:p/>
        </draw:rect>
        <draw:line draw:style-name="gr8" draw:text-style-name="P1" draw:layer="layout" svg:x1="13.4cm" svg:y1="11.276cm" svg:x2="13.4cm" svg:y2="14.006cm">
          <text:p/>
        </draw:line>
        <draw:line draw:style-name="gr71" draw:text-style-name="P1" xml:id="id14" draw:id="id14" draw:layer="layout" svg:x1="16.5cm" svg:y1="13.504cm" svg:x2="16.5cm" svg:y2="16.534cm">
          <text:p/>
        </draw:line>
        <draw:line draw:style-name="gr72" draw:text-style-name="P1" xml:id="id15" draw:id="id15" draw:layer="layout" svg:x1="17.5cm" svg:y1="11.064cm" svg:x2="17.5cm" svg:y2="13.404cm">
          <text:p/>
        </draw:line>
        <draw:line draw:style-name="gr72" draw:text-style-name="P1" draw:layer="layout" svg:x1="13.4cm" svg:y1="13.804cm" svg:x2="13.4cm" svg:y2="16.634cm">
          <text:p/>
        </draw:line>
        <draw:rect draw:style-name="gr32" draw:text-style-name="P16" draw:layer="layout" svg:width="1.499cm" svg:height="5.199cm" svg:x="14.4cm" svg:y="11.277cm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.</text:span></text:p>
          <text:p text:style-name="P1"><text:span text:style-name="T8">.</text:span></text:p>
          <text:p text:style-name="P1"><text:span text:style-name="T8"/></text:p>
          <text:p text:style-name="P1"><text:span text:style-name="T8">.</text:span></text:p>
          <text:p text:style-name="P1"><text:span text:style-name="T8">.</text:span></text:p>
          <text:p text:style-name="P1"><text:span text:style-name="T8">.</text:span></text:p>
          <text:p text:style-name="P1"><text:span text:style-name="T8">.</text:span></text:p>
        </draw:rect>
        <draw:connector draw:style-name="gr73" draw:text-style-name="P1" draw:layer="layout" draw:type="line" svg:x1="16.5cm" svg:y1="16.534cm" svg:x2="17.5cm" svg:y2="11.064cm" draw:start-shape="id14" draw:start-glue-point="2" draw:end-shape="id15" draw:end-glue-point="0" svg:d="M16500 16534l1000-5470">
          <text:p/>
        </draw:connector>
        <draw:frame draw:style-name="gr74" draw:text-style-name="P5" draw:layer="layout" svg:width="5.091cm" svg:height="1.199cm" svg:x="1.329cm" svg:y="10.3cm">
          <draw:text-box>
            <text:p><text:span text:style-name="T2">トランザクション　テーブル</text:span></text:p>
            <text:p><text:span text:style-name="T2">　　　　</text:span><text:span text:style-name="T2">A <text:s/></text:span></text:p>
          </draw:text-box>
        </draw:frame>
        <draw:custom-shape draw:style-name="gr69" draw:text-style-name="P1" draw:layer="layout" svg:width="0.3cm" svg:height="0.9cm" svg:x="6.2cm" svg:y="13.1cm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9" draw:layer="layout" svg:width="4.6cm" svg:height="2.5cm" svg:x="6.9cm" svg:y="12cm">
          <text:p text:style-name="P9"><text:span text:style-name="T10">巨大なテーブルのスキャンでは</text:span></text:p>
          <text:p text:style-name="P9"><text:span text:style-name="T10">256[byte]</text:span><text:span text:style-name="T10">のリングバッファに</text:span></text:p>
          <text:p text:style-name="P9"><text:span text:style-name="T10">データを読み込む。</text:span></text:p>
          <text:p text:style-name="P9"><text:span text:style-name="T10"/></text:p>
          <text:p text:style-name="P9"><text:span text:style-name="T10">他の共有バッファのデータを</text:span></text:p>
          <text:p text:style-name="P9"><text:span text:style-name="T10">押し出さない。</text:span></text:p>
          <draw:enhanced-geometry svg:viewBox="0 0 21600 21600" draw:glue-points="10800 0 0 10800 10800 21600 21600 10800 ?f40 ?f41" draw:text-areas="0 0 21600 21600" draw:type="rectangular-callout" draw:modifiers="-1887.24190393393 13749.38024790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cm" svg:height="2.5cm" svg:x="11.8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5" draw:text-style-name="P5" draw:layer="layout" svg:width="7.876cm" svg:height="1.199cm" svg:x="11.23cm" svg:y="10.1cm">
          <draw:text-box>
            <text:p><text:span text:style-name="T2">トランザクション テーブル トランザクション</text:span></text:p>
            <text:p><text:span text:style-name="T2">　　　　 <text:s/></text:span><text:span text:style-name="T2">A <text:s text:c="21"/>B</text:span></text:p>
          </draw:text-box>
        </draw:frame>
        <draw:custom-shape draw:style-name="gr76" draw:text-style-name="P20" draw:layer="layout" svg:width="5.8cm" svg:height="3.077cm" svg:x="17.9cm" svg:y="13.923cm">
          <text:p><text:span text:style-name="T10">トランザクション</text:span><text:span text:style-name="T10">B</text:span><text:span text:style-name="T10">は先行する</text:span></text:p>
          <text:p><text:span text:style-name="T10">トランザクション</text:span><text:span text:style-name="T10">A</text:span><text:span text:style-name="T10">と同じ</text:span></text:p>
          <text:p><text:span text:style-name="T10">リングバッファからブロックを</text:span></text:p>
          <text:p><text:span text:style-name="T10">読み込む。</text:span></text:p>
          <text:p><text:span text:style-name="T10"/></text:p>
          <text:p><text:span text:style-name="T10">トランザクション</text:span><text:span text:style-name="T10">A</text:span><text:span text:style-name="T10">のスキャンが</text:span></text:p>
          <text:p><text:span text:style-name="T10">終えたら、残りのブロックを読み込む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989.48457162558 -2898.24561403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7" draw:text-style-name="P1" draw:layer="layout" draw:line-skew="0cm 0cm 32.398cm" svg:x1="17.2cm" svg:y1="7.28cm" svg:x2="14.42cm" svg:y2="7.28cm" draw:start-shape="id16" draw:start-glue-point="1" draw:end-shape="id16" draw:end-glue-point="3" svg:d="M17200 7280h501v-1451h28616v1451h-31897">
          <text:p/>
        </draw:connector>
        <draw:connector draw:style-name="gr77" draw:text-style-name="P1" draw:layer="layout" draw:line-skew="0cm 0cm 32.397cm" svg:x1="21.701cm" svg:y1="7.28cm" svg:x2="18.921cm" svg:y2="7.28cm" draw:start-shape="id17" draw:start-glue-point="1" draw:end-shape="id17" draw:end-glue-point="3" svg:d="M21701 7280h501v-1451h28615v1451h-31896">
          <text:p/>
        </draw:connector>
        <presentation:notes draw:style-name="dp2">
          <draw:page-thumbnail draw:style-name="gr20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>
        <office:forms form:automatic-focus="false" form:apply-design-mode="false"/>
        <draw:line draw:style-name="gr78" draw:text-style-name="P1" draw:layer="layout" svg:x1="2cm" svg:y1="8cm" svg:x2="9cm" svg:y2="8cm">
          <text:p/>
        </draw:line>
        <draw:line draw:style-name="gr79" draw:text-style-name="P10" draw:layer="layout" svg:x1="2cm" svg:y1="8cm" svg:x2="2cm" svg:y2="4cm">
          <text:p text:style-name="P1"><text:span text:style-name="T2">Dirty</text:span><text:span text:style-name="T2">ページ書き込み</text:span><text:span text:style-name="T2">/</text:span><text:span text:style-name="T2">時間</text:span></text:p>
          <text:p text:style-name="P1"><text:span text:style-name="T2"/></text:p>
          <text:p text:style-name="P1"><text:span text:style-name="T2"/></text:p>
        </draw:line>
        <draw:frame draw:style-name="gr80" draw:text-style-name="P14" draw:layer="layout" svg:width="4.088cm" svg:height="0.818cm" svg:x="3.5cm" svg:y="2.5cm">
          <draw:text-box>
            <text:p><text:span text:style-name="T1">バージョン</text:span><text:span text:style-name="T1">7.4</text:span><text:span text:style-name="T1">まで</text:span></text:p>
          </draw:text-box>
        </draw:frame>
        <draw:g>
          <draw:g>
            <draw:line draw:style-name="gr81" draw:text-style-name="P1" draw:layer="layout" svg:x1="2cm" svg:y1="8cm" svg:x2="3cm" svg:y2="8cm">
              <text:p/>
            </draw:line>
            <draw:line draw:style-name="gr81" draw:text-style-name="P1" draw:layer="layout" svg:x1="3cm" svg:y1="8cm" svg:x2="3cm" svg:y2="4.5cm">
              <text:p/>
            </draw:line>
            <draw:line draw:style-name="gr81" draw:text-style-name="P1" draw:layer="layout" svg:x1="3cm" svg:y1="4.5cm" svg:x2="3.5cm" svg:y2="4.5cm">
              <text:p/>
            </draw:line>
            <draw:line draw:style-name="gr81" draw:text-style-name="P1" draw:layer="layout" svg:x1="3.5cm" svg:y1="4.5cm" svg:x2="3.5cm" svg:y2="8cm">
              <text:p/>
            </draw:line>
            <draw:line draw:style-name="gr81" draw:text-style-name="P1" draw:layer="layout" svg:x1="3.5cm" svg:y1="8cm" svg:x2="7cm" svg:y2="8cm">
              <text:p/>
            </draw:line>
          </draw:g>
          <draw:g>
            <draw:line draw:style-name="gr81" draw:text-style-name="P1" draw:layer="layout" svg:x1="7cm" svg:y1="8cm" svg:x2="7cm" svg:y2="4.5cm">
              <text:p/>
            </draw:line>
            <draw:line draw:style-name="gr81" draw:text-style-name="P1" draw:layer="layout" svg:x1="7cm" svg:y1="4.5cm" svg:x2="7.5cm" svg:y2="4.5cm">
              <text:p/>
            </draw:line>
            <draw:line draw:style-name="gr81" draw:text-style-name="P1" draw:layer="layout" svg:x1="7.5cm" svg:y1="4.5cm" svg:x2="7.5cm" svg:y2="8cm">
              <text:p/>
            </draw:line>
          </draw:g>
          <draw:line draw:style-name="gr81" draw:text-style-name="P1" draw:layer="layout" svg:x1="7.5cm" svg:y1="8cm" svg:x2="8.4cm" svg:y2="8cm">
            <text:p/>
          </draw:line>
        </draw:g>
        <draw:line draw:style-name="gr82" draw:text-style-name="P10" draw:layer="layout" svg:x1="3cm" svg:y1="4.3cm" svg:x2="7cm" svg:y2="4.3cm">
          <text:p><text:span text:style-name="T2">checkpoint_timeout</text:span><text:span text:style-name="T2">毎</text:span></text:p>
          <text:p><text:span text:style-name="T2"/></text:p>
        </draw:line>
        <draw:line draw:style-name="gr78" draw:text-style-name="P1" draw:layer="layout" svg:x1="10.6cm" svg:y1="8cm" svg:x2="17.6cm" svg:y2="8cm">
          <text:p/>
        </draw:line>
        <draw:line draw:style-name="gr79" draw:text-style-name="P10" draw:layer="layout" svg:x1="10.6cm" svg:y1="8cm" svg:x2="10.6cm" svg:y2="4cm">
          <text:p text:style-name="P1"><text:span text:style-name="T2">Dirty</text:span><text:span text:style-name="T2">ページ書き込み</text:span><text:span text:style-name="T2">/</text:span><text:span text:style-name="T2">時間</text:span></text:p>
          <text:p text:style-name="P1"><text:span text:style-name="T2"/></text:p>
          <text:p text:style-name="P1"><text:span text:style-name="T2"/></text:p>
        </draw:line>
        <draw:frame draw:style-name="gr80" draw:text-style-name="P14" draw:layer="layout" svg:width="4.088cm" svg:height="0.818cm" svg:x="12.1cm" svg:y="2.5cm">
          <draw:text-box>
            <text:p><text:span text:style-name="T1">バージョン</text:span><text:span text:style-name="T1">8.0</text:span><text:span text:style-name="T1">から</text:span></text:p>
          </draw:text-box>
        </draw:frame>
        <draw:g>
          <draw:g>
            <draw:line draw:style-name="gr81" draw:text-style-name="P1" draw:layer="layout" svg:x1="10.6cm" svg:y1="7.5cm" svg:x2="11.6cm" svg:y2="7.5cm">
              <text:p/>
            </draw:line>
            <draw:line draw:style-name="gr81" draw:text-style-name="P1" draw:layer="layout" svg:x1="11.6cm" svg:y1="7.5cm" svg:x2="11.6cm" svg:y2="6cm">
              <text:p/>
            </draw:line>
            <draw:line draw:style-name="gr81" draw:text-style-name="P1" draw:layer="layout" svg:x1="11.6cm" svg:y1="6cm" svg:x2="12.1cm" svg:y2="6cm">
              <text:p/>
            </draw:line>
            <draw:line draw:style-name="gr81" draw:text-style-name="P1" draw:layer="layout" svg:x1="12.1cm" svg:y1="6cm" svg:x2="12.1cm" svg:y2="7.5cm">
              <text:p/>
            </draw:line>
            <draw:line draw:style-name="gr81" draw:text-style-name="P1" draw:layer="layout" svg:x1="12.1cm" svg:y1="7.5cm" svg:x2="15.6cm" svg:y2="7.5cm">
              <text:p/>
            </draw:line>
          </draw:g>
          <draw:g>
            <draw:line draw:style-name="gr81" draw:text-style-name="P1" draw:layer="layout" svg:x1="15.6cm" svg:y1="7.5cm" svg:x2="15.6cm" svg:y2="6cm">
              <text:p/>
            </draw:line>
            <draw:line draw:style-name="gr81" draw:text-style-name="P1" draw:layer="layout" svg:x1="15.6cm" svg:y1="6cm" svg:x2="16.1cm" svg:y2="6cm">
              <text:p/>
            </draw:line>
            <draw:line draw:style-name="gr81" draw:text-style-name="P1" draw:layer="layout" svg:x1="16.1cm" svg:y1="6cm" svg:x2="16.1cm" svg:y2="7.5cm">
              <text:p/>
            </draw:line>
          </draw:g>
          <draw:line draw:style-name="gr81" draw:text-style-name="P1" draw:layer="layout" svg:x1="16.1cm" svg:y1="7.5cm" svg:x2="17cm" svg:y2="7.5cm">
            <text:p/>
          </draw:line>
        </draw:g>
        <draw:line draw:style-name="gr67" draw:text-style-name="P1" draw:layer="layout" svg:x1="12.6cm" svg:y1="7cm" svg:x2="12.6cm" svg:y2="7.5cm">
          <text:p/>
        </draw:line>
        <draw:line draw:style-name="gr67" draw:text-style-name="P1" draw:layer="layout" svg:x1="12.6cm" svg:y1="8.5cm" svg:x2="12.6cm" svg:y2="8cm">
          <text:p/>
        </draw:line>
        <draw:frame draw:style-name="gr83" draw:text-style-name="P5" draw:layer="layout" svg:width="4.85cm" svg:height="1.673cm" svg:x="12.04cm" svg:y="8.562cm">
          <draw:text-box>
            <text:p><text:span text:style-name="T2">bgwriter_delay</text:span><text:span text:style-name="T2">毎に</text:span></text:p>
            <text:p><text:span text:style-name="T2">最大</text:span><text:span text:style-name="T2">bgwriter_lru_maxpages</text:span></text:p>
            <text:p><text:span text:style-name="T2">の</text:span><text:span text:style-name="T2">dirty</text:span><text:span text:style-name="T2">ページを書き込む</text:span></text:p>
          </draw:text-box>
        </draw:frame>
        <draw:line draw:style-name="gr78" draw:text-style-name="P1" draw:layer="layout" svg:x1="18.9cm" svg:y1="8cm" svg:x2="25.9cm" svg:y2="8cm">
          <text:p/>
        </draw:line>
        <draw:line draw:style-name="gr79" draw:text-style-name="P10" draw:layer="layout" svg:x1="18.9cm" svg:y1="8cm" svg:x2="18.9cm" svg:y2="4cm">
          <text:p text:style-name="P1"><text:span text:style-name="T2">Dirty</text:span><text:span text:style-name="T2">ページ書き込み</text:span><text:span text:style-name="T2">/</text:span><text:span text:style-name="T2">時間</text:span></text:p>
          <text:p text:style-name="P1"><text:span text:style-name="T2"/></text:p>
          <text:p text:style-name="P1"><text:span text:style-name="T2"/></text:p>
        </draw:line>
        <draw:frame draw:style-name="gr80" draw:text-style-name="P14" draw:layer="layout" svg:width="4.088cm" svg:height="0.818cm" svg:x="20.4cm" svg:y="2.5cm">
          <draw:text-box>
            <text:p><text:span text:style-name="T1">バージョン</text:span><text:span text:style-name="T1">8.3</text:span><text:span text:style-name="T1">から</text:span></text:p>
          </draw:text-box>
        </draw:frame>
        <draw:line draw:style-name="gr82" draw:text-style-name="P10" draw:layer="layout" svg:x1="11.5cm" svg:y1="5.7cm" svg:x2="15.7cm" svg:y2="5.7cm">
          <text:p><text:span text:style-name="T2">checkpoint_timeout</text:span><text:span text:style-name="T2">毎</text:span></text:p>
          <text:p><text:span text:style-name="T2"/></text:p>
        </draw:line>
        <draw:line draw:style-name="gr82" draw:text-style-name="P10" draw:layer="layout" svg:x1="19.8cm" svg:y1="6.4cm" svg:x2="24cm" svg:y2="6.4cm">
          <text:p><text:span text:style-name="T2">checkpoint_timeout</text:span><text:span text:style-name="T2">毎</text:span></text:p>
          <text:p><text:span text:style-name="T2"/></text:p>
        </draw:line>
        <draw:g>
          <draw:line draw:style-name="gr81" draw:text-style-name="P1" draw:layer="layout" svg:x1="18.9cm" svg:y1="7.5cm" svg:x2="19.9cm" svg:y2="7.5cm">
            <text:p/>
          </draw:line>
          <draw:line draw:style-name="gr81" draw:text-style-name="P1" draw:layer="layout" svg:x1="19.9cm" svg:y1="7.5cm" svg:x2="19.9cm" svg:y2="6.8cm">
            <text:p/>
          </draw:line>
          <draw:line draw:style-name="gr81" draw:text-style-name="P1" draw:layer="layout" svg:x1="19.9cm" svg:y1="6.8cm" svg:x2="21.4cm" svg:y2="6.8cm">
            <text:p/>
          </draw:line>
          <draw:line draw:style-name="gr81" draw:text-style-name="P1" draw:layer="layout" svg:x1="21.4cm" svg:y1="6.8cm" svg:x2="21.4cm" svg:y2="7.5cm">
            <text:p/>
          </draw:line>
          <draw:line draw:style-name="gr81" draw:text-style-name="P1" draw:layer="layout" svg:x1="21.4cm" svg:y1="7.5cm" svg:x2="23.9cm" svg:y2="7.5cm">
            <text:p/>
          </draw:line>
          <draw:line draw:style-name="gr81" draw:text-style-name="P1" draw:layer="layout" svg:x1="23.9cm" svg:y1="7.5cm" svg:x2="23.9cm" svg:y2="6.8cm">
            <text:p/>
          </draw:line>
          <draw:line draw:style-name="gr81" draw:text-style-name="P1" draw:layer="layout" svg:x1="23.9cm" svg:y1="6.8cm" svg:x2="25.9cm" svg:y2="6.8cm">
            <text:p/>
          </draw:line>
        </draw:g>
        <draw:frame draw:style-name="gr84" draw:text-style-name="P5" draw:layer="layout" svg:width="9.003cm" svg:height="2.147cm" svg:x="18.9cm" svg:y="8.8cm">
          <draw:text-box>
            <text:p><text:span text:style-name="T2">CHECKPOINT</text:span><text:span text:style-name="T2">処理を</text:span></text:p>
            <text:p><text:span text:style-name="T2">checkpoint_timeout×checkpoint_completaion_target</text:span></text:p>
            <text:p><text:span text:style-name="T2">時間内に分散して行う。</text:span></text:p>
            <text:p><text:span text:style-name="T2">図は</text:span><text:span text:style-name="T2">checkpoint_completaion_target=0.4</text:span><text:span text:style-name="T2">の場合</text:span></text:p>
          </draw:text-box>
        </draw:frame>
        <draw:line draw:style-name="gr85" draw:text-style-name="P10" draw:layer="layout" svg:x1="19.9cm" svg:y1="8.3cm" svg:x2="21.4cm" svg:y2="8.3cm">
          <text:p text:style-name="P1"><text:span text:style-name="T2">0.4</text:span></text:p>
          <text:p text:style-name="P1"><text:span text:style-name="T2"/></text:p>
        </draw:line>
        <draw:line draw:style-name="gr86" draw:text-style-name="P10" draw:layer="layout" svg:x1="21.4cm" svg:y1="8.3cm" svg:x2="23.9cm" svg:y2="8.3cm">
          <text:p text:style-name="P1"><text:span text:style-name="T2">0.6</text:span></text:p>
          <text:p text:style-name="P1"><text:span text:style-name="T2"/></text:p>
        </draw:line>
        <draw:frame draw:style-name="gr87" draw:text-style-name="P14" draw:layer="layout" svg:width="23.929cm" svg:height="0.818cm" svg:x="1.977cm" svg:y="1.399cm">
          <draw:text-box>
            <text:p><text:span text:style-name="T1">(1)CHECKPOINT</text:span><text:span text:style-name="T1">処理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2)</text:span><text:span text:style-name="T1">バックグランドライタ</text:span><text:span text:style-name="T1"><text:tab/></text:span><text:span text:style-name="T1"><text:tab/></text:span><text:span text:style-name="T1"><text:tab/></text:span><text:span text:style-name="T1"><text:tab/></text:span><text:span text:style-name="T1">(3)</text:span><text:span text:style-name="T1">負荷分散</text:span><text:span text:style-name="T1">CHEKPOINT</text:span></text:p>
          </draw:text-box>
        </draw:frame>
        <draw:rect draw:style-name="gr88" draw:text-style-name="P12" draw:layer="layout" svg:width="8.5cm" svg:height="2cm" svg:x="2cm" svg:y="9.8cm">
          <text:p text:style-name="P9"><text:span text:style-name="T2">注意：３図とも、</text:span><text:span text:style-name="T2">checkpoint_timeout</text:span><text:span text:style-name="T2">を契機として</text:span></text:p>
          <text:p text:style-name="P9"><text:span text:style-name="T2">　　　</text:span><text:span text:style-name="T2">CHECKPOINT</text:span><text:span text:style-name="T2">実行を描いたが、</text:span></text:p>
          <text:p text:style-name="P9"><text:span text:style-name="T2">　　 これ以外に</text:span><text:span text:style-name="T2">checkpoint_segments</text:span><text:span text:style-name="T2">が溢れた場合も</text:span></text:p>
          <text:p text:style-name="P9"><text:span text:style-name="T2">　　　</text:span><text:span text:style-name="T2">CHECKPOINT</text:span><text:span text:style-name="T2">処理を行う。</text:span></text:p>
        </draw:rect>
        <presentation:notes draw:style-name="dp2">
          <draw:page-thumbnail draw:style-name="gr20" draw:layer="layout" svg:width="14.848cm" svg:height="11.135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c0c0c0" draw:distance="0.1cm" draw:rotation="31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さざなみゴシック" style:font-family-generic-asian="system" style:font-pitch-asian="variable" style:font-size-asian="24pt" style:language-asian="ja" style:country-asian="JP" style:font-family-complex="さざなみゴシック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さざなみゴシック" style:font-family-generic="roman" style:font-pitch="variable" fo:font-size="18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18pt" style:font-style-asian="normal" style:font-weight-asian="normal" style:font-family-complex="さざなみ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さざなみゴシック" style:font-family-generic="roman" style:font-pitch="variable" fo:font-size="20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20pt" style:font-style-asian="normal" style:font-weight-asian="normal" style:font-family-complex="さざなみ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さざなみゴシック" style:font-family-generic="roman" style:font-pitch="variable" fo:font-size="44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44pt" style:font-style-asian="normal" style:font-weight-asian="normal" style:font-family-complex="さざなみ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zuki hironobu</meta:initial-creator>
    <meta:creation-date>2011-11-13T19:59:00</meta:creation-date>
    <meta:editing-duration>P6DT23H6M59S</meta:editing-duration>
    <meta:editing-cycles>550</meta:editing-cycles>
    <dc:date>2018-08-11T03:26:10</dc:date>
    <meta:generator>OpenOffice/4.1.3$Unix OpenOffice.org_project/413m1$Build-9783</meta:generator>
    <meta:document-statistic meta:object-count="801"/>
  </office:meta>
</office:document-meta>
</file>